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2.434788179" calcext:value-type="float">
            <text:p>2.43478817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2.49454212356" calcext:value-type="float">
            <text:p>2.494542123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2.55576253404" calcext:value-type="float">
            <text:p>2.55576253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2.61848540007" calcext:value-type="float">
            <text:p>2.618485400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2.68274759453" calcext:value-type="float">
            <text:p>2.682747594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2.74858689521" calcext:value-type="float">
            <text:p>2.748586895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2.81604200706" calcext:value-type="float">
            <text:p>2.816042007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2.8851525849" calcext:value-type="float">
            <text:p>2.885152584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2.95595925674" calcext:value-type="float">
            <text:p>2.955959256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3.02850364769" calcext:value-type="float">
            <text:p>3.02850364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3.10282840441" calcext:value-type="float">
            <text:p>3.10282840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3.17897722017" calcext:value-type="float">
            <text:p>3.17897722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5E-017" calcext:value-type="float">
            <text:p>-3.97964869985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3.25699486055" calcext:value-type="float">
            <text:p>3.25699486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2E-017" calcext:value-type="float">
            <text:p>-4.20846801702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3.33692718978" calcext:value-type="float">
            <text:p>3.336927189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6E-017" calcext:value-type="float">
            <text:p>-2.41072429426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3.41882119765" calcext:value-type="float">
            <text:p>3.418821197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E-017" calcext:value-type="float">
            <text:p>-2.5188308141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3.50272502717" calcext:value-type="float">
            <text:p>3.50272502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6E-017" calcext:value-type="float">
            <text:p>-3.63530880646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3.58868800287" calcext:value-type="float">
            <text:p>3.58868800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-2.80470364017E-017" calcext:value-type="float">
            <text:p>-2.80470364017E-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3.67676065979" calcext:value-type="float">
            <text:p>3.676760659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1.71873646439E-017" calcext:value-type="float">
            <text:p>-1.71873646439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3.76699477318" calcext:value-type="float">
            <text:p>3.766994773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-2.7049113326E-017" calcext:value-type="float">
            <text:p>-2.7049113326E-17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3.85944338894" calcext:value-type="float">
            <text:p>3.859443388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86735131343E-017" calcext:value-type="float">
            <text:p>-1.86735131343E-17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3.95416085482" calcext:value-type="float">
            <text:p>3.954160854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-2.21543296809E-017" calcext:value-type="float">
            <text:p>-2.21543296809E-17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4.05120285237" calcext:value-type="float">
            <text:p>4.051202852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-2.03575062342E-017" calcext:value-type="float">
            <text:p>-2.03575062342E-17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4.15062642963" calcext:value-type="float">
            <text:p>4.150626429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-2.03929284879E-017" calcext:value-type="float">
            <text:p>-2.03929284879E-17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4.25249003473" calcext:value-type="float">
            <text:p>4.252490034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-2.18978421432E-017" calcext:value-type="float">
            <text:p>-2.18978421432E-17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4.35685355019" calcext:value-type="float">
            <text:p>4.35685355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6" calcext:value-type="float">
            <text:p>11.7028556576</text:p>
          </table:table-cell>
          <table:table-cell office:value-type="float" office:value="0.00000000000261389738343" calcext:value-type="float">
            <text:p>2.61389738343E-12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4.46377832817" calcext:value-type="float">
            <text:p>4.463778328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6826794049" calcext:value-type="float">
            <text:p>22.6826794049</text:p>
          </table:table-cell>
          <table:table-cell office:value-type="float" office:value="0.616022246066" calcext:value-type="float">
            <text:p>0.6160222461</text:p>
          </table:table-cell>
          <table:table-cell office:value-type="float" office:value="22.0666571588" calcext:value-type="float">
            <text:p>22.0666571588</text:p>
          </table:table-cell>
          <table:table-cell office:value-type="float" office:value="4.57332722653" calcext:value-type="float">
            <text:p>4.573327226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55201699" calcext:value-type="float">
            <text:p>22.6855201699</text:p>
          </table:table-cell>
          <table:table-cell office:value-type="float" office:value="0.632410536905" calcext:value-type="float">
            <text:p>0.6324105369</text:p>
          </table:table-cell>
          <table:table-cell office:value-type="float" office:value="22.053109633" calcext:value-type="float">
            <text:p>22.053109633</text:p>
          </table:table-cell>
          <table:table-cell office:value-type="float" office:value="4.68556464574" calcext:value-type="float">
            <text:p>4.68556464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.6882057727" calcext:value-type="float">
            <text:p>22.6882057727</text:p>
          </table:table-cell>
          <table:table-cell office:value-type="float" office:value="0.665327979018" calcext:value-type="float">
            <text:p>0.665327979</text:p>
          </table:table-cell>
          <table:table-cell office:value-type="float" office:value="22.0228777936" calcext:value-type="float">
            <text:p>22.0228777936</text:p>
          </table:table-cell>
          <table:table-cell office:value-type="float" office:value="4.80055656679" calcext:value-type="float">
            <text:p>4.800556566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898965412" calcext:value-type="float">
            <text:p>22.6898965412</text:p>
          </table:table-cell>
          <table:table-cell office:value-type="float" office:value="0.711106924696" calcext:value-type="float">
            <text:p>0.7111069247</text:p>
          </table:table-cell>
          <table:table-cell office:value-type="float" office:value="21.9787896165" calcext:value-type="float">
            <text:p>21.9787896165</text:p>
          </table:table-cell>
          <table:table-cell office:value-type="float" office:value="4.91837058996" calcext:value-type="float">
            <text:p>4.918370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902969815" calcext:value-type="float">
            <text:p>22.6902969815</text:p>
          </table:table-cell>
          <table:table-cell office:value-type="float" office:value="0.76290731459" calcext:value-type="float">
            <text:p>0.7629073146</text:p>
          </table:table-cell>
          <table:table-cell office:value-type="float" office:value="21.9273896669" calcext:value-type="float">
            <text:p>21.9273896669</text:p>
          </table:table-cell>
          <table:table-cell office:value-type="float" office:value="5.03907597456" calcext:value-type="float">
            <text:p>5.039075974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6894945711" calcext:value-type="float">
            <text:p>22.6894945711</text:p>
          </table:table-cell>
          <table:table-cell office:value-type="float" office:value="0.813378647401" calcext:value-type="float">
            <text:p>0.8133786474</text:p>
          </table:table-cell>
          <table:table-cell office:value-type="float" office:value="21.8761159237" calcext:value-type="float">
            <text:p>21.8761159237</text:p>
          </table:table-cell>
          <table:table-cell office:value-type="float" office:value="5.16274367962" calcext:value-type="float">
            <text:p>5.162743679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.6878191409" calcext:value-type="float">
            <text:p>22.6878191409</text:p>
          </table:table-cell>
          <table:table-cell office:value-type="float" office:value="0.856450833542" calcext:value-type="float">
            <text:p>0.8564508335</text:p>
          </table:table-cell>
          <table:table-cell office:value-type="float" office:value="21.8313683073" calcext:value-type="float">
            <text:p>21.8313683073</text:p>
          </table:table-cell>
          <table:table-cell office:value-type="float" office:value="5.28944640565" calcext:value-type="float">
            <text:p>5.289446405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57226983" calcext:value-type="float">
            <text:p>22.6857226983</text:p>
          </table:table-cell>
          <table:table-cell office:value-type="float" office:value="0.888372108775" calcext:value-type="float">
            <text:p>0.8883721088</text:p>
          </table:table-cell>
          <table:table-cell office:value-type="float" office:value="21.7973505895" calcext:value-type="float">
            <text:p>21.7973505895</text:p>
          </table:table-cell>
          <table:table-cell office:value-type="float" office:value="5.41925863736" calcext:value-type="float">
            <text:p>5.41925863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.6836797576" calcext:value-type="float">
            <text:p>22.6836797576</text:p>
          </table:table-cell>
          <table:table-cell office:value-type="float" office:value="0.908112611251" calcext:value-type="float">
            <text:p>0.9081126113</text:p>
          </table:table-cell>
          <table:table-cell office:value-type="float" office:value="21.7755671464" calcext:value-type="float">
            <text:p>21.7755671464</text:p>
          </table:table-cell>
          <table:table-cell office:value-type="float" office:value="5.55225668744" calcext:value-type="float">
            <text:p>5.55225668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.6821080727" calcext:value-type="float">
            <text:p>22.6821080727</text:p>
          </table:table-cell>
          <table:table-cell office:value-type="float" office:value="0.91725176327" calcext:value-type="float">
            <text:p>0.9172517633</text:p>
          </table:table-cell>
          <table:table-cell office:value-type="float" office:value="21.7648563095" calcext:value-type="float">
            <text:p>21.7648563095</text:p>
          </table:table-cell>
          <table:table-cell office:value-type="float" office:value="5.68851874142" calcext:value-type="float">
            <text:p>5.688518741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13099583" calcext:value-type="float">
            <text:p>22.6813099583</text:p>
          </table:table-cell>
          <table:table-cell office:value-type="float" office:value="0.91946798922" calcext:value-type="float">
            <text:p>0.9194679892</text:p>
          </table:table-cell>
          <table:table-cell office:value-type="float" office:value="21.7618419691" calcext:value-type="float">
            <text:p>21.7618419691</text:p>
          </table:table-cell>
          <table:table-cell office:value-type="float" office:value="5.82812490364" calcext:value-type="float">
            <text:p>5.828124903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6814339471" calcext:value-type="float">
            <text:p>22.6814339471</text:p>
          </table:table-cell>
          <table:table-cell office:value-type="float" office:value="0.919749095354" calcext:value-type="float">
            <text:p>0.9197490954</text:p>
          </table:table-cell>
          <table:table-cell office:value-type="float" office:value="21.7616848517" calcext:value-type="float">
            <text:p>21.7616848517</text:p>
          </table:table-cell>
          <table:table-cell office:value-type="float" office:value="5.97115724434" calcext:value-type="float">
            <text:p>5.971157244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2.6824573042" calcext:value-type="float">
            <text:p>22.6824573042</text:p>
          </table:table-cell>
          <table:table-cell office:value-type="float" office:value="0.923441590611" calcext:value-type="float">
            <text:p>0.9234415906</text:p>
          </table:table-cell>
          <table:table-cell office:value-type="float" office:value="21.7590157135" calcext:value-type="float">
            <text:p>21.7590157135</text:p>
          </table:table-cell>
          <table:table-cell office:value-type="float" office:value="6.11769984792" calcext:value-type="float">
            <text:p>6.117699847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41869152" calcext:value-type="float">
            <text:p>22.6841869152</text:p>
          </table:table-cell>
          <table:table-cell office:value-type="float" office:value="0.935251951905" calcext:value-type="float">
            <text:p>0.9352519519</text:p>
          </table:table-cell>
          <table:table-cell office:value-type="float" office:value="21.7489349633" calcext:value-type="float">
            <text:p>21.7489349633</text:p>
          </table:table-cell>
          <table:table-cell office:value-type="float" office:value="6.26783886235" calcext:value-type="float">
            <text:p>6.26783886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6862757492" calcext:value-type="float">
            <text:p>22.6862757492</text:p>
          </table:table-cell>
          <table:table-cell office:value-type="float" office:value="0.958150791337" calcext:value-type="float">
            <text:p>0.9581507913</text:p>
          </table:table-cell>
          <table:table-cell office:value-type="float" office:value="21.7281249578" calcext:value-type="float">
            <text:p>21.7281249578</text:p>
          </table:table-cell>
          <table:table-cell office:value-type="float" office:value="6.42166254981" calcext:value-type="float">
            <text:p>6.421662549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.6882913163" calcext:value-type="float">
            <text:p>22.6882913163</text:p>
          </table:table-cell>
          <table:table-cell office:value-type="float" office:value="0.992782152341" calcext:value-type="float">
            <text:p>0.9927821523</text:p>
          </table:table-cell>
          <table:table-cell office:value-type="float" office:value="21.6955091639" calcext:value-type="float">
            <text:p>21.6955091639</text:p>
          </table:table-cell>
          <table:table-cell office:value-type="float" office:value="6.5792613386" calcext:value-type="float">
            <text:p>6.579261338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97273453" calcext:value-type="float">
            <text:p>22.6897273453</text:p>
          </table:table-cell>
          <table:table-cell office:value-type="float" office:value="1.03746378032" calcext:value-type="float">
            <text:p>1.0374637803</text:p>
          </table:table-cell>
          <table:table-cell office:value-type="float" office:value="21.652263565" calcext:value-type="float">
            <text:p>21.652263565</text:p>
          </table:table-cell>
          <table:table-cell office:value-type="float" office:value="6.74072787628" calcext:value-type="float">
            <text:p>6.740727876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2.6898272821" calcext:value-type="float">
            <text:p>22.6898272821</text:p>
          </table:table-cell>
          <table:table-cell office:value-type="float" office:value="1.09388041831" calcext:value-type="float">
            <text:p>1.0938804183</text:p>
          </table:table-cell>
          <table:table-cell office:value-type="float" office:value="21.5959468638" calcext:value-type="float">
            <text:p>21.5959468638</text:p>
          </table:table-cell>
          <table:table-cell office:value-type="float" office:value="6.90615708416" calcext:value-type="float">
            <text:p>6.906157084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688531011" calcext:value-type="float">
            <text:p>22.688531011</text:p>
          </table:table-cell>
          <table:table-cell office:value-type="float" office:value="1.16453569118" calcext:value-type="float">
            <text:p>1.1645356912</text:p>
          </table:table-cell>
          <table:table-cell office:value-type="float" office:value="21.5239953198" calcext:value-type="float">
            <text:p>21.5239953198</text:p>
          </table:table-cell>
          <table:table-cell office:value-type="float" office:value="7.07564621305" calcext:value-type="float">
            <text:p>7.07564621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60815016" calcext:value-type="float">
            <text:p>22.6860815016</text:p>
          </table:table-cell>
          <table:table-cell office:value-type="float" office:value="1.24265792121" calcext:value-type="float">
            <text:p>1.2426579212</text:p>
          </table:table-cell>
          <table:table-cell office:value-type="float" office:value="21.4434235804" calcext:value-type="float">
            <text:p>21.4434235804</text:p>
          </table:table-cell>
          <table:table-cell office:value-type="float" office:value="7.24929490051" calcext:value-type="float">
            <text:p>7.24929490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2.6830188036" calcext:value-type="float">
            <text:p>22.6830188036</text:p>
          </table:table-cell>
          <table:table-cell office:value-type="float" office:value="1.31722298763" calcext:value-type="float">
            <text:p>1.3172229876</text:p>
          </table:table-cell>
          <table:table-cell office:value-type="float" office:value="21.365795816" calcext:value-type="float">
            <text:p>21.365795816</text:p>
          </table:table-cell>
          <table:table-cell office:value-type="float" office:value="7.42720522935" calcext:value-type="float">
            <text:p>7.427205229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2.6803806752" calcext:value-type="float">
            <text:p>22.6803806752</text:p>
          </table:table-cell>
          <table:table-cell office:value-type="float" office:value="1.37908449253" calcext:value-type="float">
            <text:p>1.3790844925</text:p>
          </table:table-cell>
          <table:table-cell office:value-type="float" office:value="21.3012961827" calcext:value-type="float">
            <text:p>21.3012961827</text:p>
          </table:table-cell>
          <table:table-cell office:value-type="float" office:value="7.60948178766" calcext:value-type="float">
            <text:p>7.609481787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797726968" calcext:value-type="float">
            <text:p>22.6797726968</text:p>
          </table:table-cell>
          <table:table-cell office:value-type="float" office:value="1.42713721337" calcext:value-type="float">
            <text:p>1.4271372134</text:p>
          </table:table-cell>
          <table:table-cell office:value-type="float" office:value="21.2526354834" calcext:value-type="float">
            <text:p>21.2526354834</text:p>
          </table:table-cell>
          <table:table-cell office:value-type="float" office:value="7.79623173033" calcext:value-type="float">
            <text:p>7.796231730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2.680131446" calcext:value-type="float">
            <text:p>22.680131446</text:p>
          </table:table-cell>
          <table:table-cell office:value-type="float" office:value="1.46559555144" calcext:value-type="float">
            <text:p>1.4655955514</text:p>
          </table:table-cell>
          <table:table-cell office:value-type="float" office:value="21.2145358946" calcext:value-type="float">
            <text:p>21.2145358946</text:p>
          </table:table-cell>
          <table:table-cell office:value-type="float" office:value="7.98756484201" calcext:value-type="float">
            <text:p>7.98756484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.240642953" calcext:value-type="float">
            <text:p>29.240642953</text:p>
          </table:table-cell>
          <table:table-cell office:value-type="float" office:value="2.18269490076" calcext:value-type="float">
            <text:p>2.1826949008</text:p>
          </table:table-cell>
          <table:table-cell office:value-type="float" office:value="27.0579480522" calcext:value-type="float">
            <text:p>27.0579480522</text:p>
          </table:table-cell>
          <table:table-cell office:value-type="float" office:value="8.18359360165" calcext:value-type="float">
            <text:p>8.183593601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9.2310150878" calcext:value-type="float">
            <text:p>29.2310150878</text:p>
          </table:table-cell>
          <table:table-cell office:value-type="float" office:value="2.25788775844" calcext:value-type="float">
            <text:p>2.2578877584</text:p>
          </table:table-cell>
          <table:table-cell office:value-type="float" office:value="26.9731273293" calcext:value-type="float">
            <text:p>26.9731273293</text:p>
          </table:table-cell>
          <table:table-cell office:value-type="float" office:value="8.38443324864" calcext:value-type="float">
            <text:p>8.384433248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.2271359189" calcext:value-type="float">
            <text:p>29.2271359189</text:p>
          </table:table-cell>
          <table:table-cell office:value-type="float" office:value="2.26821039128" calcext:value-type="float">
            <text:p>2.2682103913</text:p>
          </table:table-cell>
          <table:table-cell office:value-type="float" office:value="26.9589255276" calcext:value-type="float">
            <text:p>26.9589255276</text:p>
          </table:table-cell>
          <table:table-cell office:value-type="float" office:value="8.59020185052" calcext:value-type="float">
            <text:p>8.590201850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9.2337069644" calcext:value-type="float">
            <text:p>29.2337069644</text:p>
          </table:table-cell>
          <table:table-cell office:value-type="float" office:value="2.25821565681" calcext:value-type="float">
            <text:p>2.2582156568</text:p>
          </table:table-cell>
          <table:table-cell office:value-type="float" office:value="26.9754913075" calcext:value-type="float">
            <text:p>26.9754913075</text:p>
          </table:table-cell>
          <table:table-cell office:value-type="float" office:value="8.80102037246" calcext:value-type="float">
            <text:p>8.80102037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.2459551783" calcext:value-type="float">
            <text:p>29.2459551783</text:p>
          </table:table-cell>
          <table:table-cell office:value-type="float" office:value="2.27331485265" calcext:value-type="float">
            <text:p>2.2733148527</text:p>
          </table:table-cell>
          <table:table-cell office:value-type="float" office:value="26.9726403256" calcext:value-type="float">
            <text:p>26.9726403256</text:p>
          </table:table-cell>
          <table:table-cell office:value-type="float" office:value="9.01701274827" calcext:value-type="float">
            <text:p>9.017012748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9.2544327177" calcext:value-type="float">
            <text:p>29.2544327177</text:p>
          </table:table-cell>
          <table:table-cell office:value-type="float" office:value="2.3290214204" calcext:value-type="float">
            <text:p>2.3290214204</text:p>
          </table:table-cell>
          <table:table-cell office:value-type="float" office:value="26.9254112973" calcext:value-type="float">
            <text:p>26.9254112973</text:p>
          </table:table-cell>
          <table:table-cell office:value-type="float" office:value="9.23830595335" calcext:value-type="float">
            <text:p>9.238305953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.2497907318" calcext:value-type="float">
            <text:p>29.2497907318</text:p>
          </table:table-cell>
          <table:table-cell office:value-type="float" office:value="2.39472035517" calcext:value-type="float">
            <text:p>2.3947203552</text:p>
          </table:table-cell>
          <table:table-cell office:value-type="float" office:value="26.8550703766" calcext:value-type="float">
            <text:p>26.8550703766</text:p>
          </table:table-cell>
          <table:table-cell office:value-type="float" office:value="9.4650300793" calcext:value-type="float">
            <text:p>9.465030079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9.2326792739" calcext:value-type="float">
            <text:p>29.2326792739</text:p>
          </table:table-cell>
          <table:table-cell office:value-type="float" office:value="2.41597645256" calcext:value-type="float">
            <text:p>2.4159764526</text:p>
          </table:table-cell>
          <table:table-cell office:value-type="float" office:value="26.8167028213" calcext:value-type="float">
            <text:p>26.8167028213</text:p>
          </table:table-cell>
          <table:table-cell office:value-type="float" office:value="9.69731841036" calcext:value-type="float">
            <text:p>9.69731841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.2214021164" calcext:value-type="float">
            <text:p>29.2214021164</text:p>
          </table:table-cell>
          <table:table-cell office:value-type="float" office:value="2.39759359173" calcext:value-type="float">
            <text:p>2.3975935917</text:p>
          </table:table-cell>
          <table:table-cell office:value-type="float" office:value="26.8238085246" calcext:value-type="float">
            <text:p>26.8238085246</text:p>
          </table:table-cell>
          <table:table-cell office:value-type="float" office:value="9.93530750183" calcext:value-type="float">
            <text:p>9.935307501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9.22086574" calcext:value-type="float">
            <text:p>29.22086574</text:p>
          </table:table-cell>
          <table:table-cell office:value-type="float" office:value="2.38607976437" calcext:value-type="float">
            <text:p>2.3860797644</text:p>
          </table:table-cell>
          <table:table-cell office:value-type="float" office:value="26.8347859756" calcext:value-type="float">
            <text:p>26.8347859756</text:p>
          </table:table-cell>
          <table:table-cell office:value-type="float" office:value="10.1791372603" calcext:value-type="float">
            <text:p>10.17913726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.2189671539" calcext:value-type="float">
            <text:p>29.2189671539</text:p>
          </table:table-cell>
          <table:table-cell office:value-type="float" office:value="2.38234244433" calcext:value-type="float">
            <text:p>2.3823424443</text:p>
          </table:table-cell>
          <table:table-cell office:value-type="float" office:value="26.8366247096" calcext:value-type="float">
            <text:p>26.8366247096</text:p>
          </table:table-cell>
          <table:table-cell office:value-type="float" office:value="10.4289510259" calcext:value-type="float">
            <text:p>10.428951025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9.2178146797" calcext:value-type="float">
            <text:p>29.2178146797</text:p>
          </table:table-cell>
          <table:table-cell office:value-type="float" office:value="2.38151401852" calcext:value-type="float">
            <text:p>2.3815140185</text:p>
          </table:table-cell>
          <table:table-cell office:value-type="float" office:value="26.8363006612" calcext:value-type="float">
            <text:p>26.8363006612</text:p>
          </table:table-cell>
          <table:table-cell office:value-type="float" office:value="10.6848956567" calcext:value-type="float">
            <text:p>10.684895656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.2168985598" calcext:value-type="float">
            <text:p>29.2168985598</text:p>
          </table:table-cell>
          <table:table-cell office:value-type="float" office:value="2.38152058143" calcext:value-type="float">
            <text:p>2.3815205814</text:p>
          </table:table-cell>
          <table:table-cell office:value-type="float" office:value="26.8353779783" calcext:value-type="float">
            <text:p>26.8353779783</text:p>
          </table:table-cell>
          <table:table-cell office:value-type="float" office:value="10.9471216146" calcext:value-type="float">
            <text:p>10.947121614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9.2161242116" calcext:value-type="float">
            <text:p>29.2161242116</text:p>
          </table:table-cell>
          <table:table-cell office:value-type="float" office:value="2.37910669838" calcext:value-type="float">
            <text:p>2.3791066984</text:p>
          </table:table-cell>
          <table:table-cell office:value-type="float" office:value="26.8370175132" calcext:value-type="float">
            <text:p>26.8370175132</text:p>
          </table:table-cell>
          <table:table-cell office:value-type="float" office:value="11.2157830545" calcext:value-type="float">
            <text:p>11.21578305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.2154203824" calcext:value-type="float">
            <text:p>29.2154203824</text:p>
          </table:table-cell>
          <table:table-cell office:value-type="float" office:value="2.37311966715" calcext:value-type="float">
            <text:p>2.3731196672</text:p>
          </table:table-cell>
          <table:table-cell office:value-type="float" office:value="26.8423007153" calcext:value-type="float">
            <text:p>26.8423007153</text:p>
          </table:table-cell>
          <table:table-cell office:value-type="float" office:value="11.4910379143" calcext:value-type="float">
            <text:p>11.491037914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9.2148145279" calcext:value-type="float">
            <text:p>29.2148145279</text:p>
          </table:table-cell>
          <table:table-cell office:value-type="float" office:value="2.36546835543" calcext:value-type="float">
            <text:p>2.3654683554</text:p>
          </table:table-cell>
          <table:table-cell office:value-type="float" office:value="26.8493461725" calcext:value-type="float">
            <text:p>26.8493461725</text:p>
          </table:table-cell>
          <table:table-cell office:value-type="float" office:value="11.773048008" calcext:value-type="float">
            <text:p>11.7730480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.2142997221" calcext:value-type="float">
            <text:p>29.2142997221</text:p>
          </table:table-cell>
          <table:table-cell office:value-type="float" office:value="2.35986146555" calcext:value-type="float">
            <text:p>2.3598614656</text:p>
          </table:table-cell>
          <table:table-cell office:value-type="float" office:value="26.8544382565" calcext:value-type="float">
            <text:p>26.8544382565</text:p>
          </table:table-cell>
          <table:table-cell office:value-type="float" office:value="12.0619791208" calcext:value-type="float">
            <text:p>12.061979120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9.2137723635" calcext:value-type="float">
            <text:p>29.2137723635</text:p>
          </table:table-cell>
          <table:table-cell office:value-type="float" office:value="2.35762817057" calcext:value-type="float">
            <text:p>2.3576281706</text:p>
          </table:table-cell>
          <table:table-cell office:value-type="float" office:value="26.856144193" calcext:value-type="float">
            <text:p>26.856144193</text:p>
          </table:table-cell>
          <table:table-cell office:value-type="float" office:value="12.3580011065" calcext:value-type="float">
            <text:p>12.358001106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9.2132789696" calcext:value-type="float">
            <text:p>29.2132789696</text:p>
          </table:table-cell>
          <table:table-cell office:value-type="float" office:value="2.35694560218" calcext:value-type="float">
            <text:p>2.3569456022</text:p>
          </table:table-cell>
          <table:table-cell office:value-type="float" office:value="26.8563333674" calcext:value-type="float">
            <text:p>26.8563333674</text:p>
          </table:table-cell>
          <table:table-cell office:value-type="float" office:value="12.6612879876" calcext:value-type="float">
            <text:p>12.66128798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9.212729047" calcext:value-type="float">
            <text:p>29.212729047</text:p>
          </table:table-cell>
          <table:table-cell office:value-type="float" office:value="2.35657062586" calcext:value-type="float">
            <text:p>2.3565706259</text:p>
          </table:table-cell>
          <table:table-cell office:value-type="float" office:value="26.8561584211" calcext:value-type="float">
            <text:p>26.8561584211</text:p>
          </table:table-cell>
          <table:table-cell office:value-type="float" office:value="12.9720180573" calcext:value-type="float">
            <text:p>12.97201805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.2122747329" calcext:value-type="float">
            <text:p>29.2122747329</text:p>
          </table:table-cell>
          <table:table-cell office:value-type="float" office:value="2.35615258099" calcext:value-type="float">
            <text:p>2.356152581</text:p>
          </table:table-cell>
          <table:table-cell office:value-type="float" office:value="26.8561221519" calcext:value-type="float">
            <text:p>26.8561221519</text:p>
          </table:table-cell>
          <table:table-cell office:value-type="float" office:value="13.2903739843" calcext:value-type="float">
            <text:p>13.290373984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9.2118602698" calcext:value-type="float">
            <text:p>29.2118602698</text:p>
          </table:table-cell>
          <table:table-cell office:value-type="float" office:value="2.35569074665" calcext:value-type="float">
            <text:p>2.3556907467</text:p>
          </table:table-cell>
          <table:table-cell office:value-type="float" office:value="26.8561695231" calcext:value-type="float">
            <text:p>26.8561695231</text:p>
          </table:table-cell>
          <table:table-cell office:value-type="float" office:value="13.6165429205" calcext:value-type="float">
            <text:p>13.61654292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9.2114801809" calcext:value-type="float">
            <text:p>29.2114801809</text:p>
          </table:table-cell>
          <table:table-cell office:value-type="float" office:value="2.35517201906" calcext:value-type="float">
            <text:p>2.3551720191</text:p>
          </table:table-cell>
          <table:table-cell office:value-type="float" office:value="26.8563081618" calcext:value-type="float">
            <text:p>26.8563081618</text:p>
          </table:table-cell>
          <table:table-cell office:value-type="float" office:value="13.9507166107" calcext:value-type="float">
            <text:p>13.950716610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9.2111196963" calcext:value-type="float">
            <text:p>29.2111196963</text:p>
          </table:table-cell>
          <table:table-cell office:value-type="float" office:value="2.35457640658" calcext:value-type="float">
            <text:p>2.3545764066</text:p>
          </table:table-cell>
          <table:table-cell office:value-type="float" office:value="26.8565432897" calcext:value-type="float">
            <text:p>26.8565432897</text:p>
          </table:table-cell>
          <table:table-cell office:value-type="float" office:value="14.2930915056" calcext:value-type="float">
            <text:p>14.29309150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9.2107658299" calcext:value-type="float">
            <text:p>29.2107658299</text:p>
          </table:table-cell>
          <table:table-cell office:value-type="float" office:value="2.35384543986" calcext:value-type="float">
            <text:p>2.3538454399</text:p>
          </table:table-cell>
          <table:table-cell office:value-type="float" office:value="26.85692039" calcext:value-type="float">
            <text:p>26.85692039</text:p>
          </table:table-cell>
          <table:table-cell office:value-type="float" office:value="14.643868877" calcext:value-type="float">
            <text:p>14.64386887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9.2104149804" calcext:value-type="float">
            <text:p>29.2104149804</text:p>
          </table:table-cell>
          <table:table-cell office:value-type="float" office:value="2.35291625288" calcext:value-type="float">
            <text:p>2.3529162529</text:p>
          </table:table-cell>
          <table:table-cell office:value-type="float" office:value="26.8574987275" calcext:value-type="float">
            <text:p>26.8574987275</text:p>
          </table:table-cell>
          <table:table-cell office:value-type="float" office:value="15.0032549364" calcext:value-type="float">
            <text:p>15.003254936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6.5312053189" calcext:value-type="float">
            <text:p>56.5312053189</text:p>
          </table:table-cell>
          <table:table-cell office:value-type="float" office:value="5.78245465434" calcext:value-type="float">
            <text:p>5.7824546543</text:p>
          </table:table-cell>
          <table:table-cell office:value-type="float" office:value="50.7487506646" calcext:value-type="float">
            <text:p>50.7487506646</text:p>
          </table:table-cell>
          <table:table-cell office:value-type="float" office:value="15.3714609558" calcext:value-type="float">
            <text:p>15.371460955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6.5310655464" calcext:value-type="float">
            <text:p>56.5310655464</text:p>
          </table:table-cell>
          <table:table-cell office:value-type="float" office:value="5.78062745438" calcext:value-type="float">
            <text:p>5.7806274544</text:p>
          </table:table-cell>
          <table:table-cell office:value-type="float" office:value="50.7504380921" calcext:value-type="float">
            <text:p>50.7504380921</text:p>
          </table:table-cell>
          <table:table-cell office:value-type="float" office:value="15.7487033926" calcext:value-type="float">
            <text:p>15.748703392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6.5309329937" calcext:value-type="float">
            <text:p>56.5309329937</text:p>
          </table:table-cell>
          <table:table-cell office:value-type="float" office:value="5.77882408532" calcext:value-type="float">
            <text:p>5.7788240853</text:p>
          </table:table-cell>
          <table:table-cell office:value-type="float" office:value="50.7521089084" calcext:value-type="float">
            <text:p>50.7521089084</text:p>
          </table:table-cell>
          <table:table-cell office:value-type="float" office:value="16.1352040162" calcext:value-type="float">
            <text:p>16.135204016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6.5307967596" calcext:value-type="float">
            <text:p>56.5307967596</text:p>
          </table:table-cell>
          <table:table-cell office:value-type="float" office:value="5.77731717705" calcext:value-type="float">
            <text:p>5.7773171771</text:p>
          </table:table-cell>
          <table:table-cell office:value-type="float" office:value="50.7534795825" calcext:value-type="float">
            <text:p>50.7534795825</text:p>
          </table:table-cell>
          <table:table-cell office:value-type="float" office:value="16.5311900385" calcext:value-type="float">
            <text:p>16.53119003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306903443" calcext:value-type="float">
            <text:p>56.5306903443</text:p>
          </table:table-cell>
          <table:table-cell office:value-type="float" office:value="5.77638821284" calcext:value-type="float">
            <text:p>5.7763882128</text:p>
          </table:table-cell>
          <table:table-cell office:value-type="float" office:value="50.7543021314" calcext:value-type="float">
            <text:p>50.7543021314</text:p>
          </table:table-cell>
          <table:table-cell office:value-type="float" office:value="16.9368942478" calcext:value-type="float">
            <text:p>16.936894247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6.5305808504" calcext:value-type="float">
            <text:p>56.5305808504</text:p>
          </table:table-cell>
          <table:table-cell office:value-type="float" office:value="5.77637145862" calcext:value-type="float">
            <text:p>5.7763714586</text:p>
          </table:table-cell>
          <table:table-cell office:value-type="float" office:value="50.7542093918" calcext:value-type="float">
            <text:p>50.7542093918</text:p>
          </table:table-cell>
          <table:table-cell office:value-type="float" office:value="17.3525551454" calcext:value-type="float">
            <text:p>17.352555145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6.5303622391" calcext:value-type="float">
            <text:p>56.5303622391</text:p>
          </table:table-cell>
          <table:table-cell office:value-type="float" office:value="5.77655113703" calcext:value-type="float">
            <text:p>5.776551137</text:p>
          </table:table-cell>
          <table:table-cell office:value-type="float" office:value="50.753811102" calcext:value-type="float">
            <text:p>50.753811102</text:p>
          </table:table-cell>
          <table:table-cell office:value-type="float" office:value="17.7784170857" calcext:value-type="float">
            <text:p>17.778417085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6.5301637028" calcext:value-type="float">
            <text:p>56.5301637028</text:p>
          </table:table-cell>
          <table:table-cell office:value-type="float" office:value="5.77660856458" calcext:value-type="float">
            <text:p>5.7766085646</text:p>
          </table:table-cell>
          <table:table-cell office:value-type="float" office:value="50.7535551383" calcext:value-type="float">
            <text:p>50.7535551383</text:p>
          </table:table-cell>
          <table:table-cell office:value-type="float" office:value="18.21473042" calcext:value-type="float">
            <text:p>18.2147304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6.5301320243" calcext:value-type="float">
            <text:p>56.5301320243</text:p>
          </table:table-cell>
          <table:table-cell office:value-type="float" office:value="5.77699075183" calcext:value-type="float">
            <text:p>5.7769907518</text:p>
          </table:table-cell>
          <table:table-cell office:value-type="float" office:value="50.7531412725" calcext:value-type="float">
            <text:p>50.7531412725</text:p>
          </table:table-cell>
          <table:table-cell office:value-type="float" office:value="18.6617516439" calcext:value-type="float">
            <text:p>18.661751643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6.529538507" calcext:value-type="float">
            <text:p>56.529538507</text:p>
          </table:table-cell>
          <table:table-cell office:value-type="float" office:value="5.7746852664" calcext:value-type="float">
            <text:p>5.7746852664</text:p>
          </table:table-cell>
          <table:table-cell office:value-type="float" office:value="50.7548532406" calcext:value-type="float">
            <text:p>50.7548532406</text:p>
          </table:table-cell>
          <table:table-cell office:value-type="float" office:value="19.1197435475" calcext:value-type="float">
            <text:p>19.119743547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6.5290471592" calcext:value-type="float">
            <text:p>56.5290471592</text:p>
          </table:table-cell>
          <table:table-cell office:value-type="float" office:value="5.75875850813" calcext:value-type="float">
            <text:p>5.7587585081</text:p>
          </table:table-cell>
          <table:table-cell office:value-type="float" office:value="50.7702886511" calcext:value-type="float">
            <text:p>50.7702886511</text:p>
          </table:table-cell>
          <table:table-cell office:value-type="float" office:value="19.5889753706" calcext:value-type="float">
            <text:p>19.588975370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6.5291762623" calcext:value-type="float">
            <text:p>56.5291762623</text:p>
          </table:table-cell>
          <table:table-cell office:value-type="float" office:value="5.74720983149" calcext:value-type="float">
            <text:p>5.7472098315</text:p>
          </table:table-cell>
          <table:table-cell office:value-type="float" office:value="50.7819664308" calcext:value-type="float">
            <text:p>50.7819664308</text:p>
          </table:table-cell>
          <table:table-cell office:value-type="float" office:value="20.0697229602" calcext:value-type="float">
            <text:p>20.069722960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6.5290008331" calcext:value-type="float">
            <text:p>56.5290008331</text:p>
          </table:table-cell>
          <table:table-cell office:value-type="float" office:value="5.74478704317" calcext:value-type="float">
            <text:p>5.7447870432</text:p>
          </table:table-cell>
          <table:table-cell office:value-type="float" office:value="50.7842137899" calcext:value-type="float">
            <text:p>50.7842137899</text:p>
          </table:table-cell>
          <table:table-cell office:value-type="float" office:value="20.5622689333" calcext:value-type="float">
            <text:p>20.5622689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6.5287297345" calcext:value-type="float">
            <text:p>56.5287297345</text:p>
          </table:table-cell>
          <table:table-cell office:value-type="float" office:value="5.73993294293" calcext:value-type="float">
            <text:p>5.7399329429</text:p>
          </table:table-cell>
          <table:table-cell office:value-type="float" office:value="50.7887967916" calcext:value-type="float">
            <text:p>50.7887967916</text:p>
          </table:table-cell>
          <table:table-cell office:value-type="float" office:value="21.0669028429" calcext:value-type="float">
            <text:p>21.066902842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6.5289390364" calcext:value-type="float">
            <text:p>56.5289390364</text:p>
          </table:table-cell>
          <table:table-cell office:value-type="float" office:value="5.73820937854" calcext:value-type="float">
            <text:p>5.7382093785</text:p>
          </table:table-cell>
          <table:table-cell office:value-type="float" office:value="50.7907296578" calcext:value-type="float">
            <text:p>50.7907296578</text:p>
          </table:table-cell>
          <table:table-cell office:value-type="float" office:value="21.583921348" calcext:value-type="float">
            <text:p>21.58392134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6.5310559431" calcext:value-type="float">
            <text:p>56.5310559431</text:p>
          </table:table-cell>
          <table:table-cell office:value-type="float" office:value="5.75240925425" calcext:value-type="float">
            <text:p>5.7524092543</text:p>
          </table:table-cell>
          <table:table-cell office:value-type="float" office:value="50.7786466889" calcext:value-type="float">
            <text:p>50.7786466889</text:p>
          </table:table-cell>
          <table:table-cell office:value-type="float" office:value="22.1136283881" calcext:value-type="float">
            <text:p>22.113628388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6.5328426157" calcext:value-type="float">
            <text:p>56.5328426157</text:p>
          </table:table-cell>
          <table:table-cell office:value-type="float" office:value="5.80700864714" calcext:value-type="float">
            <text:p>5.8070086471</text:p>
          </table:table-cell>
          <table:table-cell office:value-type="float" office:value="50.7258339686" calcext:value-type="float">
            <text:p>50.7258339686</text:p>
          </table:table-cell>
          <table:table-cell office:value-type="float" office:value="22.6563353619" calcext:value-type="float">
            <text:p>22.656335361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6.5344329649" calcext:value-type="float">
            <text:p>56.5344329649</text:p>
          </table:table-cell>
          <table:table-cell office:value-type="float" office:value="5.93288411905" calcext:value-type="float">
            <text:p>5.9328841191</text:p>
          </table:table-cell>
          <table:table-cell office:value-type="float" office:value="50.6015488459" calcext:value-type="float">
            <text:p>50.6015488459</text:p>
          </table:table-cell>
          <table:table-cell office:value-type="float" office:value="23.2123613106" calcext:value-type="float">
            <text:p>23.212361310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6.5350092244" calcext:value-type="float">
            <text:p>56.5350092244</text:p>
          </table:table-cell>
          <table:table-cell office:value-type="float" office:value="6.0842422686" calcext:value-type="float">
            <text:p>6.0842422686</text:p>
          </table:table-cell>
          <table:table-cell office:value-type="float" office:value="50.4507669557" calcext:value-type="float">
            <text:p>50.4507669557</text:p>
          </table:table-cell>
          <table:table-cell office:value-type="float" office:value="23.782033105" calcext:value-type="float">
            <text:p>23.7820331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6.534516198" calcext:value-type="float">
            <text:p>56.534516198</text:p>
          </table:table-cell>
          <table:table-cell office:value-type="float" office:value="6.23844791894" calcext:value-type="float">
            <text:p>6.2384479189</text:p>
          </table:table-cell>
          <table:table-cell office:value-type="float" office:value="50.2960682791" calcext:value-type="float">
            <text:p>50.2960682791</text:p>
          </table:table-cell>
          <table:table-cell office:value-type="float" office:value="24.3656856378" calcext:value-type="float">
            <text:p>24.365685637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6.5331733642" calcext:value-type="float">
            <text:p>56.5331733642</text:p>
          </table:table-cell>
          <table:table-cell office:value-type="float" office:value="6.37457811035" calcext:value-type="float">
            <text:p>6.3745781104</text:p>
          </table:table-cell>
          <table:table-cell office:value-type="float" office:value="50.1585952538" calcext:value-type="float">
            <text:p>50.1585952538</text:p>
          </table:table-cell>
          <table:table-cell office:value-type="float" office:value="24.9636620209" calcext:value-type="float">
            <text:p>24.963662020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6.5312893575" calcext:value-type="float">
            <text:p>56.5312893575</text:p>
          </table:table-cell>
          <table:table-cell office:value-type="float" office:value="6.4773985614" calcext:value-type="float">
            <text:p>6.4773985614</text:p>
          </table:table-cell>
          <table:table-cell office:value-type="float" office:value="50.0538907961" calcext:value-type="float">
            <text:p>50.0538907961</text:p>
          </table:table-cell>
          <table:table-cell office:value-type="float" office:value="25.5763137863" calcext:value-type="float">
            <text:p>25.576313786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6.5484907715" calcext:value-type="float">
            <text:p>56.5484907715</text:p>
          </table:table-cell>
          <table:table-cell office:value-type="float" office:value="6.60933965797" calcext:value-type="float">
            <text:p>6.609339658</text:p>
          </table:table-cell>
          <table:table-cell office:value-type="float" office:value="49.9391511135" calcext:value-type="float">
            <text:p>49.9391511135</text:p>
          </table:table-cell>
          <table:table-cell office:value-type="float" office:value="26.2040010936" calcext:value-type="float">
            <text:p>26.204001093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6.529711588" calcext:value-type="float">
            <text:p>56.529711588</text:p>
          </table:table-cell>
          <table:table-cell office:value-type="float" office:value="6.6636547316" calcext:value-type="float">
            <text:p>6.6636547316</text:p>
          </table:table-cell>
          <table:table-cell office:value-type="float" office:value="49.8660568564" calcext:value-type="float">
            <text:p>49.8660568564</text:p>
          </table:table-cell>
          <table:table-cell office:value-type="float" office:value="26.8470929412" calcext:value-type="float">
            <text:p>26.8470929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4108330001" calcext:value-type="float">
            <text:p>66.4108330001</text:p>
          </table:table-cell>
          <table:table-cell office:value-type="float" office:value="9.75378011942" calcext:value-type="float">
            <text:p>9.7537801194</text:p>
          </table:table-cell>
          <table:table-cell office:value-type="float" office:value="56.6570528806" calcext:value-type="float">
            <text:p>56.6570528806</text:p>
          </table:table-cell>
          <table:table-cell office:value-type="float" office:value="27.5059673833" calcext:value-type="float">
            <text:p>27.505967383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66.3743283302" calcext:value-type="float">
            <text:p>66.3743283302</text:p>
          </table:table-cell>
          <table:table-cell office:value-type="float" office:value="10.184968277" calcext:value-type="float">
            <text:p>10.184968277</text:p>
          </table:table-cell>
          <table:table-cell office:value-type="float" office:value="56.1893600532" calcext:value-type="float">
            <text:p>56.1893600532</text:p>
          </table:table-cell>
          <table:table-cell office:value-type="float" office:value="28.1810117524" calcext:value-type="float">
            <text:p>28.181011752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6.3498910109" calcext:value-type="float">
            <text:p>66.3498910109</text:p>
          </table:table-cell>
          <table:table-cell office:value-type="float" office:value="9.81053392809" calcext:value-type="float">
            <text:p>9.8105339281</text:p>
          </table:table-cell>
          <table:table-cell office:value-type="float" office:value="56.5393570828" calcext:value-type="float">
            <text:p>56.5393570828</text:p>
          </table:table-cell>
          <table:table-cell office:value-type="float" office:value="28.8726228865" calcext:value-type="float">
            <text:p>28.872622886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66.335035966" calcext:value-type="float">
            <text:p>66.335035966</text:p>
          </table:table-cell>
          <table:table-cell office:value-type="float" office:value="9.45872154355" calcext:value-type="float">
            <text:p>9.4587215436</text:p>
          </table:table-cell>
          <table:table-cell office:value-type="float" office:value="56.8763144225" calcext:value-type="float">
            <text:p>56.8763144225</text:p>
          </table:table-cell>
          <table:table-cell office:value-type="float" office:value="29.581207363" calcext:value-type="float">
            <text:p>29.58120736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66.3315121248" calcext:value-type="float">
            <text:p>66.3315121248</text:p>
          </table:table-cell>
          <table:table-cell office:value-type="float" office:value="9.26354948476" calcext:value-type="float">
            <text:p>9.2635494848</text:p>
          </table:table-cell>
          <table:table-cell office:value-type="float" office:value="57.06796264" calcext:value-type="float">
            <text:p>57.06796264</text:p>
          </table:table-cell>
          <table:table-cell office:value-type="float" office:value="30.3071817372" calcext:value-type="float">
            <text:p>30.307181737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6.3284651383" calcext:value-type="float">
            <text:p>66.3284651383</text:p>
          </table:table-cell>
          <table:table-cell office:value-type="float" office:value="9.05544635766" calcext:value-type="float">
            <text:p>9.0554463577</text:p>
          </table:table-cell>
          <table:table-cell office:value-type="float" office:value="57.2730187807" calcext:value-type="float">
            <text:p>57.2730187807</text:p>
          </table:table-cell>
          <table:table-cell office:value-type="float" office:value="31.0509727877" calcext:value-type="float">
            <text:p>31.050972787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66.3250219877" calcext:value-type="float">
            <text:p>66.3250219877</text:p>
          </table:table-cell>
          <table:table-cell office:value-type="float" office:value="9.43902536559" calcext:value-type="float">
            <text:p>9.4390253656</text:p>
          </table:table-cell>
          <table:table-cell office:value-type="float" office:value="56.8859966221" calcext:value-type="float">
            <text:p>56.8859966221</text:p>
          </table:table-cell>
          <table:table-cell office:value-type="float" office:value="31.8130177665" calcext:value-type="float">
            <text:p>31.813017766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6.3108775487" calcext:value-type="float">
            <text:p>66.3108775487</text:p>
          </table:table-cell>
          <table:table-cell office:value-type="float" office:value="9.69590960697" calcext:value-type="float">
            <text:p>9.695909607</text:p>
          </table:table-cell>
          <table:table-cell office:value-type="float" office:value="56.6149679417" calcext:value-type="float">
            <text:p>56.6149679417</text:p>
          </table:table-cell>
          <table:table-cell office:value-type="float" office:value="32.593764657" calcext:value-type="float">
            <text:p>32.59376465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6.3586311046" calcext:value-type="float">
            <text:p>66.3586311046</text:p>
          </table:table-cell>
          <table:table-cell office:value-type="float" office:value="9.84319600916" calcext:value-type="float">
            <text:p>9.8431960092</text:p>
          </table:table-cell>
          <table:table-cell office:value-type="float" office:value="56.5154350954" calcext:value-type="float">
            <text:p>56.5154350954</text:p>
          </table:table-cell>
          <table:table-cell office:value-type="float" office:value="33.3936724367" calcext:value-type="float">
            <text:p>33.393672436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66.4613590679" calcext:value-type="float">
            <text:p>66.4613590679</text:p>
          </table:table-cell>
          <table:table-cell office:value-type="float" office:value="10.2826113186" calcext:value-type="float">
            <text:p>10.2826113186</text:p>
          </table:table-cell>
          <table:table-cell office:value-type="float" office:value="56.1787477493" calcext:value-type="float">
            <text:p>56.1787477493</text:p>
          </table:table-cell>
          <table:table-cell office:value-type="float" office:value="34.2132113471" calcext:value-type="float">
            <text:p>34.21321134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6.2106037746" calcext:value-type="float">
            <text:p>66.2106037746</text:p>
          </table:table-cell>
          <table:table-cell office:value-type="float" office:value="10.7621098738" calcext:value-type="float">
            <text:p>10.7621098738</text:p>
          </table:table-cell>
          <table:table-cell office:value-type="float" office:value="55.4484939009" calcext:value-type="float">
            <text:p>55.4484939009</text:p>
          </table:table-cell>
          <table:table-cell office:value-type="float" office:value="35.0528631705" calcext:value-type="float">
            <text:p>35.052863170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6.1642662697" calcext:value-type="float">
            <text:p>66.1642662697</text:p>
          </table:table-cell>
          <table:table-cell office:value-type="float" office:value="11.172316924" calcext:value-type="float">
            <text:p>11.172316924</text:p>
          </table:table-cell>
          <table:table-cell office:value-type="float" office:value="54.9919493457" calcext:value-type="float">
            <text:p>54.9919493457</text:p>
          </table:table-cell>
          <table:table-cell office:value-type="float" office:value="35.9131215127" calcext:value-type="float">
            <text:p>35.913121512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6.117742512" calcext:value-type="float">
            <text:p>66.117742512</text:p>
          </table:table-cell>
          <table:table-cell office:value-type="float" office:value="11.4022000839" calcext:value-type="float">
            <text:p>11.4022000839</text:p>
          </table:table-cell>
          <table:table-cell office:value-type="float" office:value="54.7155424281" calcext:value-type="float">
            <text:p>54.7155424281</text:p>
          </table:table-cell>
          <table:table-cell office:value-type="float" office:value="36.7944920936" calcext:value-type="float">
            <text:p>36.794492093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66.0830165625" calcext:value-type="float">
            <text:p>66.0830165625</text:p>
          </table:table-cell>
          <table:table-cell office:value-type="float" office:value="11.4101792784" calcext:value-type="float">
            <text:p>11.4101792784</text:p>
          </table:table-cell>
          <table:table-cell office:value-type="float" office:value="54.6728372841" calcext:value-type="float">
            <text:p>54.6728372841</text:p>
          </table:table-cell>
          <table:table-cell office:value-type="float" office:value="37.6974930444" calcext:value-type="float">
            <text:p>37.697493044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6.0614045817" calcext:value-type="float">
            <text:p>66.0614045817</text:p>
          </table:table-cell>
          <table:table-cell office:value-type="float" office:value="11.3977288071" calcext:value-type="float">
            <text:p>11.3977288071</text:p>
          </table:table-cell>
          <table:table-cell office:value-type="float" office:value="54.6636757746" calcext:value-type="float">
            <text:p>54.6636757746</text:p>
          </table:table-cell>
          <table:table-cell office:value-type="float" office:value="38.622655212" calcext:value-type="float">
            <text:p>38.62265521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66.0417600495" calcext:value-type="float">
            <text:p>66.0417600495</text:p>
          </table:table-cell>
          <table:table-cell office:value-type="float" office:value="11.3671576673" calcext:value-type="float">
            <text:p>11.3671576673</text:p>
          </table:table-cell>
          <table:table-cell office:value-type="float" office:value="54.6746023822" calcext:value-type="float">
            <text:p>54.6746023822</text:p>
          </table:table-cell>
          <table:table-cell office:value-type="float" office:value="39.5705224713" calcext:value-type="float">
            <text:p>39.570522471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66.0247039954" calcext:value-type="float">
            <text:p>66.0247039954</text:p>
          </table:table-cell>
          <table:table-cell office:value-type="float" office:value="11.3528968704" calcext:value-type="float">
            <text:p>11.3528968704</text:p>
          </table:table-cell>
          <table:table-cell office:value-type="float" office:value="54.671807125" calcext:value-type="float">
            <text:p>54.671807125</text:p>
          </table:table-cell>
          <table:table-cell office:value-type="float" office:value="40.5416520448" calcext:value-type="float">
            <text:p>40.541652044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6.0085323666" calcext:value-type="float">
            <text:p>66.0085323666</text:p>
          </table:table-cell>
          <table:table-cell office:value-type="float" office:value="11.3483594482" calcext:value-type="float">
            <text:p>11.3483594482</text:p>
          </table:table-cell>
          <table:table-cell office:value-type="float" office:value="54.6601729184" calcext:value-type="float">
            <text:p>54.6601729184</text:p>
          </table:table-cell>
          <table:table-cell office:value-type="float" office:value="41.5366148302" calcext:value-type="float">
            <text:p>41.536614830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65.9935689057" calcext:value-type="float">
            <text:p>65.9935689057</text:p>
          </table:table-cell>
          <table:table-cell office:value-type="float" office:value="11.3317108731" calcext:value-type="float">
            <text:p>11.3317108731</text:p>
          </table:table-cell>
          <table:table-cell office:value-type="float" office:value="54.6618580326" calcext:value-type="float">
            <text:p>54.6618580326</text:p>
          </table:table-cell>
          <table:table-cell office:value-type="float" office:value="42.5559957362" calcext:value-type="float">
            <text:p>42.555995736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65.9793170371" calcext:value-type="float">
            <text:p>65.9793170371</text:p>
          </table:table-cell>
          <table:table-cell office:value-type="float" office:value="11.2926030492" calcext:value-type="float">
            <text:p>11.2926030492</text:p>
          </table:table-cell>
          <table:table-cell office:value-type="float" office:value="54.6867139879" calcext:value-type="float">
            <text:p>54.6867139879</text:p>
          </table:table-cell>
          <table:table-cell office:value-type="float" office:value="43.6003940258" calcext:value-type="float">
            <text:p>43.600394025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5.9658331303" calcext:value-type="float">
            <text:p>65.9658331303</text:p>
          </table:table-cell>
          <table:table-cell office:value-type="float" office:value="11.254715683" calcext:value-type="float">
            <text:p>11.254715683</text:p>
          </table:table-cell>
          <table:table-cell office:value-type="float" office:value="54.7111174473" calcext:value-type="float">
            <text:p>54.7111174473</text:p>
          </table:table-cell>
          <table:table-cell office:value-type="float" office:value="44.6704236694" calcext:value-type="float">
            <text:p>44.670423669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65.9535311922" calcext:value-type="float">
            <text:p>65.9535311922</text:p>
          </table:table-cell>
          <table:table-cell office:value-type="float" office:value="11.2306416807" calcext:value-type="float">
            <text:p>11.2306416807</text:p>
          </table:table-cell>
          <table:table-cell office:value-type="float" office:value="54.7228895115" calcext:value-type="float">
            <text:p>54.7228895115</text:p>
          </table:table-cell>
          <table:table-cell office:value-type="float" office:value="45.7667137049" calcext:value-type="float">
            <text:p>45.766713704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65.9419335667" calcext:value-type="float">
            <text:p>65.9419335667</text:p>
          </table:table-cell>
          <table:table-cell office:value-type="float" office:value="11.2273492189" calcext:value-type="float">
            <text:p>11.2273492189</text:p>
          </table:table-cell>
          <table:table-cell office:value-type="float" office:value="54.7145843478" calcext:value-type="float">
            <text:p>54.7145843478</text:p>
          </table:table-cell>
          <table:table-cell office:value-type="float" office:value="46.8899086082" calcext:value-type="float">
            <text:p>46.889908608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5.9308734561" calcext:value-type="float">
            <text:p>65.9308734561</text:p>
          </table:table-cell>
          <table:table-cell office:value-type="float" office:value="11.2259369882" calcext:value-type="float">
            <text:p>11.2259369882</text:p>
          </table:table-cell>
          <table:table-cell office:value-type="float" office:value="54.7049364679" calcext:value-type="float">
            <text:p>54.7049364679</text:p>
          </table:table-cell>
          <table:table-cell office:value-type="float" office:value="48.0406686716" calcext:value-type="float">
            <text:p>48.040668671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65.9204258858" calcext:value-type="float">
            <text:p>65.9204258858</text:p>
          </table:table-cell>
          <table:table-cell office:value-type="float" office:value="11.224597734" calcext:value-type="float">
            <text:p>11.224597734</text:p>
          </table:table-cell>
          <table:table-cell office:value-type="float" office:value="54.6958281518" calcext:value-type="float">
            <text:p>54.6958281518</text:p>
          </table:table-cell>
          <table:table-cell office:value-type="float" office:value="49.2196703922" calcext:value-type="float">
            <text:p>49.21967039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5.9103300378" calcext:value-type="float">
            <text:p>65.9103300378</text:p>
          </table:table-cell>
          <table:table-cell office:value-type="float" office:value="11.2230300048" calcext:value-type="float">
            <text:p>11.2230300048</text:p>
          </table:table-cell>
          <table:table-cell office:value-type="float" office:value="54.687300033" calcext:value-type="float">
            <text:p>54.687300033</text:p>
          </table:table-cell>
          <table:table-cell office:value-type="float" office:value="50.4276068694" calcext:value-type="float">
            <text:p>50.427606869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7.31263638" calcext:value-type="float">
            <text:p>127.31263638</text:p>
          </table:table-cell>
          <table:table-cell office:value-type="float" office:value="23.8457702439" calcext:value-type="float">
            <text:p>23.8457702439</text:p>
          </table:table-cell>
          <table:table-cell office:value-type="float" office:value="103.466866136" calcext:value-type="float">
            <text:p>103.466866136</text:p>
          </table:table-cell>
          <table:table-cell office:value-type="float" office:value="51.6651882127" calcext:value-type="float">
            <text:p>51.665188212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27.304395512" calcext:value-type="float">
            <text:p>127.304395512</text:p>
          </table:table-cell>
          <table:table-cell office:value-type="float" office:value="23.8414231111" calcext:value-type="float">
            <text:p>23.8414231111</text:p>
          </table:table-cell>
          <table:table-cell office:value-type="float" office:value="103.462972401" calcext:value-type="float">
            <text:p>103.462972401</text:p>
          </table:table-cell>
          <table:table-cell office:value-type="float" office:value="52.9331419586" calcext:value-type="float">
            <text:p>52.933141958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27.296632435" calcext:value-type="float">
            <text:p>127.296632435</text:p>
          </table:table-cell>
          <table:table-cell office:value-type="float" office:value="23.8414580594" calcext:value-type="float">
            <text:p>23.8414580594</text:p>
          </table:table-cell>
          <table:table-cell office:value-type="float" office:value="103.455174376" calcext:value-type="float">
            <text:p>103.455174376</text:p>
          </table:table-cell>
          <table:table-cell office:value-type="float" office:value="54.2322134988" calcext:value-type="float">
            <text:p>54.232213498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27.288857624" calcext:value-type="float">
            <text:p>127.288857624</text:p>
          </table:table-cell>
          <table:table-cell office:value-type="float" office:value="23.8441319211" calcext:value-type="float">
            <text:p>23.8441319211</text:p>
          </table:table-cell>
          <table:table-cell office:value-type="float" office:value="103.444725703" calcext:value-type="float">
            <text:p>103.444725703</text:p>
          </table:table-cell>
          <table:table-cell office:value-type="float" office:value="55.5631665183" calcext:value-type="float">
            <text:p>55.563166518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7.281229709" calcext:value-type="float">
            <text:p>127.281229709</text:p>
          </table:table-cell>
          <table:table-cell office:value-type="float" office:value="23.8407640401" calcext:value-type="float">
            <text:p>23.8407640401</text:p>
          </table:table-cell>
          <table:table-cell office:value-type="float" office:value="103.440465669" calcext:value-type="float">
            <text:p>103.440465669</text:p>
          </table:table-cell>
          <table:table-cell office:value-type="float" office:value="56.926783444" calcext:value-type="float">
            <text:p>56.92678344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27.273697337" calcext:value-type="float">
            <text:p>127.273697337</text:p>
          </table:table-cell>
          <table:table-cell office:value-type="float" office:value="23.8389056865" calcext:value-type="float">
            <text:p>23.8389056865</text:p>
          </table:table-cell>
          <table:table-cell office:value-type="float" office:value="103.434791651" calcext:value-type="float">
            <text:p>103.434791651</text:p>
          </table:table-cell>
          <table:table-cell office:value-type="float" office:value="58.3238659053" calcext:value-type="float">
            <text:p>58.323865905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27.266263871" calcext:value-type="float">
            <text:p>127.266263871</text:p>
          </table:table-cell>
          <table:table-cell office:value-type="float" office:value="23.8421228633" calcext:value-type="float">
            <text:p>23.8421228633</text:p>
          </table:table-cell>
          <table:table-cell office:value-type="float" office:value="103.424141008" calcext:value-type="float">
            <text:p>103.424141008</text:p>
          </table:table-cell>
          <table:table-cell office:value-type="float" office:value="59.7552352046" calcext:value-type="float">
            <text:p>59.755235204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27.258655934" calcext:value-type="float">
            <text:p>127.258655934</text:p>
          </table:table-cell>
          <table:table-cell office:value-type="float" office:value="23.8507983219" calcext:value-type="float">
            <text:p>23.8507983219</text:p>
          </table:table-cell>
          <table:table-cell office:value-type="float" office:value="103.407857612" calcext:value-type="float">
            <text:p>103.407857612</text:p>
          </table:table-cell>
          <table:table-cell office:value-type="float" office:value="61.2217328006" calcext:value-type="float">
            <text:p>61.221732800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27.251005267" calcext:value-type="float">
            <text:p>127.251005267</text:p>
          </table:table-cell>
          <table:table-cell office:value-type="float" office:value="23.8468240806" calcext:value-type="float">
            <text:p>23.8468240806</text:p>
          </table:table-cell>
          <table:table-cell office:value-type="float" office:value="103.404181186" calcext:value-type="float">
            <text:p>103.404181186</text:p>
          </table:table-cell>
          <table:table-cell office:value-type="float" office:value="62.7242208031" calcext:value-type="float">
            <text:p>62.724220803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7.241034413" calcext:value-type="float">
            <text:p>127.241034413</text:p>
          </table:table-cell>
          <table:table-cell office:value-type="float" office:value="23.8196162657" calcext:value-type="float">
            <text:p>23.8196162657</text:p>
          </table:table-cell>
          <table:table-cell office:value-type="float" office:value="103.421418148" calcext:value-type="float">
            <text:p>103.421418148</text:p>
          </table:table-cell>
          <table:table-cell office:value-type="float" office:value="64.2635824792" calcext:value-type="float">
            <text:p>64.263582479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27.232024952" calcext:value-type="float">
            <text:p>127.232024952</text:p>
          </table:table-cell>
          <table:table-cell office:value-type="float" office:value="23.7986373106" calcext:value-type="float">
            <text:p>23.7986373106</text:p>
          </table:table-cell>
          <table:table-cell office:value-type="float" office:value="103.433387642" calcext:value-type="float">
            <text:p>103.433387642</text:p>
          </table:table-cell>
          <table:table-cell office:value-type="float" office:value="65.8407227733" calcext:value-type="float">
            <text:p>65.840722773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27.223769215" calcext:value-type="float">
            <text:p>127.223769215</text:p>
          </table:table-cell>
          <table:table-cell office:value-type="float" office:value="23.7910207969" calcext:value-type="float">
            <text:p>23.7910207969</text:p>
          </table:table-cell>
          <table:table-cell office:value-type="float" office:value="103.432748418" calcext:value-type="float">
            <text:p>103.432748418</text:p>
          </table:table-cell>
          <table:table-cell office:value-type="float" office:value="67.4565688383" calcext:value-type="float">
            <text:p>67.456568838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27.216343489" calcext:value-type="float">
            <text:p>127.216343489</text:p>
          </table:table-cell>
          <table:table-cell office:value-type="float" office:value="23.7912113202" calcext:value-type="float">
            <text:p>23.7912113202</text:p>
          </table:table-cell>
          <table:table-cell office:value-type="float" office:value="103.425132169" calcext:value-type="float">
            <text:p>103.425132169</text:p>
          </table:table-cell>
          <table:table-cell office:value-type="float" office:value="69.1120705814" calcext:value-type="float">
            <text:p>69.112070581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27.207078859" calcext:value-type="float">
            <text:p>127.207078859</text:p>
          </table:table-cell>
          <table:table-cell office:value-type="float" office:value="23.7919200092" calcext:value-type="float">
            <text:p>23.7919200092</text:p>
          </table:table-cell>
          <table:table-cell office:value-type="float" office:value="103.41515885" calcext:value-type="float">
            <text:p>103.41515885</text:p>
          </table:table-cell>
          <table:table-cell office:value-type="float" office:value="70.808201222" calcext:value-type="float">
            <text:p>70.80820122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7.19870227" calcext:value-type="float">
            <text:p>127.19870227</text:p>
          </table:table-cell>
          <table:table-cell office:value-type="float" office:value="23.7883027143" calcext:value-type="float">
            <text:p>23.7883027143</text:p>
          </table:table-cell>
          <table:table-cell office:value-type="float" office:value="103.410399556" calcext:value-type="float">
            <text:p>103.410399556</text:p>
          </table:table-cell>
          <table:table-cell office:value-type="float" office:value="72.545957864" calcext:value-type="float">
            <text:p>72.54595786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27.190853616" calcext:value-type="float">
            <text:p>127.190853616</text:p>
          </table:table-cell>
          <table:table-cell office:value-type="float" office:value="23.7827967366" calcext:value-type="float">
            <text:p>23.7827967366</text:p>
          </table:table-cell>
          <table:table-cell office:value-type="float" office:value="103.408056879" calcext:value-type="float">
            <text:p>103.408056879</text:p>
          </table:table-cell>
          <table:table-cell office:value-type="float" office:value="74.3263620821" calcext:value-type="float">
            <text:p>74.326362082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27.183157075" calcext:value-type="float">
            <text:p>127.183157075</text:p>
          </table:table-cell>
          <table:table-cell office:value-type="float" office:value="23.7731881864" calcext:value-type="float">
            <text:p>23.7731881864</text:p>
          </table:table-cell>
          <table:table-cell office:value-type="float" office:value="103.409968889" calcext:value-type="float">
            <text:p>103.409968889</text:p>
          </table:table-cell>
          <table:table-cell office:value-type="float" office:value="76.1504605221" calcext:value-type="float">
            <text:p>76.150460522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27.17568688" calcext:value-type="float">
            <text:p>127.17568688</text:p>
          </table:table-cell>
          <table:table-cell office:value-type="float" office:value="23.7542991006" calcext:value-type="float">
            <text:p>23.7542991006</text:p>
          </table:table-cell>
          <table:table-cell office:value-type="float" office:value="103.42138778" calcext:value-type="float">
            <text:p>103.42138778</text:p>
          </table:table-cell>
          <table:table-cell office:value-type="float" office:value="78.0193255163" calcext:value-type="float">
            <text:p>78.019325516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27.168410264" calcext:value-type="float">
            <text:p>127.168410264</text:p>
          </table:table-cell>
          <table:table-cell office:value-type="float" office:value="23.7341150271" calcext:value-type="float">
            <text:p>23.7341150271</text:p>
          </table:table-cell>
          <table:table-cell office:value-type="float" office:value="103.434295237" calcext:value-type="float">
            <text:p>103.434295237</text:p>
          </table:table-cell>
          <table:table-cell office:value-type="float" office:value="79.934055714" calcext:value-type="float">
            <text:p>79.93405571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27.161371086" calcext:value-type="float">
            <text:p>127.161371086</text:p>
          </table:table-cell>
          <table:table-cell office:value-type="float" office:value="23.7191927461" calcext:value-type="float">
            <text:p>23.7191927461</text:p>
          </table:table-cell>
          <table:table-cell office:value-type="float" office:value="103.44217834" calcext:value-type="float">
            <text:p>103.44217834</text:p>
          </table:table-cell>
          <table:table-cell office:value-type="float" office:value="81.8957767272" calcext:value-type="float">
            <text:p>81.895776727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27.154317978" calcext:value-type="float">
            <text:p>127.154317978</text:p>
          </table:table-cell>
          <table:table-cell office:value-type="float" office:value="23.7105264702" calcext:value-type="float">
            <text:p>23.7105264702</text:p>
          </table:table-cell>
          <table:table-cell office:value-type="float" office:value="103.443791508" calcext:value-type="float">
            <text:p>103.443791508</text:p>
          </table:table-cell>
          <table:table-cell office:value-type="float" office:value="83.9056417923" calcext:value-type="float">
            <text:p>83.905641792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7.146288791" calcext:value-type="float">
            <text:p>127.146288791</text:p>
          </table:table-cell>
          <table:table-cell office:value-type="float" office:value="23.6999350341" calcext:value-type="float">
            <text:p>23.6999350341</text:p>
          </table:table-cell>
          <table:table-cell office:value-type="float" office:value="103.446353757" calcext:value-type="float">
            <text:p>103.446353757</text:p>
          </table:table-cell>
          <table:table-cell office:value-type="float" office:value="85.9648324484" calcext:value-type="float">
            <text:p>85.964832448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27.133624585" calcext:value-type="float">
            <text:p>127.133624585</text:p>
          </table:table-cell>
          <table:table-cell office:value-type="float" office:value="23.6291608324" calcext:value-type="float">
            <text:p>23.6291608324</text:p>
          </table:table-cell>
          <table:table-cell office:value-type="float" office:value="103.504463752" calcext:value-type="float">
            <text:p>103.504463752</text:p>
          </table:table-cell>
          <table:table-cell office:value-type="float" office:value="88.0745592313" calcext:value-type="float">
            <text:p>88.074559231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27.117304373" calcext:value-type="float">
            <text:p>127.117304373</text:p>
          </table:table-cell>
          <table:table-cell office:value-type="float" office:value="23.4239121268" calcext:value-type="float">
            <text:p>23.4239121268</text:p>
          </table:table-cell>
          <table:table-cell office:value-type="float" office:value="103.693392246" calcext:value-type="float">
            <text:p>103.693392246</text:p>
          </table:table-cell>
          <table:table-cell office:value-type="float" office:value="90.2360623857" calcext:value-type="float">
            <text:p>90.23606238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2.450612594" calcext:value-type="float">
            <text:p>92.450612594</text:p>
          </table:table-cell>
          <table:table-cell office:value-type="float" office:value="30.2573543706" calcext:value-type="float">
            <text:p>30.2573543706</text:p>
          </table:table-cell>
          <table:table-cell office:value-type="float" office:value="62.1932582234" calcext:value-type="float">
            <text:p>62.1932582234</text:p>
          </table:table-cell>
          <table:table-cell office:value-type="float" office:value="92.450612594" calcext:value-type="float">
            <text:p>92.45061259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92.3801645433" calcext:value-type="float">
            <text:p>92.3801645433</text:p>
          </table:table-cell>
          <table:table-cell office:value-type="float" office:value="30.236926212" calcext:value-type="float">
            <text:p>30.236926212</text:p>
          </table:table-cell>
          <table:table-cell office:value-type="float" office:value="62.1432383313" calcext:value-type="float">
            <text:p>62.1432383313</text:p>
          </table:table-cell>
          <table:table-cell office:value-type="float" office:value="94.7195117232" calcext:value-type="float">
            <text:p>94.719511723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92.3340286398" calcext:value-type="float">
            <text:p>92.3340286398</text:p>
          </table:table-cell>
          <table:table-cell office:value-type="float" office:value="30.3545805039" calcext:value-type="float">
            <text:p>30.3545805039</text:p>
          </table:table-cell>
          <table:table-cell office:value-type="float" office:value="61.9794481358" calcext:value-type="float">
            <text:p>61.9794481358</text:p>
          </table:table-cell>
          <table:table-cell office:value-type="float" office:value="97.0440935907" calcext:value-type="float">
            <text:p>97.044093590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92.2969381031" calcext:value-type="float">
            <text:p>92.2969381031</text:p>
          </table:table-cell>
          <table:table-cell office:value-type="float" office:value="30.3375678009" calcext:value-type="float">
            <text:p>30.3375678009</text:p>
          </table:table-cell>
          <table:table-cell office:value-type="float" office:value="61.9593703022" calcext:value-type="float">
            <text:p>61.9593703022</text:p>
          </table:table-cell>
          <table:table-cell office:value-type="float" office:value="99.4257247478" calcext:value-type="float">
            <text:p>99.425724747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92.2604769157" calcext:value-type="float">
            <text:p>92.2604769157</text:p>
          </table:table-cell>
          <table:table-cell office:value-type="float" office:value="30.0261721699" calcext:value-type="float">
            <text:p>30.0261721699</text:p>
          </table:table-cell>
          <table:table-cell office:value-type="float" office:value="62.2343047458" calcext:value-type="float">
            <text:p>62.2343047458</text:p>
          </table:table-cell>
          <table:table-cell office:value-type="float" office:value="101.865805283" calcext:value-type="float">
            <text:p>101.86580528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92.2256859644" calcext:value-type="float">
            <text:p>92.2256859644</text:p>
          </table:table-cell>
          <table:table-cell office:value-type="float" office:value="31.1325560012" calcext:value-type="float">
            <text:p>31.1325560012</text:p>
          </table:table-cell>
          <table:table-cell office:value-type="float" office:value="61.0931299632" calcext:value-type="float">
            <text:p>61.0931299632</text:p>
          </table:table-cell>
          <table:table-cell office:value-type="float" office:value="104.365769647" calcext:value-type="float">
            <text:p>104.36576964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92.1995980377" calcext:value-type="float">
            <text:p>92.1995980377</text:p>
          </table:table-cell>
          <table:table-cell office:value-type="float" office:value="31.8385014282" calcext:value-type="float">
            <text:p>31.8385014282</text:p>
          </table:table-cell>
          <table:table-cell office:value-type="float" office:value="60.3610966095" calcext:value-type="float">
            <text:p>60.3610966095</text:p>
          </table:table-cell>
          <table:table-cell office:value-type="float" office:value="106.927087493" calcext:value-type="float">
            <text:p>106.92708749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92.1835191855" calcext:value-type="float">
            <text:p>92.1835191855</text:p>
          </table:table-cell>
          <table:table-cell office:value-type="float" office:value="32.5390750126" calcext:value-type="float">
            <text:p>32.5390750126</text:p>
          </table:table-cell>
          <table:table-cell office:value-type="float" office:value="59.6444441729" calcext:value-type="float">
            <text:p>59.6444441729</text:p>
          </table:table-cell>
          <table:table-cell office:value-type="float" office:value="109.551264542" calcext:value-type="float">
            <text:p>109.55126454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92.1344469299" calcext:value-type="float">
            <text:p>92.1344469299</text:p>
          </table:table-cell>
          <table:table-cell office:value-type="float" office:value="31.8576101374" calcext:value-type="float">
            <text:p>31.8576101374</text:p>
          </table:table-cell>
          <table:table-cell office:value-type="float" office:value="60.2768367925" calcext:value-type="float">
            <text:p>60.2768367925</text:p>
          </table:table-cell>
          <table:table-cell office:value-type="float" office:value="112.239843468" calcext:value-type="float">
            <text:p>112.23984346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92.1042838065" calcext:value-type="float">
            <text:p>92.1042838065</text:p>
          </table:table-cell>
          <table:table-cell office:value-type="float" office:value="31.5427740242" calcext:value-type="float">
            <text:p>31.5427740242</text:p>
          </table:table-cell>
          <table:table-cell office:value-type="float" office:value="60.5615097824" calcext:value-type="float">
            <text:p>60.5615097824</text:p>
          </table:table-cell>
          <table:table-cell office:value-type="float" office:value="114.994404806" calcext:value-type="float">
            <text:p>114.99440480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1.9364656201" calcext:value-type="float">
            <text:p>91.9364656201</text:p>
          </table:table-cell>
          <table:table-cell office:value-type="float" office:value="31.4928408977" calcext:value-type="float">
            <text:p>31.4928408977</text:p>
          </table:table-cell>
          <table:table-cell office:value-type="float" office:value="60.4436247224" calcext:value-type="float">
            <text:p>60.4436247224</text:p>
          </table:table-cell>
          <table:table-cell office:value-type="float" office:value="117.816567879" calcext:value-type="float">
            <text:p>117.81656787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91.8575313927" calcext:value-type="float">
            <text:p>91.8575313927</text:p>
          </table:table-cell>
          <table:table-cell office:value-type="float" office:value="32.1047707224" calcext:value-type="float">
            <text:p>32.1047707224</text:p>
          </table:table-cell>
          <table:table-cell office:value-type="float" office:value="59.7527606703" calcext:value-type="float">
            <text:p>59.7527606703</text:p>
          </table:table-cell>
          <table:table-cell office:value-type="float" office:value="120.707991751" calcext:value-type="float">
            <text:p>120.70799175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91.7844314799" calcext:value-type="float">
            <text:p>91.7844314799</text:p>
          </table:table-cell>
          <table:table-cell office:value-type="float" office:value="32.6173479173" calcext:value-type="float">
            <text:p>32.6173479173</text:p>
          </table:table-cell>
          <table:table-cell office:value-type="float" office:value="59.1670835627" calcext:value-type="float">
            <text:p>59.1670835627</text:p>
          </table:table-cell>
          <table:table-cell office:value-type="float" office:value="123.670376204" calcext:value-type="float">
            <text:p>123.67037620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91.753962359" calcext:value-type="float">
            <text:p>91.753962359</text:p>
          </table:table-cell>
          <table:table-cell office:value-type="float" office:value="33.1504328762" calcext:value-type="float">
            <text:p>33.1504328762</text:p>
          </table:table-cell>
          <table:table-cell office:value-type="float" office:value="58.6035294828" calcext:value-type="float">
            <text:p>58.6035294828</text:p>
          </table:table-cell>
          <table:table-cell office:value-type="float" office:value="126.705462733" calcext:value-type="float">
            <text:p>126.705462733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91.7778364801" calcext:value-type="float">
            <text:p>91.7778364801</text:p>
          </table:table-cell>
          <table:table-cell office:value-type="float" office:value="34.3539160735" calcext:value-type="float">
            <text:p>34.3539160735</text:p>
          </table:table-cell>
          <table:table-cell office:value-type="float" office:value="57.4239204066" calcext:value-type="float">
            <text:p>57.4239204066</text:p>
          </table:table-cell>
          <table:table-cell office:value-type="float" office:value="129.815035574" calcext:value-type="float">
            <text:p>129.8150355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91.6201500739" calcext:value-type="float">
            <text:p>91.6201500739</text:p>
          </table:table-cell>
          <table:table-cell office:value-type="float" office:value="34.9827906921" calcext:value-type="float">
            <text:p>34.9827906921</text:p>
          </table:table-cell>
          <table:table-cell office:value-type="float" office:value="56.6373593818" calcext:value-type="float">
            <text:p>56.6373593818</text:p>
          </table:table-cell>
          <table:table-cell office:value-type="float" office:value="133.000922751" calcext:value-type="float">
            <text:p>133.00092275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91.569383079" calcext:value-type="float">
            <text:p>91.569383079</text:p>
          </table:table-cell>
          <table:table-cell office:value-type="float" office:value="35.6307097985" calcext:value-type="float">
            <text:p>35.6307097985</text:p>
          </table:table-cell>
          <table:table-cell office:value-type="float" office:value="55.9386732805" calcext:value-type="float">
            <text:p>55.9386732805</text:p>
          </table:table-cell>
          <table:table-cell office:value-type="float" office:value="136.264997151" calcext:value-type="float">
            <text:p>136.26499715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91.5044370456" calcext:value-type="float">
            <text:p>91.5044370456</text:p>
          </table:table-cell>
          <table:table-cell office:value-type="float" office:value="36.0546914286" calcext:value-type="float">
            <text:p>36.0546914286</text:p>
          </table:table-cell>
          <table:table-cell office:value-type="float" office:value="55.4497456171" calcext:value-type="float">
            <text:p>55.4497456171</text:p>
          </table:table-cell>
          <table:table-cell office:value-type="float" office:value="139.609177624" calcext:value-type="float">
            <text:p>139.60917762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91.4623853328" calcext:value-type="float">
            <text:p>91.4623853328</text:p>
          </table:table-cell>
          <table:table-cell office:value-type="float" office:value="36.0282808513" calcext:value-type="float">
            <text:p>36.0282808513</text:p>
          </table:table-cell>
          <table:table-cell office:value-type="float" office:value="55.4341044815" calcext:value-type="float">
            <text:p>55.4341044815</text:p>
          </table:table-cell>
          <table:table-cell office:value-type="float" office:value="143.035430113" calcext:value-type="float">
            <text:p>143.03543011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91.4181604147" calcext:value-type="float">
            <text:p>91.4181604147</text:p>
          </table:table-cell>
          <table:table-cell office:value-type="float" office:value="35.99610402" calcext:value-type="float">
            <text:p>35.99610402</text:p>
          </table:table-cell>
          <table:table-cell office:value-type="float" office:value="55.4220563947" calcext:value-type="float">
            <text:p>55.4220563947</text:p>
          </table:table-cell>
          <table:table-cell office:value-type="float" office:value="146.545768809" calcext:value-type="float">
            <text:p>146.54576880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1.3782930734" calcext:value-type="float">
            <text:p>91.3782930734</text:p>
          </table:table-cell>
          <table:table-cell office:value-type="float" office:value="35.8709123523" calcext:value-type="float">
            <text:p>35.8709123523</text:p>
          </table:table-cell>
          <table:table-cell office:value-type="float" office:value="55.5073807212" calcext:value-type="float">
            <text:p>55.5073807212</text:p>
          </table:table-cell>
          <table:table-cell office:value-type="float" office:value="150.142257333" calcext:value-type="float">
            <text:p>150.142257333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91.3412339521" calcext:value-type="float">
            <text:p>91.3412339521</text:p>
          </table:table-cell>
          <table:table-cell office:value-type="float" office:value="35.7893121555" calcext:value-type="float">
            <text:p>35.7893121555</text:p>
          </table:table-cell>
          <table:table-cell office:value-type="float" office:value="55.5519217966" calcext:value-type="float">
            <text:p>55.5519217966</text:p>
          </table:table-cell>
          <table:table-cell office:value-type="float" office:value="153.827009953" calcext:value-type="float">
            <text:p>153.82700995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91.3042436995" calcext:value-type="float">
            <text:p>91.3042436995</text:p>
          </table:table-cell>
          <table:table-cell office:value-type="float" office:value="35.742205354" calcext:value-type="float">
            <text:p>35.742205354</text:p>
          </table:table-cell>
          <table:table-cell office:value-type="float" office:value="55.5620383454" calcext:value-type="float">
            <text:p>55.5620383454</text:p>
          </table:table-cell>
          <table:table-cell office:value-type="float" office:value="157.602192822" calcext:value-type="float">
            <text:p>157.60219282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91.2684027776" calcext:value-type="float">
            <text:p>91.2684027776</text:p>
          </table:table-cell>
          <table:table-cell office:value-type="float" office:value="35.6774331444" calcext:value-type="float">
            <text:p>35.6774331444</text:p>
          </table:table-cell>
          <table:table-cell office:value-type="float" office:value="55.5909696332" calcext:value-type="float">
            <text:p>55.5909696332</text:p>
          </table:table-cell>
          <table:table-cell office:value-type="float" office:value="161.470025257" calcext:value-type="float">
            <text:p>161.47002525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91.2382080331" calcext:value-type="float">
            <text:p>91.2382080331</text:p>
          </table:table-cell>
          <table:table-cell office:value-type="float" office:value="35.621706798" calcext:value-type="float">
            <text:p>35.621706798</text:p>
          </table:table-cell>
          <table:table-cell office:value-type="float" office:value="55.6165012352" calcext:value-type="float">
            <text:p>55.6165012352</text:p>
          </table:table-cell>
          <table:table-cell office:value-type="float" office:value="165.43278104" calcext:value-type="float">
            <text:p>165.4327810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91.2066333924" calcext:value-type="float">
            <text:p>91.2066333924</text:p>
          </table:table-cell>
          <table:table-cell office:value-type="float" office:value="35.573368971" calcext:value-type="float">
            <text:p>35.573368971</text:p>
          </table:table-cell>
          <table:table-cell office:value-type="float" office:value="55.6332644214" calcext:value-type="float">
            <text:p>55.6332644214</text:p>
          </table:table-cell>
          <table:table-cell office:value-type="float" office:value="169.492789756" calcext:value-type="float">
            <text:p>169.49278975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75.283947409" calcext:value-type="float">
            <text:p>175.283947409</text:p>
          </table:table-cell>
          <table:table-cell office:value-type="float" office:value="68.8408852196" calcext:value-type="float">
            <text:p>68.8408852196</text:p>
          </table:table-cell>
          <table:table-cell office:value-type="float" office:value="106.44306219" calcext:value-type="float">
            <text:p>106.44306219</text:p>
          </table:table-cell>
          <table:table-cell office:value-type="float" office:value="173.652438159" calcext:value-type="float">
            <text:p>173.65243815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75.255717101" calcext:value-type="float">
            <text:p>175.255717101</text:p>
          </table:table-cell>
          <table:table-cell office:value-type="float" office:value="68.8273146415" calcext:value-type="float">
            <text:p>68.8273146415</text:p>
          </table:table-cell>
          <table:table-cell office:value-type="float" office:value="106.428402459" calcext:value-type="float">
            <text:p>106.428402459</text:p>
          </table:table-cell>
          <table:table-cell office:value-type="float" office:value="177.914171583" calcext:value-type="float">
            <text:p>177.914171583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75.231442044" calcext:value-type="float">
            <text:p>175.231442044</text:p>
          </table:table-cell>
          <table:table-cell office:value-type="float" office:value="68.8381210868" calcext:value-type="float">
            <text:p>68.8381210868</text:p>
          </table:table-cell>
          <table:table-cell office:value-type="float" office:value="106.393320957" calcext:value-type="float">
            <text:p>106.393320957</text:p>
          </table:table-cell>
          <table:table-cell office:value-type="float" office:value="182.280495371" calcext:value-type="float">
            <text:p>182.28049537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75.206843872" calcext:value-type="float">
            <text:p>175.206843872</text:p>
          </table:table-cell>
          <table:table-cell office:value-type="float" office:value="68.8287815201" calcext:value-type="float">
            <text:p>68.8287815201</text:p>
          </table:table-cell>
          <table:table-cell office:value-type="float" office:value="106.378062352" calcext:value-type="float">
            <text:p>106.378062352</text:p>
          </table:table-cell>
          <table:table-cell office:value-type="float" office:value="186.753976353" calcext:value-type="float">
            <text:p>186.75397635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5.183078008" calcext:value-type="float">
            <text:p>175.183078008</text:p>
          </table:table-cell>
          <table:table-cell office:value-type="float" office:value="68.8148193983" calcext:value-type="float">
            <text:p>68.8148193983</text:p>
          </table:table-cell>
          <table:table-cell office:value-type="float" office:value="106.36825861" calcext:value-type="float">
            <text:p>106.36825861</text:p>
          </table:table-cell>
          <table:table-cell office:value-type="float" office:value="191.337244354" calcext:value-type="float">
            <text:p>191.33724435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75.159233967" calcext:value-type="float">
            <text:p>175.159233967</text:p>
          </table:table-cell>
          <table:table-cell office:value-type="float" office:value="68.7731454528" calcext:value-type="float">
            <text:p>68.7731454528</text:p>
          </table:table-cell>
          <table:table-cell office:value-type="float" office:value="106.386088515" calcext:value-type="float">
            <text:p>106.386088515</text:p>
          </table:table-cell>
          <table:table-cell office:value-type="float" office:value="196.032993737" calcext:value-type="float">
            <text:p>196.03299373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75.136076556" calcext:value-type="float">
            <text:p>175.136076556</text:p>
          </table:table-cell>
          <table:table-cell office:value-type="float" office:value="68.7323157061" calcext:value-type="float">
            <text:p>68.7323157061</text:p>
          </table:table-cell>
          <table:table-cell office:value-type="float" office:value="106.40376085" calcext:value-type="float">
            <text:p>106.40376085</text:p>
          </table:table-cell>
          <table:table-cell office:value-type="float" office:value="200.843984993" calcext:value-type="float">
            <text:p>200.84398499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75.11213373" calcext:value-type="float">
            <text:p>175.11213373</text:p>
          </table:table-cell>
          <table:table-cell office:value-type="float" office:value="68.7416722469" calcext:value-type="float">
            <text:p>68.7416722469</text:p>
          </table:table-cell>
          <table:table-cell office:value-type="float" office:value="106.370461483" calcext:value-type="float">
            <text:p>106.370461483</text:p>
          </table:table-cell>
          <table:table-cell office:value-type="float" office:value="205.773046358" calcext:value-type="float">
            <text:p>205.77304635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75.088793779" calcext:value-type="float">
            <text:p>175.088793779</text:p>
          </table:table-cell>
          <table:table-cell office:value-type="float" office:value="68.7485171461" calcext:value-type="float">
            <text:p>68.7485171461</text:p>
          </table:table-cell>
          <table:table-cell office:value-type="float" office:value="106.340276633" calcext:value-type="float">
            <text:p>106.340276633</text:p>
          </table:table-cell>
          <table:table-cell office:value-type="float" office:value="210.823075477" calcext:value-type="float">
            <text:p>210.82307547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75.057697343" calcext:value-type="float">
            <text:p>175.057697343</text:p>
          </table:table-cell>
          <table:table-cell office:value-type="float" office:value="68.7475193382" calcext:value-type="float">
            <text:p>68.7475193382</text:p>
          </table:table-cell>
          <table:table-cell office:value-type="float" office:value="106.310178004" calcext:value-type="float">
            <text:p>106.310178004</text:p>
          </table:table-cell>
          <table:table-cell office:value-type="float" office:value="215.997041111" calcext:value-type="float">
            <text:p>215.99704111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75.028471627" calcext:value-type="float">
            <text:p>175.028471627</text:p>
          </table:table-cell>
          <table:table-cell office:value-type="float" office:value="68.7275995941" calcext:value-type="float">
            <text:p>68.7275995941</text:p>
          </table:table-cell>
          <table:table-cell office:value-type="float" office:value="106.300872033" calcext:value-type="float">
            <text:p>106.300872033</text:p>
          </table:table-cell>
          <table:table-cell office:value-type="float" office:value="221.297984877" calcext:value-type="float">
            <text:p>221.29798487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74.998835012" calcext:value-type="float">
            <text:p>174.998835012</text:p>
          </table:table-cell>
          <table:table-cell office:value-type="float" office:value="68.710623289" calcext:value-type="float">
            <text:p>68.710623289</text:p>
          </table:table-cell>
          <table:table-cell office:value-type="float" office:value="106.288211723" calcext:value-type="float">
            <text:p>106.288211723</text:p>
          </table:table-cell>
          <table:table-cell office:value-type="float" office:value="226.72902304" calcext:value-type="float">
            <text:p>226.7290230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74.973047447" calcext:value-type="float">
            <text:p>174.973047447</text:p>
          </table:table-cell>
          <table:table-cell office:value-type="float" office:value="68.6972276295" calcext:value-type="float">
            <text:p>68.6972276295</text:p>
          </table:table-cell>
          <table:table-cell office:value-type="float" office:value="106.275819818" calcext:value-type="float">
            <text:p>106.275819818</text:p>
          </table:table-cell>
          <table:table-cell office:value-type="float" office:value="232.293348343" calcext:value-type="float">
            <text:p>232.29334834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74.945000823" calcext:value-type="float">
            <text:p>174.945000823</text:p>
          </table:table-cell>
          <table:table-cell office:value-type="float" office:value="68.6897200658" calcext:value-type="float">
            <text:p>68.6897200658</text:p>
          </table:table-cell>
          <table:table-cell office:value-type="float" office:value="106.255280757" calcext:value-type="float">
            <text:p>106.255280757</text:p>
          </table:table-cell>
          <table:table-cell office:value-type="float" office:value="237.994231885" calcext:value-type="float">
            <text:p>237.99423188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4.918301865" calcext:value-type="float">
            <text:p>174.918301865</text:p>
          </table:table-cell>
          <table:table-cell office:value-type="float" office:value="68.6772840564" calcext:value-type="float">
            <text:p>68.6772840564</text:p>
          </table:table-cell>
          <table:table-cell office:value-type="float" office:value="106.241017808" calcext:value-type="float">
            <text:p>106.241017808</text:p>
          </table:table-cell>
          <table:table-cell office:value-type="float" office:value="243.835025043" calcext:value-type="float">
            <text:p>243.83502504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74.892912425" calcext:value-type="float">
            <text:p>174.892912425</text:p>
          </table:table-cell>
          <table:table-cell office:value-type="float" office:value="68.6632501182" calcext:value-type="float">
            <text:p>68.6632501182</text:p>
          </table:table-cell>
          <table:table-cell office:value-type="float" office:value="106.229662307" calcext:value-type="float">
            <text:p>106.229662307</text:p>
          </table:table-cell>
          <table:table-cell office:value-type="float" office:value="249.819161443" calcext:value-type="float">
            <text:p>249.81916144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74.869005191" calcext:value-type="float">
            <text:p>174.869005191</text:p>
          </table:table-cell>
          <table:table-cell office:value-type="float" office:value="68.6533279774" calcext:value-type="float">
            <text:p>68.6533279774</text:p>
          </table:table-cell>
          <table:table-cell office:value-type="float" office:value="106.215677214" calcext:value-type="float">
            <text:p>106.215677214</text:p>
          </table:table-cell>
          <table:table-cell office:value-type="float" office:value="255.950158977" calcext:value-type="float">
            <text:p>255.95015897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74.84454735" calcext:value-type="float">
            <text:p>174.84454735</text:p>
          </table:table-cell>
          <table:table-cell office:value-type="float" office:value="68.642232132" calcext:value-type="float">
            <text:p>68.642232132</text:p>
          </table:table-cell>
          <table:table-cell office:value-type="float" office:value="106.202315218" calcext:value-type="float">
            <text:p>106.202315218</text:p>
          </table:table-cell>
          <table:table-cell office:value-type="float" office:value="262.231621874" calcext:value-type="float">
            <text:p>262.23162187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74.820203346" calcext:value-type="float">
            <text:p>174.820203346</text:p>
          </table:table-cell>
          <table:table-cell office:value-type="float" office:value="68.6273160907" calcext:value-type="float">
            <text:p>68.6273160907</text:p>
          </table:table-cell>
          <table:table-cell office:value-type="float" office:value="106.192887255" calcext:value-type="float">
            <text:p>106.192887255</text:p>
          </table:table-cell>
          <table:table-cell office:value-type="float" office:value="268.667242816" calcext:value-type="float">
            <text:p>268.6672428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74.798254538" calcext:value-type="float">
            <text:p>174.798254538</text:p>
          </table:table-cell>
          <table:table-cell office:value-type="float" office:value="68.5927683476" calcext:value-type="float">
            <text:p>68.5927683476</text:p>
          </table:table-cell>
          <table:table-cell office:value-type="float" office:value="106.205486191" calcext:value-type="float">
            <text:p>106.205486191</text:p>
          </table:table-cell>
          <table:table-cell office:value-type="float" office:value="275.260805111" calcext:value-type="float">
            <text:p>275.26080511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74.77533247" calcext:value-type="float">
            <text:p>174.77533247</text:p>
          </table:table-cell>
          <table:table-cell office:value-type="float" office:value="68.5533733334" calcext:value-type="float">
            <text:p>68.5533733334</text:p>
          </table:table-cell>
          <table:table-cell office:value-type="float" office:value="106.221959137" calcext:value-type="float">
            <text:p>106.221959137</text:p>
          </table:table-cell>
          <table:table-cell office:value-type="float" office:value="282.016184913" calcext:value-type="float">
            <text:p>282.01618491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74.753720785" calcext:value-type="float">
            <text:p>174.753720785</text:p>
          </table:table-cell>
          <table:table-cell office:value-type="float" office:value="68.5941796544" calcext:value-type="float">
            <text:p>68.5941796544</text:p>
          </table:table-cell>
          <table:table-cell office:value-type="float" office:value="106.159541131" calcext:value-type="float">
            <text:p>106.159541131</text:p>
          </table:table-cell>
          <table:table-cell office:value-type="float" office:value="288.937353507" calcext:value-type="float">
            <text:p>288.93735350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74.708383919" calcext:value-type="float">
            <text:p>174.708383919</text:p>
          </table:table-cell>
          <table:table-cell office:value-type="float" office:value="68.5429334311" calcext:value-type="float">
            <text:p>68.5429334311</text:p>
          </table:table-cell>
          <table:table-cell office:value-type="float" office:value="106.165450488" calcext:value-type="float">
            <text:p>106.165450488</text:p>
          </table:table-cell>
          <table:table-cell office:value-type="float" office:value="296.028379639" calcext:value-type="float">
            <text:p>296.028379639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74.629525276" calcext:value-type="float">
            <text:p>174.629525276</text:p>
          </table:table-cell>
          <table:table-cell office:value-type="float" office:value="68.3412807134" calcext:value-type="float">
            <text:p>68.3412807134</text:p>
          </table:table-cell>
          <table:table-cell office:value-type="float" office:value="106.288244562" calcext:value-type="float">
            <text:p>106.288244562</text:p>
          </table:table-cell>
          <table:table-cell office:value-type="float" office:value="303.293431908" calcext:value-type="float">
            <text:p>303.293431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.304670957" calcext:value-type="float">
            <text:p>122.304670957</text:p>
          </table:table-cell>
          <table:table-cell office:value-type="float" office:value="56.1299931791" calcext:value-type="float">
            <text:p>56.1299931791</text:p>
          </table:table-cell>
          <table:table-cell office:value-type="float" office:value="66.1746777776" calcext:value-type="float">
            <text:p>66.1746777776</text:p>
          </table:table-cell>
          <table:table-cell office:value-type="float" office:value="310.736781219" calcext:value-type="float">
            <text:p>310.73678121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22.18357206" calcext:value-type="float">
            <text:p>122.18357206</text:p>
          </table:table-cell>
          <table:table-cell office:value-type="float" office:value="55.9672525231" calcext:value-type="float">
            <text:p>55.9672525231</text:p>
          </table:table-cell>
          <table:table-cell office:value-type="float" office:value="66.2163195367" calcext:value-type="float">
            <text:p>66.2163195367</text:p>
          </table:table-cell>
          <table:table-cell office:value-type="float" office:value="318.362803292" calcext:value-type="float">
            <text:p>318.36280329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22.074202499" calcext:value-type="float">
            <text:p>122.074202499</text:p>
          </table:table-cell>
          <table:table-cell office:value-type="float" office:value="55.8654372622" calcext:value-type="float">
            <text:p>55.8654372622</text:p>
          </table:table-cell>
          <table:table-cell office:value-type="float" office:value="66.2087652371" calcext:value-type="float">
            <text:p>66.2087652371</text:p>
          </table:table-cell>
          <table:table-cell office:value-type="float" office:value="326.175981235" calcext:value-type="float">
            <text:p>326.17598123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21.976993034" calcext:value-type="float">
            <text:p>121.976993034</text:p>
          </table:table-cell>
          <table:table-cell office:value-type="float" office:value="55.9493737547" calcext:value-type="float">
            <text:p>55.9493737547</text:p>
          </table:table-cell>
          <table:table-cell office:value-type="float" office:value="66.0276192789" calcext:value-type="float">
            <text:p>66.0276192789</text:p>
          </table:table-cell>
          <table:table-cell office:value-type="float" office:value="334.18090818" calcext:value-type="float">
            <text:p>334.1809081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21.930531671" calcext:value-type="float">
            <text:p>121.930531671</text:p>
          </table:table-cell>
          <table:table-cell office:value-type="float" office:value="55.7872506645" calcext:value-type="float">
            <text:p>55.7872506645</text:p>
          </table:table-cell>
          <table:table-cell office:value-type="float" office:value="66.143281007" calcext:value-type="float">
            <text:p>66.143281007</text:p>
          </table:table-cell>
          <table:table-cell office:value-type="float" office:value="342.382289981" calcext:value-type="float">
            <text:p>342.38228998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21.796003108" calcext:value-type="float">
            <text:p>121.796003108</text:p>
          </table:table-cell>
          <table:table-cell office:value-type="float" office:value="55.2263882943" calcext:value-type="float">
            <text:p>55.2263882943</text:p>
          </table:table-cell>
          <table:table-cell office:value-type="float" office:value="66.5696148137" calcext:value-type="float">
            <text:p>66.5696148137</text:p>
          </table:table-cell>
          <table:table-cell office:value-type="float" office:value="350.784947982" calcext:value-type="float">
            <text:p>350.78494798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1.713512235" calcext:value-type="float">
            <text:p>121.713512235</text:p>
          </table:table-cell>
          <table:table-cell office:value-type="float" office:value="55.84821869" calcext:value-type="float">
            <text:p>55.84821869</text:p>
          </table:table-cell>
          <table:table-cell office:value-type="float" office:value="65.8652935455" calcext:value-type="float">
            <text:p>65.8652935455</text:p>
          </table:table-cell>
          <table:table-cell office:value-type="float" office:value="359.393821852" calcext:value-type="float">
            <text:p>359.39382185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21.650211454" calcext:value-type="float">
            <text:p>121.650211454</text:p>
          </table:table-cell>
          <table:table-cell office:value-type="float" office:value="56.304367781" calcext:value-type="float">
            <text:p>56.304367781</text:p>
          </table:table-cell>
          <table:table-cell office:value-type="float" office:value="65.3458436734" calcext:value-type="float">
            <text:p>65.3458436734</text:p>
          </table:table-cell>
          <table:table-cell office:value-type="float" office:value="368.213972487" calcext:value-type="float">
            <text:p>368.21397248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21.465075225" calcext:value-type="float">
            <text:p>121.465075225</text:p>
          </table:table-cell>
          <table:table-cell office:value-type="float" office:value="55.2967620806" calcext:value-type="float">
            <text:p>55.2967620806</text:p>
          </table:table-cell>
          <table:table-cell office:value-type="float" office:value="66.168313144" calcext:value-type="float">
            <text:p>66.168313144</text:p>
          </table:table-cell>
          <table:table-cell office:value-type="float" office:value="377.250584989" calcext:value-type="float">
            <text:p>377.25058498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20.758054311" calcext:value-type="float">
            <text:p>120.758054311</text:p>
          </table:table-cell>
          <table:table-cell office:value-type="float" office:value="55.1782851611" calcext:value-type="float">
            <text:p>55.1782851611</text:p>
          </table:table-cell>
          <table:table-cell office:value-type="float" office:value="65.5797691503" calcext:value-type="float">
            <text:p>65.5797691503</text:p>
          </table:table-cell>
          <table:table-cell office:value-type="float" office:value="386.508971708" calcext:value-type="float">
            <text:p>386.5089717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0.268000932" calcext:value-type="float">
            <text:p>120.268000932</text:p>
          </table:table-cell>
          <table:table-cell office:value-type="float" office:value="56.6297840377" calcext:value-type="float">
            <text:p>56.6297840377</text:p>
          </table:table-cell>
          <table:table-cell office:value-type="float" office:value="63.6382168942" calcext:value-type="float">
            <text:p>63.6382168942</text:p>
          </table:table-cell>
          <table:table-cell office:value-type="float" office:value="395.99457537" calcext:value-type="float">
            <text:p>395.9945753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19.894390013" calcext:value-type="float">
            <text:p>119.894390013</text:p>
          </table:table-cell>
          <table:table-cell office:value-type="float" office:value="57.2681344317" calcext:value-type="float">
            <text:p>57.2681344317</text:p>
          </table:table-cell>
          <table:table-cell office:value-type="float" office:value="62.6262555817" calcext:value-type="float">
            <text:p>62.6262555817</text:p>
          </table:table-cell>
          <table:table-cell office:value-type="float" office:value="405.712972274" calcext:value-type="float">
            <text:p>405.71297227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19.601792369" calcext:value-type="float">
            <text:p>119.601792369</text:p>
          </table:table-cell>
          <table:table-cell office:value-type="float" office:value="57.9280238518" calcext:value-type="float">
            <text:p>57.9280238518</text:p>
          </table:table-cell>
          <table:table-cell office:value-type="float" office:value="61.6737685172" calcext:value-type="float">
            <text:p>61.6737685172</text:p>
          </table:table-cell>
          <table:table-cell office:value-type="float" office:value="415.669875573" calcext:value-type="float">
            <text:p>415.669875573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19.34485488" calcext:value-type="float">
            <text:p>119.34485488</text:p>
          </table:table-cell>
          <table:table-cell office:value-type="float" office:value="57.130516835" calcext:value-type="float">
            <text:p>57.130516835</text:p>
          </table:table-cell>
          <table:table-cell office:value-type="float" office:value="62.2143380446" calcext:value-type="float">
            <text:p>62.2143380446</text:p>
          </table:table-cell>
          <table:table-cell office:value-type="float" office:value="425.871138629" calcext:value-type="float">
            <text:p>425.87113862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19.174180079" calcext:value-type="float">
            <text:p>119.174180079</text:p>
          </table:table-cell>
          <table:table-cell office:value-type="float" office:value="56.2934650053" calcext:value-type="float">
            <text:p>56.2934650053</text:p>
          </table:table-cell>
          <table:table-cell office:value-type="float" office:value="62.8807150736" calcext:value-type="float">
            <text:p>62.8807150736</text:p>
          </table:table-cell>
          <table:table-cell office:value-type="float" office:value="436.322758456" calcext:value-type="float">
            <text:p>436.32275845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18.913276066" calcext:value-type="float">
            <text:p>118.913276066</text:p>
          </table:table-cell>
          <table:table-cell office:value-type="float" office:value="56.4127030693" calcext:value-type="float">
            <text:p>56.4127030693</text:p>
          </table:table-cell>
          <table:table-cell office:value-type="float" office:value="62.5005729963" calcext:value-type="float">
            <text:p>62.5005729963</text:p>
          </table:table-cell>
          <table:table-cell office:value-type="float" office:value="447.030879245" calcext:value-type="float">
            <text:p>447.03087924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8.74132128" calcext:value-type="float">
            <text:p>118.74132128</text:p>
          </table:table-cell>
          <table:table-cell office:value-type="float" office:value="57.1056193942" calcext:value-type="float">
            <text:p>57.1056193942</text:p>
          </table:table-cell>
          <table:table-cell office:value-type="float" office:value="61.6357018861" calcext:value-type="float">
            <text:p>61.6357018861</text:p>
          </table:table-cell>
          <table:table-cell office:value-type="float" office:value="458.001795978" calcext:value-type="float">
            <text:p>458.00179597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18.568200677" calcext:value-type="float">
            <text:p>118.568200677</text:p>
          </table:table-cell>
          <table:table-cell office:value-type="float" office:value="57.8617559598" calcext:value-type="float">
            <text:p>57.8617559598</text:p>
          </table:table-cell>
          <table:table-cell office:value-type="float" office:value="60.7064447167" calcext:value-type="float">
            <text:p>60.7064447167</text:p>
          </table:table-cell>
          <table:table-cell office:value-type="float" office:value="469.241958125" calcext:value-type="float">
            <text:p>469.24195812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18.412302502" calcext:value-type="float">
            <text:p>118.412302502</text:p>
          </table:table-cell>
          <table:table-cell office:value-type="float" office:value="58.7089115859" calcext:value-type="float">
            <text:p>58.7089115859</text:p>
          </table:table-cell>
          <table:table-cell office:value-type="float" office:value="59.7033909162" calcext:value-type="float">
            <text:p>59.7033909162</text:p>
          </table:table-cell>
          <table:table-cell office:value-type="float" office:value="480.757973436" calcext:value-type="float">
            <text:p>480.757973436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18.252892123" calcext:value-type="float">
            <text:p>118.252892123</text:p>
          </table:table-cell>
          <table:table-cell office:value-type="float" office:value="60.4331412583" calcext:value-type="float">
            <text:p>60.4331412583</text:p>
          </table:table-cell>
          <table:table-cell office:value-type="float" office:value="57.8197508649" calcext:value-type="float">
            <text:p>57.8197508649</text:p>
          </table:table-cell>
          <table:table-cell office:value-type="float" office:value="492.55661183" calcext:value-type="float">
            <text:p>492.556611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8.105328115" calcext:value-type="float">
            <text:p>118.105328115</text:p>
          </table:table-cell>
          <table:table-cell office:value-type="float" office:value="61.0537257363" calcext:value-type="float">
            <text:p>61.0537257363</text:p>
          </table:table-cell>
          <table:table-cell office:value-type="float" office:value="57.0516023782" calcext:value-type="float">
            <text:p>57.0516023782</text:p>
          </table:table-cell>
          <table:table-cell office:value-type="float" office:value="504.64480937" calcext:value-type="float">
            <text:p>504.6448093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17.983162597" calcext:value-type="float">
            <text:p>117.983162597</text:p>
          </table:table-cell>
          <table:table-cell office:value-type="float" office:value="61.7189559644" calcext:value-type="float">
            <text:p>61.7189559644</text:p>
          </table:table-cell>
          <table:table-cell office:value-type="float" office:value="56.2642066327" calcext:value-type="float">
            <text:p>56.2642066327</text:p>
          </table:table-cell>
          <table:table-cell office:value-type="float" office:value="517.029672341" calcext:value-type="float">
            <text:p>517.02967234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7.839013018" calcext:value-type="float">
            <text:p>117.839013018</text:p>
          </table:table-cell>
          <table:table-cell office:value-type="float" office:value="61.9429318241" calcext:value-type="float">
            <text:p>61.9429318241</text:p>
          </table:table-cell>
          <table:table-cell office:value-type="float" office:value="55.8960811944" calcext:value-type="float">
            <text:p>55.8960811944</text:p>
          </table:table-cell>
          <table:table-cell office:value-type="float" office:value="529.71848143" calcext:value-type="float">
            <text:p>529.71848143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17.728140186" calcext:value-type="float">
            <text:p>117.728140186</text:p>
          </table:table-cell>
          <table:table-cell office:value-type="float" office:value="61.9471806439" calcext:value-type="float">
            <text:p>61.9471806439</text:p>
          </table:table-cell>
          <table:table-cell office:value-type="float" office:value="55.7809595424" calcext:value-type="float">
            <text:p>55.7809595424</text:p>
          </table:table-cell>
          <table:table-cell office:value-type="float" office:value="542.718696004" calcext:value-type="float">
            <text:p>542.7186960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7.613983848" calcext:value-type="float">
            <text:p>117.613983848</text:p>
          </table:table-cell>
          <table:table-cell office:value-type="float" office:value="61.9045102193" calcext:value-type="float">
            <text:p>61.9045102193</text:p>
          </table:table-cell>
          <table:table-cell office:value-type="float" office:value="55.709473629" calcext:value-type="float">
            <text:p>55.709473629</text:p>
          </table:table-cell>
          <table:table-cell office:value-type="float" office:value="556.037958497" calcext:value-type="float">
            <text:p>556.03795849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7.510997034" calcext:value-type="float">
            <text:p>117.510997034</text:p>
          </table:table-cell>
          <table:table-cell office:value-type="float" office:value="61.8153861494" calcext:value-type="float">
            <text:p>61.8153861494</text:p>
          </table:table-cell>
          <table:table-cell office:value-type="float" office:value="55.6956108847" calcext:value-type="float">
            <text:p>55.6956108847</text:p>
          </table:table-cell>
          <table:table-cell office:value-type="float" office:value="569.684098901" calcext:value-type="float">
            <text:p>569.68409890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10.364610903" calcext:value-type="float">
            <text:p>210.364610903</text:p>
          </table:table-cell>
          <table:table-cell office:value-type="float" office:value="103.193815609" calcext:value-type="float">
            <text:p>103.193815609</text:p>
          </table:table-cell>
          <table:table-cell office:value-type="float" office:value="107.170795295" calcext:value-type="float">
            <text:p>107.170795295</text:p>
          </table:table-cell>
          <table:table-cell office:value-type="float" office:value="583.665139369" calcext:value-type="float">
            <text:p>583.66513936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10.315764303" calcext:value-type="float">
            <text:p>210.315764303</text:p>
          </table:table-cell>
          <table:table-cell office:value-type="float" office:value="103.161654078" calcext:value-type="float">
            <text:p>103.161654078</text:p>
          </table:table-cell>
          <table:table-cell office:value-type="float" office:value="107.154110225" calcext:value-type="float">
            <text:p>107.154110225</text:p>
          </table:table-cell>
          <table:table-cell office:value-type="float" office:value="597.989298931" calcext:value-type="float">
            <text:p>597.98929893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10.268210554" calcext:value-type="float">
            <text:p>210.268210554</text:p>
          </table:table-cell>
          <table:table-cell office:value-type="float" office:value="103.135556126" calcext:value-type="float">
            <text:p>103.135556126</text:p>
          </table:table-cell>
          <table:table-cell office:value-type="float" office:value="107.132654427" calcext:value-type="float">
            <text:p>107.132654427</text:p>
          </table:table-cell>
          <table:table-cell office:value-type="float" office:value="612.66499833" calcext:value-type="float">
            <text:p>612.6649983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10.217799548" calcext:value-type="float">
            <text:p>210.217799548</text:p>
          </table:table-cell>
          <table:table-cell office:value-type="float" office:value="103.108088525" calcext:value-type="float">
            <text:p>103.108088525</text:p>
          </table:table-cell>
          <table:table-cell office:value-type="float" office:value="107.109711023" calcext:value-type="float">
            <text:p>107.109711023</text:p>
          </table:table-cell>
          <table:table-cell office:value-type="float" office:value="627.700864964" calcext:value-type="float">
            <text:p>627.7008649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0.167433433" calcext:value-type="float">
            <text:p>210.167433433</text:p>
          </table:table-cell>
          <table:table-cell office:value-type="float" office:value="103.086719243" calcext:value-type="float">
            <text:p>103.086719243</text:p>
          </table:table-cell>
          <table:table-cell office:value-type="float" office:value="107.08071419" calcext:value-type="float">
            <text:p>107.08071419</text:p>
          </table:table-cell>
          <table:table-cell office:value-type="float" office:value="643.105737966" calcext:value-type="float">
            <text:p>643.10573796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10.109296278" calcext:value-type="float">
            <text:p>210.109296278</text:p>
          </table:table-cell>
          <table:table-cell office:value-type="float" office:value="102.965313129" calcext:value-type="float">
            <text:p>102.965313129</text:p>
          </table:table-cell>
          <table:table-cell office:value-type="float" office:value="107.143983149" calcext:value-type="float">
            <text:p>107.143983149</text:p>
          </table:table-cell>
          <table:table-cell office:value-type="float" office:value="658.888673395" calcext:value-type="float">
            <text:p>658.88867339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10.046813467" calcext:value-type="float">
            <text:p>210.046813467</text:p>
          </table:table-cell>
          <table:table-cell office:value-type="float" office:value="102.881689165" calcext:value-type="float">
            <text:p>102.881689165</text:p>
          </table:table-cell>
          <table:table-cell office:value-type="float" office:value="107.165124301" calcext:value-type="float">
            <text:p>107.165124301</text:p>
          </table:table-cell>
          <table:table-cell office:value-type="float" office:value="675.05894956" calcext:value-type="float">
            <text:p>675.05894956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09.980237141" calcext:value-type="float">
            <text:p>209.980237141</text:p>
          </table:table-cell>
          <table:table-cell office:value-type="float" office:value="102.919248046" calcext:value-type="float">
            <text:p>102.919248046</text:p>
          </table:table-cell>
          <table:table-cell office:value-type="float" office:value="107.060989095" calcext:value-type="float">
            <text:p>107.060989095</text:p>
          </table:table-cell>
          <table:table-cell office:value-type="float" office:value="691.62607248" calcext:value-type="float">
            <text:p>691.6260724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09.914829406" calcext:value-type="float">
            <text:p>209.914829406</text:p>
          </table:table-cell>
          <table:table-cell office:value-type="float" office:value="102.953753619" calcext:value-type="float">
            <text:p>102.953753619</text:p>
          </table:table-cell>
          <table:table-cell office:value-type="float" office:value="106.961075787" calcext:value-type="float">
            <text:p>106.961075787</text:p>
          </table:table-cell>
          <table:table-cell office:value-type="float" office:value="708.599781465" calcext:value-type="float">
            <text:p>708.59978146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09.824807767" calcext:value-type="float">
            <text:p>209.824807767</text:p>
          </table:table-cell>
          <table:table-cell office:value-type="float" office:value="102.924205055" calcext:value-type="float">
            <text:p>102.924205055</text:p>
          </table:table-cell>
          <table:table-cell office:value-type="float" office:value="106.900602712" calcext:value-type="float">
            <text:p>106.900602712</text:p>
          </table:table-cell>
          <table:table-cell office:value-type="float" office:value="725.990054844" calcext:value-type="float">
            <text:p>725.99005484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09.737875845" calcext:value-type="float">
            <text:p>209.737875845</text:p>
          </table:table-cell>
          <table:table-cell office:value-type="float" office:value="102.854584164" calcext:value-type="float">
            <text:p>102.854584164</text:p>
          </table:table-cell>
          <table:table-cell office:value-type="float" office:value="106.883291681" calcext:value-type="float">
            <text:p>106.883291681</text:p>
          </table:table-cell>
          <table:table-cell office:value-type="float" office:value="743.807115836" calcext:value-type="float">
            <text:p>743.807115836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09.656078533" calcext:value-type="float">
            <text:p>209.656078533</text:p>
          </table:table-cell>
          <table:table-cell office:value-type="float" office:value="102.8049535" calcext:value-type="float">
            <text:p>102.8049535</text:p>
          </table:table-cell>
          <table:table-cell office:value-type="float" office:value="106.851125032" calcext:value-type="float">
            <text:p>106.851125032</text:p>
          </table:table-cell>
          <table:table-cell office:value-type="float" office:value="762.06143855" calcext:value-type="float">
            <text:p>762.0614385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09.575243719" calcext:value-type="float">
            <text:p>209.575243719</text:p>
          </table:table-cell>
          <table:table-cell office:value-type="float" office:value="102.77954828" calcext:value-type="float">
            <text:p>102.77954828</text:p>
          </table:table-cell>
          <table:table-cell office:value-type="float" office:value="106.795695439" calcext:value-type="float">
            <text:p>106.795695439</text:p>
          </table:table-cell>
          <table:table-cell office:value-type="float" office:value="780.763754153" calcext:value-type="float">
            <text:p>780.76375415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09.493895948" calcext:value-type="float">
            <text:p>209.493895948</text:p>
          </table:table-cell>
          <table:table-cell office:value-type="float" office:value="102.742890881" calcext:value-type="float">
            <text:p>102.742890881</text:p>
          </table:table-cell>
          <table:table-cell office:value-type="float" office:value="106.751005067" calcext:value-type="float">
            <text:p>106.751005067</text:p>
          </table:table-cell>
          <table:table-cell office:value-type="float" office:value="799.925057169" calcext:value-type="float">
            <text:p>799.92505716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09.415295471" calcext:value-type="float">
            <text:p>209.415295471</text:p>
          </table:table-cell>
          <table:table-cell office:value-type="float" office:value="102.6861974" calcext:value-type="float">
            <text:p>102.6861974</text:p>
          </table:table-cell>
          <table:table-cell office:value-type="float" office:value="106.729098071" calcext:value-type="float">
            <text:p>106.729098071</text:p>
          </table:table-cell>
          <table:table-cell office:value-type="float" office:value="819.55661195" calcext:value-type="float">
            <text:p>819.55661195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09.337160347" calcext:value-type="float">
            <text:p>209.337160347</text:p>
          </table:table-cell>
          <table:table-cell office:value-type="float" office:value="102.617269107" calcext:value-type="float">
            <text:p>102.617269107</text:p>
          </table:table-cell>
          <table:table-cell office:value-type="float" office:value="106.71989124" calcext:value-type="float">
            <text:p>106.71989124</text:p>
          </table:table-cell>
          <table:table-cell office:value-type="float" office:value="839.669959293" calcext:value-type="float">
            <text:p>839.66995929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09.262478728" calcext:value-type="float">
            <text:p>209.262478728</text:p>
          </table:table-cell>
          <table:table-cell office:value-type="float" office:value="102.588021864" calcext:value-type="float">
            <text:p>102.588021864</text:p>
          </table:table-cell>
          <table:table-cell office:value-type="float" office:value="106.674456863" calcext:value-type="float">
            <text:p>106.674456863</text:p>
          </table:table-cell>
          <table:table-cell office:value-type="float" office:value="860.276923228" calcext:value-type="float">
            <text:p>860.27692322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09.188385991" calcext:value-type="float">
            <text:p>209.188385991</text:p>
          </table:table-cell>
          <table:table-cell office:value-type="float" office:value="102.523060099" calcext:value-type="float">
            <text:p>102.523060099</text:p>
          </table:table-cell>
          <table:table-cell office:value-type="float" office:value="106.665325893" calcext:value-type="float">
            <text:p>106.665325893</text:p>
          </table:table-cell>
          <table:table-cell office:value-type="float" office:value="881.389617966" calcext:value-type="float">
            <text:p>881.38961796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09.116414339" calcext:value-type="float">
            <text:p>209.116414339</text:p>
          </table:table-cell>
          <table:table-cell office:value-type="float" office:value="102.472033899" calcext:value-type="float">
            <text:p>102.472033899</text:p>
          </table:table-cell>
          <table:table-cell office:value-type="float" office:value="106.64438044" calcext:value-type="float">
            <text:p>106.64438044</text:p>
          </table:table-cell>
          <table:table-cell office:value-type="float" office:value="903.020455022" calcext:value-type="float">
            <text:p>903.020455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09.050602005" calcext:value-type="float">
            <text:p>209.050602005</text:p>
          </table:table-cell>
          <table:table-cell office:value-type="float" office:value="102.444016153" calcext:value-type="float">
            <text:p>102.444016153</text:p>
          </table:table-cell>
          <table:table-cell office:value-type="float" office:value="106.606585851" calcext:value-type="float">
            <text:p>106.606585851</text:p>
          </table:table-cell>
          <table:table-cell office:value-type="float" office:value="925.182150511" calcext:value-type="float">
            <text:p>925.18215051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08.970687475" calcext:value-type="float">
            <text:p>208.970687475</text:p>
          </table:table-cell>
          <table:table-cell office:value-type="float" office:value="102.232000177" calcext:value-type="float">
            <text:p>102.232000177</text:p>
          </table:table-cell>
          <table:table-cell office:value-type="float" office:value="106.738687298" calcext:value-type="float">
            <text:p>106.738687298</text:p>
          </table:table-cell>
          <table:table-cell office:value-type="float" office:value="947.887732624" calcext:value-type="float">
            <text:p>947.88773262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08.89625048" calcext:value-type="float">
            <text:p>208.89625048</text:p>
          </table:table-cell>
          <table:table-cell office:value-type="float" office:value="102.294304047" calcext:value-type="float">
            <text:p>102.294304047</text:p>
          </table:table-cell>
          <table:table-cell office:value-type="float" office:value="106.601946433" calcext:value-type="float">
            <text:p>106.601946433</text:p>
          </table:table-cell>
          <table:table-cell office:value-type="float" office:value="971.150549288" calcext:value-type="float">
            <text:p>971.15054928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08.892084599" calcext:value-type="float">
            <text:p>208.892084599</text:p>
          </table:table-cell>
          <table:table-cell office:value-type="float" office:value="102.399223603" calcext:value-type="float">
            <text:p>102.399223603</text:p>
          </table:table-cell>
          <table:table-cell office:value-type="float" office:value="106.492860997" calcext:value-type="float">
            <text:p>106.492860997</text:p>
          </table:table-cell>
          <table:table-cell office:value-type="float" office:value="994.984276008" calcext:value-type="float">
            <text:p>994.98427600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08.64018159" calcext:value-type="float">
            <text:p>208.64018159</text:p>
          </table:table-cell>
          <table:table-cell office:value-type="float" office:value="102.426756429" calcext:value-type="float">
            <text:p>102.426756429</text:p>
          </table:table-cell>
          <table:table-cell office:value-type="float" office:value="106.213425161" calcext:value-type="float">
            <text:p>106.213425161</text:p>
          </table:table-cell>
          <table:table-cell office:value-type="float" office:value="1019.40292391" calcext:value-type="float">
            <text:p>1019.402923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1.514214276" calcext:value-type="float">
            <text:p>141.514214276</text:p>
          </table:table-cell>
          <table:table-cell office:value-type="float" office:value="69.0463550246" calcext:value-type="float">
            <text:p>69.0463550246</text:p>
          </table:table-cell>
          <table:table-cell office:value-type="float" office:value="72.4678592513" calcext:value-type="float">
            <text:p>72.4678592513</text:p>
          </table:table-cell>
          <table:table-cell office:value-type="float" office:value="1044.42084798" calcext:value-type="float">
            <text:p>1044.42084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24.056382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0:49:49.376266366</dc:date>
    <meta:editing-duration>PT14M10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0.8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8cm" svg:width="9.129cm" svg:height="5.207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2.434788179">
                <text:p>2.434788179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2.49454212356">
                <text:p>2.4945421235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2.55576253404">
                <text:p>2.5557625340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2.61848540007">
                <text:p>2.6184854000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2.68274759453">
                <text:p>2.682747594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2.74858689521">
                <text:p>2.7485868952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2.81604200706">
                <text:p>2.8160420070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2.8851525849">
                <text:p>2.885152584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2.95595925674">
                <text:p>2.9559592567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3.02850364769">
                <text:p>3.0285036476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3.10282840441">
                <text:p>3.1028284044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3.17897722017">
                <text:p>3.1789772201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5E-017">
                <text:p>-3.97964869985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3.25699486055">
                <text:p>3.2569948605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2E-017">
                <text:p>-4.20846801702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3.33692718978">
                <text:p>3.3369271897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6E-017">
                <text:p>-2.41072429426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3.41882119765">
                <text:p>3.4188211976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E-017">
                <text:p>-2.5188308141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3.50272502717">
                <text:p>3.5027250271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6E-017">
                <text:p>-3.63530880646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3.58868800287">
                <text:p>3.5886880028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-2.80470364017E-017">
                <text:p>-2.80470364017E-0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3.67676065979">
                <text:p>3.6767606597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1.71873646439E-017">
                <text:p>-1.71873646439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3.76699477318">
                <text:p>3.7669947731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-2.7049113326E-017">
                <text:p>-2.7049113326E-017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3.85944338894">
                <text:p>3.8594433889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86735131343E-017">
                <text:p>-1.86735131343E-017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3.95416085482">
                <text:p>3.9541608548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-2.21543296809E-017">
                <text:p>-2.21543296809E-017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4.05120285237">
                <text:p>4.0512028523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-2.03575062342E-017">
                <text:p>-2.03575062342E-017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4.15062642963">
                <text:p>4.1506264296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-2.03929284879E-017">
                <text:p>-2.03929284879E-017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4.25249003473">
                <text:p>4.2524900347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-2.18978421432E-017">
                <text:p>-2.18978421432E-017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4.35685355019">
                <text:p>4.3568535501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56576">
                <text:p>11.7028556576</text:p>
              </table:table-cell>
              <table:table-cell office:value-type="float" office:value="0.00000000000261389738343">
                <text:p>0.00000000000261389738343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4.46377832817">
                <text:p>4.4637783281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2.6826794049">
                <text:p>22.6826794049</text:p>
              </table:table-cell>
              <table:table-cell office:value-type="float" office:value="0.616022246066">
                <text:p>0.616022246066</text:p>
              </table:table-cell>
              <table:table-cell office:value-type="float" office:value="22.0666571588">
                <text:p>22.0666571588</text:p>
              </table:table-cell>
              <table:table-cell office:value-type="float" office:value="4.57332722653">
                <text:p>4.5733272265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55201699">
                <text:p>22.6855201699</text:p>
              </table:table-cell>
              <table:table-cell office:value-type="float" office:value="0.632410536905">
                <text:p>0.632410536905</text:p>
              </table:table-cell>
              <table:table-cell office:value-type="float" office:value="22.053109633">
                <text:p>22.053109633</text:p>
              </table:table-cell>
              <table:table-cell office:value-type="float" office:value="4.68556464574">
                <text:p>4.6855646457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2.6882057727">
                <text:p>22.6882057727</text:p>
              </table:table-cell>
              <table:table-cell office:value-type="float" office:value="0.665327979018">
                <text:p>0.665327979018</text:p>
              </table:table-cell>
              <table:table-cell office:value-type="float" office:value="22.0228777936">
                <text:p>22.0228777936</text:p>
              </table:table-cell>
              <table:table-cell office:value-type="float" office:value="4.80055656679">
                <text:p>4.80055656679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2.6898965412">
                <text:p>22.6898965412</text:p>
              </table:table-cell>
              <table:table-cell office:value-type="float" office:value="0.711106924696">
                <text:p>0.711106924696</text:p>
              </table:table-cell>
              <table:table-cell office:value-type="float" office:value="21.9787896165">
                <text:p>21.9787896165</text:p>
              </table:table-cell>
              <table:table-cell office:value-type="float" office:value="4.91837058996">
                <text:p>4.9183705899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902969815">
                <text:p>22.6902969815</text:p>
              </table:table-cell>
              <table:table-cell office:value-type="float" office:value="0.76290731459">
                <text:p>0.76290731459</text:p>
              </table:table-cell>
              <table:table-cell office:value-type="float" office:value="21.9273896669">
                <text:p>21.9273896669</text:p>
              </table:table-cell>
              <table:table-cell office:value-type="float" office:value="5.03907597456">
                <text:p>5.0390759745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2.6894945711">
                <text:p>22.6894945711</text:p>
              </table:table-cell>
              <table:table-cell office:value-type="float" office:value="0.813378647401">
                <text:p>0.813378647401</text:p>
              </table:table-cell>
              <table:table-cell office:value-type="float" office:value="21.8761159237">
                <text:p>21.8761159237</text:p>
              </table:table-cell>
              <table:table-cell office:value-type="float" office:value="5.16274367962">
                <text:p>5.1627436796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2.6878191409">
                <text:p>22.6878191409</text:p>
              </table:table-cell>
              <table:table-cell office:value-type="float" office:value="0.856450833542">
                <text:p>0.856450833542</text:p>
              </table:table-cell>
              <table:table-cell office:value-type="float" office:value="21.8313683073">
                <text:p>21.8313683073</text:p>
              </table:table-cell>
              <table:table-cell office:value-type="float" office:value="5.28944640565">
                <text:p>5.2894464056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57226983">
                <text:p>22.6857226983</text:p>
              </table:table-cell>
              <table:table-cell office:value-type="float" office:value="0.888372108775">
                <text:p>0.888372108775</text:p>
              </table:table-cell>
              <table:table-cell office:value-type="float" office:value="21.7973505895">
                <text:p>21.7973505895</text:p>
              </table:table-cell>
              <table:table-cell office:value-type="float" office:value="5.41925863736">
                <text:p>5.4192586373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2.6836797576">
                <text:p>22.6836797576</text:p>
              </table:table-cell>
              <table:table-cell office:value-type="float" office:value="0.908112611251">
                <text:p>0.908112611251</text:p>
              </table:table-cell>
              <table:table-cell office:value-type="float" office:value="21.7755671464">
                <text:p>21.7755671464</text:p>
              </table:table-cell>
              <table:table-cell office:value-type="float" office:value="5.55225668744">
                <text:p>5.5522566874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2.6821080727">
                <text:p>22.6821080727</text:p>
              </table:table-cell>
              <table:table-cell office:value-type="float" office:value="0.91725176327">
                <text:p>0.91725176327</text:p>
              </table:table-cell>
              <table:table-cell office:value-type="float" office:value="21.7648563095">
                <text:p>21.7648563095</text:p>
              </table:table-cell>
              <table:table-cell office:value-type="float" office:value="5.68851874142">
                <text:p>5.6885187414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13099583">
                <text:p>22.6813099583</text:p>
              </table:table-cell>
              <table:table-cell office:value-type="float" office:value="0.91946798922">
                <text:p>0.91946798922</text:p>
              </table:table-cell>
              <table:table-cell office:value-type="float" office:value="21.7618419691">
                <text:p>21.7618419691</text:p>
              </table:table-cell>
              <table:table-cell office:value-type="float" office:value="5.82812490364">
                <text:p>5.8281249036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2.6814339471">
                <text:p>22.6814339471</text:p>
              </table:table-cell>
              <table:table-cell office:value-type="float" office:value="0.919749095354">
                <text:p>0.919749095354</text:p>
              </table:table-cell>
              <table:table-cell office:value-type="float" office:value="21.7616848517">
                <text:p>21.7616848517</text:p>
              </table:table-cell>
              <table:table-cell office:value-type="float" office:value="5.97115724434">
                <text:p>5.9711572443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2.6824573042">
                <text:p>22.6824573042</text:p>
              </table:table-cell>
              <table:table-cell office:value-type="float" office:value="0.923441590611">
                <text:p>0.923441590611</text:p>
              </table:table-cell>
              <table:table-cell office:value-type="float" office:value="21.7590157135">
                <text:p>21.7590157135</text:p>
              </table:table-cell>
              <table:table-cell office:value-type="float" office:value="6.11769984792">
                <text:p>6.1176998479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41869152">
                <text:p>22.6841869152</text:p>
              </table:table-cell>
              <table:table-cell office:value-type="float" office:value="0.935251951905">
                <text:p>0.935251951905</text:p>
              </table:table-cell>
              <table:table-cell office:value-type="float" office:value="21.7489349633">
                <text:p>21.7489349633</text:p>
              </table:table-cell>
              <table:table-cell office:value-type="float" office:value="6.26783886235">
                <text:p>6.2678388623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.6862757492">
                <text:p>22.6862757492</text:p>
              </table:table-cell>
              <table:table-cell office:value-type="float" office:value="0.958150791337">
                <text:p>0.958150791337</text:p>
              </table:table-cell>
              <table:table-cell office:value-type="float" office:value="21.7281249578">
                <text:p>21.7281249578</text:p>
              </table:table-cell>
              <table:table-cell office:value-type="float" office:value="6.42166254981">
                <text:p>6.4216625498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.6882913163">
                <text:p>22.6882913163</text:p>
              </table:table-cell>
              <table:table-cell office:value-type="float" office:value="0.992782152341">
                <text:p>0.992782152341</text:p>
              </table:table-cell>
              <table:table-cell office:value-type="float" office:value="21.6955091639">
                <text:p>21.6955091639</text:p>
              </table:table-cell>
              <table:table-cell office:value-type="float" office:value="6.5792613386">
                <text:p>6.579261338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97273453">
                <text:p>22.6897273453</text:p>
              </table:table-cell>
              <table:table-cell office:value-type="float" office:value="1.03746378032">
                <text:p>1.03746378032</text:p>
              </table:table-cell>
              <table:table-cell office:value-type="float" office:value="21.652263565">
                <text:p>21.652263565</text:p>
              </table:table-cell>
              <table:table-cell office:value-type="float" office:value="6.74072787628">
                <text:p>6.7407278762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2.6898272821">
                <text:p>22.6898272821</text:p>
              </table:table-cell>
              <table:table-cell office:value-type="float" office:value="1.09388041831">
                <text:p>1.09388041831</text:p>
              </table:table-cell>
              <table:table-cell office:value-type="float" office:value="21.5959468638">
                <text:p>21.5959468638</text:p>
              </table:table-cell>
              <table:table-cell office:value-type="float" office:value="6.90615708416">
                <text:p>6.9061570841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2.688531011">
                <text:p>22.688531011</text:p>
              </table:table-cell>
              <table:table-cell office:value-type="float" office:value="1.16453569118">
                <text:p>1.16453569118</text:p>
              </table:table-cell>
              <table:table-cell office:value-type="float" office:value="21.5239953198">
                <text:p>21.5239953198</text:p>
              </table:table-cell>
              <table:table-cell office:value-type="float" office:value="7.07564621305">
                <text:p>7.0756462130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60815016">
                <text:p>22.6860815016</text:p>
              </table:table-cell>
              <table:table-cell office:value-type="float" office:value="1.24265792121">
                <text:p>1.24265792121</text:p>
              </table:table-cell>
              <table:table-cell office:value-type="float" office:value="21.4434235804">
                <text:p>21.4434235804</text:p>
              </table:table-cell>
              <table:table-cell office:value-type="float" office:value="7.24929490051">
                <text:p>7.2492949005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2.6830188036">
                <text:p>22.6830188036</text:p>
              </table:table-cell>
              <table:table-cell office:value-type="float" office:value="1.31722298763">
                <text:p>1.31722298763</text:p>
              </table:table-cell>
              <table:table-cell office:value-type="float" office:value="21.365795816">
                <text:p>21.365795816</text:p>
              </table:table-cell>
              <table:table-cell office:value-type="float" office:value="7.42720522935">
                <text:p>7.4272052293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2.6803806752">
                <text:p>22.6803806752</text:p>
              </table:table-cell>
              <table:table-cell office:value-type="float" office:value="1.37908449253">
                <text:p>1.37908449253</text:p>
              </table:table-cell>
              <table:table-cell office:value-type="float" office:value="21.3012961827">
                <text:p>21.3012961827</text:p>
              </table:table-cell>
              <table:table-cell office:value-type="float" office:value="7.60948178766">
                <text:p>7.6094817876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797726968">
                <text:p>22.6797726968</text:p>
              </table:table-cell>
              <table:table-cell office:value-type="float" office:value="1.42713721337">
                <text:p>1.42713721337</text:p>
              </table:table-cell>
              <table:table-cell office:value-type="float" office:value="21.2526354834">
                <text:p>21.2526354834</text:p>
              </table:table-cell>
              <table:table-cell office:value-type="float" office:value="7.79623173033">
                <text:p>7.7962317303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2.680131446">
                <text:p>22.680131446</text:p>
              </table:table-cell>
              <table:table-cell office:value-type="float" office:value="1.46559555144">
                <text:p>1.46559555144</text:p>
              </table:table-cell>
              <table:table-cell office:value-type="float" office:value="21.2145358946">
                <text:p>21.2145358946</text:p>
              </table:table-cell>
              <table:table-cell office:value-type="float" office:value="7.98756484201">
                <text:p>7.987564842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9.240642953">
                <text:p>29.240642953</text:p>
              </table:table-cell>
              <table:table-cell office:value-type="float" office:value="2.18269490076">
                <text:p>2.18269490076</text:p>
              </table:table-cell>
              <table:table-cell office:value-type="float" office:value="27.0579480522">
                <text:p>27.0579480522</text:p>
              </table:table-cell>
              <table:table-cell office:value-type="float" office:value="8.18359360165">
                <text:p>8.1835936016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9.2310150878">
                <text:p>29.2310150878</text:p>
              </table:table-cell>
              <table:table-cell office:value-type="float" office:value="2.25788775844">
                <text:p>2.25788775844</text:p>
              </table:table-cell>
              <table:table-cell office:value-type="float" office:value="26.9731273293">
                <text:p>26.9731273293</text:p>
              </table:table-cell>
              <table:table-cell office:value-type="float" office:value="8.38443324864">
                <text:p>8.38443324864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9.2271359189">
                <text:p>29.2271359189</text:p>
              </table:table-cell>
              <table:table-cell office:value-type="float" office:value="2.26821039128">
                <text:p>2.26821039128</text:p>
              </table:table-cell>
              <table:table-cell office:value-type="float" office:value="26.9589255276">
                <text:p>26.9589255276</text:p>
              </table:table-cell>
              <table:table-cell office:value-type="float" office:value="8.59020185052">
                <text:p>8.59020185052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9.2337069644">
                <text:p>29.2337069644</text:p>
              </table:table-cell>
              <table:table-cell office:value-type="float" office:value="2.25821565681">
                <text:p>2.25821565681</text:p>
              </table:table-cell>
              <table:table-cell office:value-type="float" office:value="26.9754913075">
                <text:p>26.9754913075</text:p>
              </table:table-cell>
              <table:table-cell office:value-type="float" office:value="8.80102037246">
                <text:p>8.8010203724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9.2459551783">
                <text:p>29.2459551783</text:p>
              </table:table-cell>
              <table:table-cell office:value-type="float" office:value="2.27331485265">
                <text:p>2.27331485265</text:p>
              </table:table-cell>
              <table:table-cell office:value-type="float" office:value="26.9726403256">
                <text:p>26.9726403256</text:p>
              </table:table-cell>
              <table:table-cell office:value-type="float" office:value="9.01701274827">
                <text:p>9.0170127482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9.2544327177">
                <text:p>29.2544327177</text:p>
              </table:table-cell>
              <table:table-cell office:value-type="float" office:value="2.3290214204">
                <text:p>2.3290214204</text:p>
              </table:table-cell>
              <table:table-cell office:value-type="float" office:value="26.9254112973">
                <text:p>26.9254112973</text:p>
              </table:table-cell>
              <table:table-cell office:value-type="float" office:value="9.23830595335">
                <text:p>9.2383059533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9.2497907318">
                <text:p>29.2497907318</text:p>
              </table:table-cell>
              <table:table-cell office:value-type="float" office:value="2.39472035517">
                <text:p>2.39472035517</text:p>
              </table:table-cell>
              <table:table-cell office:value-type="float" office:value="26.8550703766">
                <text:p>26.8550703766</text:p>
              </table:table-cell>
              <table:table-cell office:value-type="float" office:value="9.4650300793">
                <text:p>9.465030079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9.2326792739">
                <text:p>29.2326792739</text:p>
              </table:table-cell>
              <table:table-cell office:value-type="float" office:value="2.41597645256">
                <text:p>2.41597645256</text:p>
              </table:table-cell>
              <table:table-cell office:value-type="float" office:value="26.8167028213">
                <text:p>26.8167028213</text:p>
              </table:table-cell>
              <table:table-cell office:value-type="float" office:value="9.69731841036">
                <text:p>9.6973184103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9.2214021164">
                <text:p>29.2214021164</text:p>
              </table:table-cell>
              <table:table-cell office:value-type="float" office:value="2.39759359173">
                <text:p>2.39759359173</text:p>
              </table:table-cell>
              <table:table-cell office:value-type="float" office:value="26.8238085246">
                <text:p>26.8238085246</text:p>
              </table:table-cell>
              <table:table-cell office:value-type="float" office:value="9.93530750183">
                <text:p>9.9353075018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9.22086574">
                <text:p>29.22086574</text:p>
              </table:table-cell>
              <table:table-cell office:value-type="float" office:value="2.38607976437">
                <text:p>2.38607976437</text:p>
              </table:table-cell>
              <table:table-cell office:value-type="float" office:value="26.8347859756">
                <text:p>26.8347859756</text:p>
              </table:table-cell>
              <table:table-cell office:value-type="float" office:value="10.1791372603">
                <text:p>10.179137260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9.2189671539">
                <text:p>29.2189671539</text:p>
              </table:table-cell>
              <table:table-cell office:value-type="float" office:value="2.38234244433">
                <text:p>2.38234244433</text:p>
              </table:table-cell>
              <table:table-cell office:value-type="float" office:value="26.8366247096">
                <text:p>26.8366247096</text:p>
              </table:table-cell>
              <table:table-cell office:value-type="float" office:value="10.4289510259">
                <text:p>10.428951025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9.2178146797">
                <text:p>29.2178146797</text:p>
              </table:table-cell>
              <table:table-cell office:value-type="float" office:value="2.38151401852">
                <text:p>2.38151401852</text:p>
              </table:table-cell>
              <table:table-cell office:value-type="float" office:value="26.8363006612">
                <text:p>26.8363006612</text:p>
              </table:table-cell>
              <table:table-cell office:value-type="float" office:value="10.6848956567">
                <text:p>10.684895656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9.2168985598">
                <text:p>29.2168985598</text:p>
              </table:table-cell>
              <table:table-cell office:value-type="float" office:value="2.38152058143">
                <text:p>2.38152058143</text:p>
              </table:table-cell>
              <table:table-cell office:value-type="float" office:value="26.8353779783">
                <text:p>26.8353779783</text:p>
              </table:table-cell>
              <table:table-cell office:value-type="float" office:value="10.9471216146">
                <text:p>10.947121614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9.2161242116">
                <text:p>29.2161242116</text:p>
              </table:table-cell>
              <table:table-cell office:value-type="float" office:value="2.37910669838">
                <text:p>2.37910669838</text:p>
              </table:table-cell>
              <table:table-cell office:value-type="float" office:value="26.8370175132">
                <text:p>26.8370175132</text:p>
              </table:table-cell>
              <table:table-cell office:value-type="float" office:value="11.2157830545">
                <text:p>11.215783054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9.2154203824">
                <text:p>29.2154203824</text:p>
              </table:table-cell>
              <table:table-cell office:value-type="float" office:value="2.37311966715">
                <text:p>2.37311966715</text:p>
              </table:table-cell>
              <table:table-cell office:value-type="float" office:value="26.8423007153">
                <text:p>26.8423007153</text:p>
              </table:table-cell>
              <table:table-cell office:value-type="float" office:value="11.4910379143">
                <text:p>11.491037914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9.2148145279">
                <text:p>29.2148145279</text:p>
              </table:table-cell>
              <table:table-cell office:value-type="float" office:value="2.36546835543">
                <text:p>2.36546835543</text:p>
              </table:table-cell>
              <table:table-cell office:value-type="float" office:value="26.8493461725">
                <text:p>26.8493461725</text:p>
              </table:table-cell>
              <table:table-cell office:value-type="float" office:value="11.773048008">
                <text:p>11.77304800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9.2142997221">
                <text:p>29.2142997221</text:p>
              </table:table-cell>
              <table:table-cell office:value-type="float" office:value="2.35986146555">
                <text:p>2.35986146555</text:p>
              </table:table-cell>
              <table:table-cell office:value-type="float" office:value="26.8544382565">
                <text:p>26.8544382565</text:p>
              </table:table-cell>
              <table:table-cell office:value-type="float" office:value="12.0619791208">
                <text:p>12.061979120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9.2137723635">
                <text:p>29.2137723635</text:p>
              </table:table-cell>
              <table:table-cell office:value-type="float" office:value="2.35762817057">
                <text:p>2.35762817057</text:p>
              </table:table-cell>
              <table:table-cell office:value-type="float" office:value="26.856144193">
                <text:p>26.856144193</text:p>
              </table:table-cell>
              <table:table-cell office:value-type="float" office:value="12.3580011065">
                <text:p>12.358001106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9.2132789696">
                <text:p>29.2132789696</text:p>
              </table:table-cell>
              <table:table-cell office:value-type="float" office:value="2.35694560218">
                <text:p>2.35694560218</text:p>
              </table:table-cell>
              <table:table-cell office:value-type="float" office:value="26.8563333674">
                <text:p>26.8563333674</text:p>
              </table:table-cell>
              <table:table-cell office:value-type="float" office:value="12.6612879876">
                <text:p>12.661287987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9.212729047">
                <text:p>29.212729047</text:p>
              </table:table-cell>
              <table:table-cell office:value-type="float" office:value="2.35657062586">
                <text:p>2.35657062586</text:p>
              </table:table-cell>
              <table:table-cell office:value-type="float" office:value="26.8561584211">
                <text:p>26.8561584211</text:p>
              </table:table-cell>
              <table:table-cell office:value-type="float" office:value="12.9720180573">
                <text:p>12.97201805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9.2122747329">
                <text:p>29.2122747329</text:p>
              </table:table-cell>
              <table:table-cell office:value-type="float" office:value="2.35615258099">
                <text:p>2.35615258099</text:p>
              </table:table-cell>
              <table:table-cell office:value-type="float" office:value="26.8561221519">
                <text:p>26.8561221519</text:p>
              </table:table-cell>
              <table:table-cell office:value-type="float" office:value="13.2903739843">
                <text:p>13.2903739843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9.2118602698">
                <text:p>29.2118602698</text:p>
              </table:table-cell>
              <table:table-cell office:value-type="float" office:value="2.35569074665">
                <text:p>2.35569074665</text:p>
              </table:table-cell>
              <table:table-cell office:value-type="float" office:value="26.8561695231">
                <text:p>26.8561695231</text:p>
              </table:table-cell>
              <table:table-cell office:value-type="float" office:value="13.6165429205">
                <text:p>13.616542920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9.2114801809">
                <text:p>29.2114801809</text:p>
              </table:table-cell>
              <table:table-cell office:value-type="float" office:value="2.35517201906">
                <text:p>2.35517201906</text:p>
              </table:table-cell>
              <table:table-cell office:value-type="float" office:value="26.8563081618">
                <text:p>26.8563081618</text:p>
              </table:table-cell>
              <table:table-cell office:value-type="float" office:value="13.9507166107">
                <text:p>13.950716610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9.2111196963">
                <text:p>29.2111196963</text:p>
              </table:table-cell>
              <table:table-cell office:value-type="float" office:value="2.35457640658">
                <text:p>2.35457640658</text:p>
              </table:table-cell>
              <table:table-cell office:value-type="float" office:value="26.8565432897">
                <text:p>26.8565432897</text:p>
              </table:table-cell>
              <table:table-cell office:value-type="float" office:value="14.2930915056">
                <text:p>14.29309150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9.2107658299">
                <text:p>29.2107658299</text:p>
              </table:table-cell>
              <table:table-cell office:value-type="float" office:value="2.35384543986">
                <text:p>2.35384543986</text:p>
              </table:table-cell>
              <table:table-cell office:value-type="float" office:value="26.85692039">
                <text:p>26.85692039</text:p>
              </table:table-cell>
              <table:table-cell office:value-type="float" office:value="14.643868877">
                <text:p>14.64386887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9.2104149804">
                <text:p>29.2104149804</text:p>
              </table:table-cell>
              <table:table-cell office:value-type="float" office:value="2.35291625288">
                <text:p>2.35291625288</text:p>
              </table:table-cell>
              <table:table-cell office:value-type="float" office:value="26.8574987275">
                <text:p>26.8574987275</text:p>
              </table:table-cell>
              <table:table-cell office:value-type="float" office:value="15.0032549364">
                <text:p>15.003254936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56.5312053189">
                <text:p>56.5312053189</text:p>
              </table:table-cell>
              <table:table-cell office:value-type="float" office:value="5.78245465434">
                <text:p>5.78245465434</text:p>
              </table:table-cell>
              <table:table-cell office:value-type="float" office:value="50.7487506646">
                <text:p>50.7487506646</text:p>
              </table:table-cell>
              <table:table-cell office:value-type="float" office:value="15.3714609558">
                <text:p>15.37146095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56.5310655464">
                <text:p>56.5310655464</text:p>
              </table:table-cell>
              <table:table-cell office:value-type="float" office:value="5.78062745438">
                <text:p>5.78062745438</text:p>
              </table:table-cell>
              <table:table-cell office:value-type="float" office:value="50.7504380921">
                <text:p>50.7504380921</text:p>
              </table:table-cell>
              <table:table-cell office:value-type="float" office:value="15.7487033926">
                <text:p>15.748703392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6.5309329937">
                <text:p>56.5309329937</text:p>
              </table:table-cell>
              <table:table-cell office:value-type="float" office:value="5.77882408532">
                <text:p>5.77882408532</text:p>
              </table:table-cell>
              <table:table-cell office:value-type="float" office:value="50.7521089084">
                <text:p>50.7521089084</text:p>
              </table:table-cell>
              <table:table-cell office:value-type="float" office:value="16.1352040162">
                <text:p>16.1352040162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56.5307967596">
                <text:p>56.5307967596</text:p>
              </table:table-cell>
              <table:table-cell office:value-type="float" office:value="5.77731717705">
                <text:p>5.77731717705</text:p>
              </table:table-cell>
              <table:table-cell office:value-type="float" office:value="50.7534795825">
                <text:p>50.7534795825</text:p>
              </table:table-cell>
              <table:table-cell office:value-type="float" office:value="16.5311900385">
                <text:p>16.53119003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6.5306903443">
                <text:p>56.5306903443</text:p>
              </table:table-cell>
              <table:table-cell office:value-type="float" office:value="5.77638821284">
                <text:p>5.77638821284</text:p>
              </table:table-cell>
              <table:table-cell office:value-type="float" office:value="50.7543021314">
                <text:p>50.7543021314</text:p>
              </table:table-cell>
              <table:table-cell office:value-type="float" office:value="16.9368942478">
                <text:p>16.936894247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56.5305808504">
                <text:p>56.5305808504</text:p>
              </table:table-cell>
              <table:table-cell office:value-type="float" office:value="5.77637145862">
                <text:p>5.77637145862</text:p>
              </table:table-cell>
              <table:table-cell office:value-type="float" office:value="50.7542093918">
                <text:p>50.7542093918</text:p>
              </table:table-cell>
              <table:table-cell office:value-type="float" office:value="17.3525551454">
                <text:p>17.352555145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56.5303622391">
                <text:p>56.5303622391</text:p>
              </table:table-cell>
              <table:table-cell office:value-type="float" office:value="5.77655113703">
                <text:p>5.77655113703</text:p>
              </table:table-cell>
              <table:table-cell office:value-type="float" office:value="50.753811102">
                <text:p>50.753811102</text:p>
              </table:table-cell>
              <table:table-cell office:value-type="float" office:value="17.7784170857">
                <text:p>17.778417085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56.5301637028">
                <text:p>56.5301637028</text:p>
              </table:table-cell>
              <table:table-cell office:value-type="float" office:value="5.77660856458">
                <text:p>5.77660856458</text:p>
              </table:table-cell>
              <table:table-cell office:value-type="float" office:value="50.7535551383">
                <text:p>50.7535551383</text:p>
              </table:table-cell>
              <table:table-cell office:value-type="float" office:value="18.21473042">
                <text:p>18.2147304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56.5301320243">
                <text:p>56.5301320243</text:p>
              </table:table-cell>
              <table:table-cell office:value-type="float" office:value="5.77699075183">
                <text:p>5.77699075183</text:p>
              </table:table-cell>
              <table:table-cell office:value-type="float" office:value="50.7531412725">
                <text:p>50.7531412725</text:p>
              </table:table-cell>
              <table:table-cell office:value-type="float" office:value="18.6617516439">
                <text:p>18.661751643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6.529538507">
                <text:p>56.529538507</text:p>
              </table:table-cell>
              <table:table-cell office:value-type="float" office:value="5.7746852664">
                <text:p>5.7746852664</text:p>
              </table:table-cell>
              <table:table-cell office:value-type="float" office:value="50.7548532406">
                <text:p>50.7548532406</text:p>
              </table:table-cell>
              <table:table-cell office:value-type="float" office:value="19.1197435475">
                <text:p>19.11974354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56.5290471592">
                <text:p>56.5290471592</text:p>
              </table:table-cell>
              <table:table-cell office:value-type="float" office:value="5.75875850813">
                <text:p>5.75875850813</text:p>
              </table:table-cell>
              <table:table-cell office:value-type="float" office:value="50.7702886511">
                <text:p>50.7702886511</text:p>
              </table:table-cell>
              <table:table-cell office:value-type="float" office:value="19.5889753706">
                <text:p>19.588975370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56.5291762623">
                <text:p>56.5291762623</text:p>
              </table:table-cell>
              <table:table-cell office:value-type="float" office:value="5.74720983149">
                <text:p>5.74720983149</text:p>
              </table:table-cell>
              <table:table-cell office:value-type="float" office:value="50.7819664308">
                <text:p>50.7819664308</text:p>
              </table:table-cell>
              <table:table-cell office:value-type="float" office:value="20.0697229602">
                <text:p>20.069722960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56.5290008331">
                <text:p>56.5290008331</text:p>
              </table:table-cell>
              <table:table-cell office:value-type="float" office:value="5.74478704317">
                <text:p>5.74478704317</text:p>
              </table:table-cell>
              <table:table-cell office:value-type="float" office:value="50.7842137899">
                <text:p>50.7842137899</text:p>
              </table:table-cell>
              <table:table-cell office:value-type="float" office:value="20.5622689333">
                <text:p>20.562268933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56.5287297345">
                <text:p>56.5287297345</text:p>
              </table:table-cell>
              <table:table-cell office:value-type="float" office:value="5.73993294293">
                <text:p>5.73993294293</text:p>
              </table:table-cell>
              <table:table-cell office:value-type="float" office:value="50.7887967916">
                <text:p>50.7887967916</text:p>
              </table:table-cell>
              <table:table-cell office:value-type="float" office:value="21.0669028429">
                <text:p>21.06690284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6.5289390364">
                <text:p>56.5289390364</text:p>
              </table:table-cell>
              <table:table-cell office:value-type="float" office:value="5.73820937854">
                <text:p>5.73820937854</text:p>
              </table:table-cell>
              <table:table-cell office:value-type="float" office:value="50.7907296578">
                <text:p>50.7907296578</text:p>
              </table:table-cell>
              <table:table-cell office:value-type="float" office:value="21.583921348">
                <text:p>21.58392134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56.5310559431">
                <text:p>56.5310559431</text:p>
              </table:table-cell>
              <table:table-cell office:value-type="float" office:value="5.75240925425">
                <text:p>5.75240925425</text:p>
              </table:table-cell>
              <table:table-cell office:value-type="float" office:value="50.7786466889">
                <text:p>50.7786466889</text:p>
              </table:table-cell>
              <table:table-cell office:value-type="float" office:value="22.1136283881">
                <text:p>22.113628388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56.5328426157">
                <text:p>56.5328426157</text:p>
              </table:table-cell>
              <table:table-cell office:value-type="float" office:value="5.80700864714">
                <text:p>5.80700864714</text:p>
              </table:table-cell>
              <table:table-cell office:value-type="float" office:value="50.7258339686">
                <text:p>50.7258339686</text:p>
              </table:table-cell>
              <table:table-cell office:value-type="float" office:value="22.6563353619">
                <text:p>22.656335361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56.5344329649">
                <text:p>56.5344329649</text:p>
              </table:table-cell>
              <table:table-cell office:value-type="float" office:value="5.93288411905">
                <text:p>5.93288411905</text:p>
              </table:table-cell>
              <table:table-cell office:value-type="float" office:value="50.6015488459">
                <text:p>50.6015488459</text:p>
              </table:table-cell>
              <table:table-cell office:value-type="float" office:value="23.2123613106">
                <text:p>23.212361310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56.5350092244">
                <text:p>56.5350092244</text:p>
              </table:table-cell>
              <table:table-cell office:value-type="float" office:value="6.0842422686">
                <text:p>6.0842422686</text:p>
              </table:table-cell>
              <table:table-cell office:value-type="float" office:value="50.4507669557">
                <text:p>50.4507669557</text:p>
              </table:table-cell>
              <table:table-cell office:value-type="float" office:value="23.782033105">
                <text:p>23.78203310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6.534516198">
                <text:p>56.534516198</text:p>
              </table:table-cell>
              <table:table-cell office:value-type="float" office:value="6.23844791894">
                <text:p>6.23844791894</text:p>
              </table:table-cell>
              <table:table-cell office:value-type="float" office:value="50.2960682791">
                <text:p>50.2960682791</text:p>
              </table:table-cell>
              <table:table-cell office:value-type="float" office:value="24.3656856378">
                <text:p>24.365685637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56.5331733642">
                <text:p>56.5331733642</text:p>
              </table:table-cell>
              <table:table-cell office:value-type="float" office:value="6.37457811035">
                <text:p>6.37457811035</text:p>
              </table:table-cell>
              <table:table-cell office:value-type="float" office:value="50.1585952538">
                <text:p>50.1585952538</text:p>
              </table:table-cell>
              <table:table-cell office:value-type="float" office:value="24.9636620209">
                <text:p>24.963662020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56.5312893575">
                <text:p>56.5312893575</text:p>
              </table:table-cell>
              <table:table-cell office:value-type="float" office:value="6.4773985614">
                <text:p>6.4773985614</text:p>
              </table:table-cell>
              <table:table-cell office:value-type="float" office:value="50.0538907961">
                <text:p>50.0538907961</text:p>
              </table:table-cell>
              <table:table-cell office:value-type="float" office:value="25.5763137863">
                <text:p>25.576313786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56.5484907715">
                <text:p>56.5484907715</text:p>
              </table:table-cell>
              <table:table-cell office:value-type="float" office:value="6.60933965797">
                <text:p>6.60933965797</text:p>
              </table:table-cell>
              <table:table-cell office:value-type="float" office:value="49.9391511135">
                <text:p>49.9391511135</text:p>
              </table:table-cell>
              <table:table-cell office:value-type="float" office:value="26.2040010936">
                <text:p>26.204001093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56.529711588">
                <text:p>56.529711588</text:p>
              </table:table-cell>
              <table:table-cell office:value-type="float" office:value="6.6636547316">
                <text:p>6.6636547316</text:p>
              </table:table-cell>
              <table:table-cell office:value-type="float" office:value="49.8660568564">
                <text:p>49.8660568564</text:p>
              </table:table-cell>
              <table:table-cell office:value-type="float" office:value="26.8470929412">
                <text:p>26.84709294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6.4108330001">
                <text:p>66.4108330001</text:p>
              </table:table-cell>
              <table:table-cell office:value-type="float" office:value="9.75378011942">
                <text:p>9.75378011942</text:p>
              </table:table-cell>
              <table:table-cell office:value-type="float" office:value="56.6570528806">
                <text:p>56.6570528806</text:p>
              </table:table-cell>
              <table:table-cell office:value-type="float" office:value="27.5059673833">
                <text:p>27.5059673833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66.3743283302">
                <text:p>66.3743283302</text:p>
              </table:table-cell>
              <table:table-cell office:value-type="float" office:value="10.184968277">
                <text:p>10.184968277</text:p>
              </table:table-cell>
              <table:table-cell office:value-type="float" office:value="56.1893600532">
                <text:p>56.1893600532</text:p>
              </table:table-cell>
              <table:table-cell office:value-type="float" office:value="28.1810117524">
                <text:p>28.181011752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66.3498910109">
                <text:p>66.3498910109</text:p>
              </table:table-cell>
              <table:table-cell office:value-type="float" office:value="9.81053392809">
                <text:p>9.81053392809</text:p>
              </table:table-cell>
              <table:table-cell office:value-type="float" office:value="56.5393570828">
                <text:p>56.5393570828</text:p>
              </table:table-cell>
              <table:table-cell office:value-type="float" office:value="28.8726228865">
                <text:p>28.872622886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66.335035966">
                <text:p>66.335035966</text:p>
              </table:table-cell>
              <table:table-cell office:value-type="float" office:value="9.45872154355">
                <text:p>9.45872154355</text:p>
              </table:table-cell>
              <table:table-cell office:value-type="float" office:value="56.8763144225">
                <text:p>56.8763144225</text:p>
              </table:table-cell>
              <table:table-cell office:value-type="float" office:value="29.581207363">
                <text:p>29.581207363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66.3315121248">
                <text:p>66.3315121248</text:p>
              </table:table-cell>
              <table:table-cell office:value-type="float" office:value="9.26354948476">
                <text:p>9.26354948476</text:p>
              </table:table-cell>
              <table:table-cell office:value-type="float" office:value="57.06796264">
                <text:p>57.06796264</text:p>
              </table:table-cell>
              <table:table-cell office:value-type="float" office:value="30.3071817372">
                <text:p>30.307181737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6.3284651383">
                <text:p>66.3284651383</text:p>
              </table:table-cell>
              <table:table-cell office:value-type="float" office:value="9.05544635766">
                <text:p>9.05544635766</text:p>
              </table:table-cell>
              <table:table-cell office:value-type="float" office:value="57.2730187807">
                <text:p>57.2730187807</text:p>
              </table:table-cell>
              <table:table-cell office:value-type="float" office:value="31.0509727877">
                <text:p>31.050972787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66.3250219877">
                <text:p>66.3250219877</text:p>
              </table:table-cell>
              <table:table-cell office:value-type="float" office:value="9.43902536559">
                <text:p>9.43902536559</text:p>
              </table:table-cell>
              <table:table-cell office:value-type="float" office:value="56.8859966221">
                <text:p>56.8859966221</text:p>
              </table:table-cell>
              <table:table-cell office:value-type="float" office:value="31.8130177665">
                <text:p>31.813017766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66.3108775487">
                <text:p>66.3108775487</text:p>
              </table:table-cell>
              <table:table-cell office:value-type="float" office:value="9.69590960697">
                <text:p>9.69590960697</text:p>
              </table:table-cell>
              <table:table-cell office:value-type="float" office:value="56.6149679417">
                <text:p>56.6149679417</text:p>
              </table:table-cell>
              <table:table-cell office:value-type="float" office:value="32.593764657">
                <text:p>32.59376465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66.3586311046">
                <text:p>66.3586311046</text:p>
              </table:table-cell>
              <table:table-cell office:value-type="float" office:value="9.84319600916">
                <text:p>9.84319600916</text:p>
              </table:table-cell>
              <table:table-cell office:value-type="float" office:value="56.5154350954">
                <text:p>56.5154350954</text:p>
              </table:table-cell>
              <table:table-cell office:value-type="float" office:value="33.3936724367">
                <text:p>33.393672436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66.4613590679">
                <text:p>66.4613590679</text:p>
              </table:table-cell>
              <table:table-cell office:value-type="float" office:value="10.2826113186">
                <text:p>10.2826113186</text:p>
              </table:table-cell>
              <table:table-cell office:value-type="float" office:value="56.1787477493">
                <text:p>56.1787477493</text:p>
              </table:table-cell>
              <table:table-cell office:value-type="float" office:value="34.2132113471">
                <text:p>34.213211347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6.2106037746">
                <text:p>66.2106037746</text:p>
              </table:table-cell>
              <table:table-cell office:value-type="float" office:value="10.7621098738">
                <text:p>10.7621098738</text:p>
              </table:table-cell>
              <table:table-cell office:value-type="float" office:value="55.4484939009">
                <text:p>55.4484939009</text:p>
              </table:table-cell>
              <table:table-cell office:value-type="float" office:value="35.0528631705">
                <text:p>35.052863170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66.1642662697">
                <text:p>66.1642662697</text:p>
              </table:table-cell>
              <table:table-cell office:value-type="float" office:value="11.172316924">
                <text:p>11.172316924</text:p>
              </table:table-cell>
              <table:table-cell office:value-type="float" office:value="54.9919493457">
                <text:p>54.9919493457</text:p>
              </table:table-cell>
              <table:table-cell office:value-type="float" office:value="35.9131215127">
                <text:p>35.913121512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66.117742512">
                <text:p>66.117742512</text:p>
              </table:table-cell>
              <table:table-cell office:value-type="float" office:value="11.4022000839">
                <text:p>11.4022000839</text:p>
              </table:table-cell>
              <table:table-cell office:value-type="float" office:value="54.7155424281">
                <text:p>54.7155424281</text:p>
              </table:table-cell>
              <table:table-cell office:value-type="float" office:value="36.7944920936">
                <text:p>36.794492093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66.0830165625">
                <text:p>66.0830165625</text:p>
              </table:table-cell>
              <table:table-cell office:value-type="float" office:value="11.4101792784">
                <text:p>11.4101792784</text:p>
              </table:table-cell>
              <table:table-cell office:value-type="float" office:value="54.6728372841">
                <text:p>54.6728372841</text:p>
              </table:table-cell>
              <table:table-cell office:value-type="float" office:value="37.6974930444">
                <text:p>37.6974930444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66.0614045817">
                <text:p>66.0614045817</text:p>
              </table:table-cell>
              <table:table-cell office:value-type="float" office:value="11.3977288071">
                <text:p>11.3977288071</text:p>
              </table:table-cell>
              <table:table-cell office:value-type="float" office:value="54.6636757746">
                <text:p>54.6636757746</text:p>
              </table:table-cell>
              <table:table-cell office:value-type="float" office:value="38.622655212">
                <text:p>38.62265521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66.0417600495">
                <text:p>66.0417600495</text:p>
              </table:table-cell>
              <table:table-cell office:value-type="float" office:value="11.3671576673">
                <text:p>11.3671576673</text:p>
              </table:table-cell>
              <table:table-cell office:value-type="float" office:value="54.6746023822">
                <text:p>54.6746023822</text:p>
              </table:table-cell>
              <table:table-cell office:value-type="float" office:value="39.5705224713">
                <text:p>39.570522471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66.0247039954">
                <text:p>66.0247039954</text:p>
              </table:table-cell>
              <table:table-cell office:value-type="float" office:value="11.3528968704">
                <text:p>11.3528968704</text:p>
              </table:table-cell>
              <table:table-cell office:value-type="float" office:value="54.671807125">
                <text:p>54.671807125</text:p>
              </table:table-cell>
              <table:table-cell office:value-type="float" office:value="40.5416520448">
                <text:p>40.541652044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66.0085323666">
                <text:p>66.0085323666</text:p>
              </table:table-cell>
              <table:table-cell office:value-type="float" office:value="11.3483594482">
                <text:p>11.3483594482</text:p>
              </table:table-cell>
              <table:table-cell office:value-type="float" office:value="54.6601729184">
                <text:p>54.6601729184</text:p>
              </table:table-cell>
              <table:table-cell office:value-type="float" office:value="41.5366148302">
                <text:p>41.536614830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65.9935689057">
                <text:p>65.9935689057</text:p>
              </table:table-cell>
              <table:table-cell office:value-type="float" office:value="11.3317108731">
                <text:p>11.3317108731</text:p>
              </table:table-cell>
              <table:table-cell office:value-type="float" office:value="54.6618580326">
                <text:p>54.6618580326</text:p>
              </table:table-cell>
              <table:table-cell office:value-type="float" office:value="42.5559957362">
                <text:p>42.5559957362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65.9793170371">
                <text:p>65.9793170371</text:p>
              </table:table-cell>
              <table:table-cell office:value-type="float" office:value="11.2926030492">
                <text:p>11.2926030492</text:p>
              </table:table-cell>
              <table:table-cell office:value-type="float" office:value="54.6867139879">
                <text:p>54.6867139879</text:p>
              </table:table-cell>
              <table:table-cell office:value-type="float" office:value="43.6003940258">
                <text:p>43.60039402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5.9658331303">
                <text:p>65.9658331303</text:p>
              </table:table-cell>
              <table:table-cell office:value-type="float" office:value="11.254715683">
                <text:p>11.254715683</text:p>
              </table:table-cell>
              <table:table-cell office:value-type="float" office:value="54.7111174473">
                <text:p>54.7111174473</text:p>
              </table:table-cell>
              <table:table-cell office:value-type="float" office:value="44.6704236694">
                <text:p>44.6704236694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65.9535311922">
                <text:p>65.9535311922</text:p>
              </table:table-cell>
              <table:table-cell office:value-type="float" office:value="11.2306416807">
                <text:p>11.2306416807</text:p>
              </table:table-cell>
              <table:table-cell office:value-type="float" office:value="54.7228895115">
                <text:p>54.7228895115</text:p>
              </table:table-cell>
              <table:table-cell office:value-type="float" office:value="45.7667137049">
                <text:p>45.766713704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65.9419335667">
                <text:p>65.9419335667</text:p>
              </table:table-cell>
              <table:table-cell office:value-type="float" office:value="11.2273492189">
                <text:p>11.2273492189</text:p>
              </table:table-cell>
              <table:table-cell office:value-type="float" office:value="54.7145843478">
                <text:p>54.7145843478</text:p>
              </table:table-cell>
              <table:table-cell office:value-type="float" office:value="46.8899086082">
                <text:p>46.889908608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65.9308734561">
                <text:p>65.9308734561</text:p>
              </table:table-cell>
              <table:table-cell office:value-type="float" office:value="11.2259369882">
                <text:p>11.2259369882</text:p>
              </table:table-cell>
              <table:table-cell office:value-type="float" office:value="54.7049364679">
                <text:p>54.7049364679</text:p>
              </table:table-cell>
              <table:table-cell office:value-type="float" office:value="48.0406686716">
                <text:p>48.040668671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65.9204258858">
                <text:p>65.9204258858</text:p>
              </table:table-cell>
              <table:table-cell office:value-type="float" office:value="11.224597734">
                <text:p>11.224597734</text:p>
              </table:table-cell>
              <table:table-cell office:value-type="float" office:value="54.6958281518">
                <text:p>54.6958281518</text:p>
              </table:table-cell>
              <table:table-cell office:value-type="float" office:value="49.2196703922">
                <text:p>49.219670392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65.9103300378">
                <text:p>65.9103300378</text:p>
              </table:table-cell>
              <table:table-cell office:value-type="float" office:value="11.2230300048">
                <text:p>11.2230300048</text:p>
              </table:table-cell>
              <table:table-cell office:value-type="float" office:value="54.687300033">
                <text:p>54.687300033</text:p>
              </table:table-cell>
              <table:table-cell office:value-type="float" office:value="50.4276068694">
                <text:p>50.427606869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27.31263638">
                <text:p>127.31263638</text:p>
              </table:table-cell>
              <table:table-cell office:value-type="float" office:value="23.8457702439">
                <text:p>23.8457702439</text:p>
              </table:table-cell>
              <table:table-cell office:value-type="float" office:value="103.466866136">
                <text:p>103.466866136</text:p>
              </table:table-cell>
              <table:table-cell office:value-type="float" office:value="51.6651882127">
                <text:p>51.6651882127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27.304395512">
                <text:p>127.304395512</text:p>
              </table:table-cell>
              <table:table-cell office:value-type="float" office:value="23.8414231111">
                <text:p>23.8414231111</text:p>
              </table:table-cell>
              <table:table-cell office:value-type="float" office:value="103.462972401">
                <text:p>103.462972401</text:p>
              </table:table-cell>
              <table:table-cell office:value-type="float" office:value="52.9331419586">
                <text:p>52.9331419586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27.296632435">
                <text:p>127.296632435</text:p>
              </table:table-cell>
              <table:table-cell office:value-type="float" office:value="23.8414580594">
                <text:p>23.8414580594</text:p>
              </table:table-cell>
              <table:table-cell office:value-type="float" office:value="103.455174376">
                <text:p>103.455174376</text:p>
              </table:table-cell>
              <table:table-cell office:value-type="float" office:value="54.2322134988">
                <text:p>54.232213498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27.288857624">
                <text:p>127.288857624</text:p>
              </table:table-cell>
              <table:table-cell office:value-type="float" office:value="23.8441319211">
                <text:p>23.8441319211</text:p>
              </table:table-cell>
              <table:table-cell office:value-type="float" office:value="103.444725703">
                <text:p>103.444725703</text:p>
              </table:table-cell>
              <table:table-cell office:value-type="float" office:value="55.5631665183">
                <text:p>55.563166518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27.281229709">
                <text:p>127.281229709</text:p>
              </table:table-cell>
              <table:table-cell office:value-type="float" office:value="23.8407640401">
                <text:p>23.8407640401</text:p>
              </table:table-cell>
              <table:table-cell office:value-type="float" office:value="103.440465669">
                <text:p>103.440465669</text:p>
              </table:table-cell>
              <table:table-cell office:value-type="float" office:value="56.926783444">
                <text:p>56.92678344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27.273697337">
                <text:p>127.273697337</text:p>
              </table:table-cell>
              <table:table-cell office:value-type="float" office:value="23.8389056865">
                <text:p>23.8389056865</text:p>
              </table:table-cell>
              <table:table-cell office:value-type="float" office:value="103.434791651">
                <text:p>103.434791651</text:p>
              </table:table-cell>
              <table:table-cell office:value-type="float" office:value="58.3238659053">
                <text:p>58.323865905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27.266263871">
                <text:p>127.266263871</text:p>
              </table:table-cell>
              <table:table-cell office:value-type="float" office:value="23.8421228633">
                <text:p>23.8421228633</text:p>
              </table:table-cell>
              <table:table-cell office:value-type="float" office:value="103.424141008">
                <text:p>103.424141008</text:p>
              </table:table-cell>
              <table:table-cell office:value-type="float" office:value="59.7552352046">
                <text:p>59.755235204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27.258655934">
                <text:p>127.258655934</text:p>
              </table:table-cell>
              <table:table-cell office:value-type="float" office:value="23.8507983219">
                <text:p>23.8507983219</text:p>
              </table:table-cell>
              <table:table-cell office:value-type="float" office:value="103.407857612">
                <text:p>103.407857612</text:p>
              </table:table-cell>
              <table:table-cell office:value-type="float" office:value="61.2217328006">
                <text:p>61.221732800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27.251005267">
                <text:p>127.251005267</text:p>
              </table:table-cell>
              <table:table-cell office:value-type="float" office:value="23.8468240806">
                <text:p>23.8468240806</text:p>
              </table:table-cell>
              <table:table-cell office:value-type="float" office:value="103.404181186">
                <text:p>103.404181186</text:p>
              </table:table-cell>
              <table:table-cell office:value-type="float" office:value="62.7242208031">
                <text:p>62.724220803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27.241034413">
                <text:p>127.241034413</text:p>
              </table:table-cell>
              <table:table-cell office:value-type="float" office:value="23.8196162657">
                <text:p>23.8196162657</text:p>
              </table:table-cell>
              <table:table-cell office:value-type="float" office:value="103.421418148">
                <text:p>103.421418148</text:p>
              </table:table-cell>
              <table:table-cell office:value-type="float" office:value="64.2635824792">
                <text:p>64.2635824792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27.232024952">
                <text:p>127.232024952</text:p>
              </table:table-cell>
              <table:table-cell office:value-type="float" office:value="23.7986373106">
                <text:p>23.7986373106</text:p>
              </table:table-cell>
              <table:table-cell office:value-type="float" office:value="103.433387642">
                <text:p>103.433387642</text:p>
              </table:table-cell>
              <table:table-cell office:value-type="float" office:value="65.8407227733">
                <text:p>65.840722773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27.223769215">
                <text:p>127.223769215</text:p>
              </table:table-cell>
              <table:table-cell office:value-type="float" office:value="23.7910207969">
                <text:p>23.7910207969</text:p>
              </table:table-cell>
              <table:table-cell office:value-type="float" office:value="103.432748418">
                <text:p>103.432748418</text:p>
              </table:table-cell>
              <table:table-cell office:value-type="float" office:value="67.4565688383">
                <text:p>67.4565688383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27.216343489">
                <text:p>127.216343489</text:p>
              </table:table-cell>
              <table:table-cell office:value-type="float" office:value="23.7912113202">
                <text:p>23.7912113202</text:p>
              </table:table-cell>
              <table:table-cell office:value-type="float" office:value="103.425132169">
                <text:p>103.425132169</text:p>
              </table:table-cell>
              <table:table-cell office:value-type="float" office:value="69.1120705814">
                <text:p>69.112070581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27.207078859">
                <text:p>127.207078859</text:p>
              </table:table-cell>
              <table:table-cell office:value-type="float" office:value="23.7919200092">
                <text:p>23.7919200092</text:p>
              </table:table-cell>
              <table:table-cell office:value-type="float" office:value="103.41515885">
                <text:p>103.41515885</text:p>
              </table:table-cell>
              <table:table-cell office:value-type="float" office:value="70.808201222">
                <text:p>70.80820122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7.19870227">
                <text:p>127.19870227</text:p>
              </table:table-cell>
              <table:table-cell office:value-type="float" office:value="23.7883027143">
                <text:p>23.7883027143</text:p>
              </table:table-cell>
              <table:table-cell office:value-type="float" office:value="103.410399556">
                <text:p>103.410399556</text:p>
              </table:table-cell>
              <table:table-cell office:value-type="float" office:value="72.545957864">
                <text:p>72.545957864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27.190853616">
                <text:p>127.190853616</text:p>
              </table:table-cell>
              <table:table-cell office:value-type="float" office:value="23.7827967366">
                <text:p>23.7827967366</text:p>
              </table:table-cell>
              <table:table-cell office:value-type="float" office:value="103.408056879">
                <text:p>103.408056879</text:p>
              </table:table-cell>
              <table:table-cell office:value-type="float" office:value="74.3263620821">
                <text:p>74.326362082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27.183157075">
                <text:p>127.183157075</text:p>
              </table:table-cell>
              <table:table-cell office:value-type="float" office:value="23.7731881864">
                <text:p>23.7731881864</text:p>
              </table:table-cell>
              <table:table-cell office:value-type="float" office:value="103.409968889">
                <text:p>103.409968889</text:p>
              </table:table-cell>
              <table:table-cell office:value-type="float" office:value="76.1504605221">
                <text:p>76.150460522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27.17568688">
                <text:p>127.17568688</text:p>
              </table:table-cell>
              <table:table-cell office:value-type="float" office:value="23.7542991006">
                <text:p>23.7542991006</text:p>
              </table:table-cell>
              <table:table-cell office:value-type="float" office:value="103.42138778">
                <text:p>103.42138778</text:p>
              </table:table-cell>
              <table:table-cell office:value-type="float" office:value="78.0193255163">
                <text:p>78.0193255163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27.168410264">
                <text:p>127.168410264</text:p>
              </table:table-cell>
              <table:table-cell office:value-type="float" office:value="23.7341150271">
                <text:p>23.7341150271</text:p>
              </table:table-cell>
              <table:table-cell office:value-type="float" office:value="103.434295237">
                <text:p>103.434295237</text:p>
              </table:table-cell>
              <table:table-cell office:value-type="float" office:value="79.934055714">
                <text:p>79.93405571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27.161371086">
                <text:p>127.161371086</text:p>
              </table:table-cell>
              <table:table-cell office:value-type="float" office:value="23.7191927461">
                <text:p>23.7191927461</text:p>
              </table:table-cell>
              <table:table-cell office:value-type="float" office:value="103.44217834">
                <text:p>103.44217834</text:p>
              </table:table-cell>
              <table:table-cell office:value-type="float" office:value="81.8957767272">
                <text:p>81.8957767272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27.154317978">
                <text:p>127.154317978</text:p>
              </table:table-cell>
              <table:table-cell office:value-type="float" office:value="23.7105264702">
                <text:p>23.7105264702</text:p>
              </table:table-cell>
              <table:table-cell office:value-type="float" office:value="103.443791508">
                <text:p>103.443791508</text:p>
              </table:table-cell>
              <table:table-cell office:value-type="float" office:value="83.9056417923">
                <text:p>83.905641792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27.146288791">
                <text:p>127.146288791</text:p>
              </table:table-cell>
              <table:table-cell office:value-type="float" office:value="23.6999350341">
                <text:p>23.6999350341</text:p>
              </table:table-cell>
              <table:table-cell office:value-type="float" office:value="103.446353757">
                <text:p>103.446353757</text:p>
              </table:table-cell>
              <table:table-cell office:value-type="float" office:value="85.9648324484">
                <text:p>85.964832448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27.133624585">
                <text:p>127.133624585</text:p>
              </table:table-cell>
              <table:table-cell office:value-type="float" office:value="23.6291608324">
                <text:p>23.6291608324</text:p>
              </table:table-cell>
              <table:table-cell office:value-type="float" office:value="103.504463752">
                <text:p>103.504463752</text:p>
              </table:table-cell>
              <table:table-cell office:value-type="float" office:value="88.0745592313">
                <text:p>88.074559231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27.117304373">
                <text:p>127.117304373</text:p>
              </table:table-cell>
              <table:table-cell office:value-type="float" office:value="23.4239121268">
                <text:p>23.4239121268</text:p>
              </table:table-cell>
              <table:table-cell office:value-type="float" office:value="103.693392246">
                <text:p>103.693392246</text:p>
              </table:table-cell>
              <table:table-cell office:value-type="float" office:value="90.2360623857">
                <text:p>90.23606238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2.450612594">
                <text:p>92.450612594</text:p>
              </table:table-cell>
              <table:table-cell office:value-type="float" office:value="30.2573543706">
                <text:p>30.2573543706</text:p>
              </table:table-cell>
              <table:table-cell office:value-type="float" office:value="62.1932582234">
                <text:p>62.1932582234</text:p>
              </table:table-cell>
              <table:table-cell office:value-type="float" office:value="92.450612594">
                <text:p>92.450612594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92.3801645433">
                <text:p>92.3801645433</text:p>
              </table:table-cell>
              <table:table-cell office:value-type="float" office:value="30.236926212">
                <text:p>30.236926212</text:p>
              </table:table-cell>
              <table:table-cell office:value-type="float" office:value="62.1432383313">
                <text:p>62.1432383313</text:p>
              </table:table-cell>
              <table:table-cell office:value-type="float" office:value="94.7195117232">
                <text:p>94.719511723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92.3340286398">
                <text:p>92.3340286398</text:p>
              </table:table-cell>
              <table:table-cell office:value-type="float" office:value="30.3545805039">
                <text:p>30.3545805039</text:p>
              </table:table-cell>
              <table:table-cell office:value-type="float" office:value="61.9794481358">
                <text:p>61.9794481358</text:p>
              </table:table-cell>
              <table:table-cell office:value-type="float" office:value="97.0440935907">
                <text:p>97.0440935907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92.2969381031">
                <text:p>92.2969381031</text:p>
              </table:table-cell>
              <table:table-cell office:value-type="float" office:value="30.3375678009">
                <text:p>30.3375678009</text:p>
              </table:table-cell>
              <table:table-cell office:value-type="float" office:value="61.9593703022">
                <text:p>61.9593703022</text:p>
              </table:table-cell>
              <table:table-cell office:value-type="float" office:value="99.4257247478">
                <text:p>99.425724747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92.2604769157">
                <text:p>92.2604769157</text:p>
              </table:table-cell>
              <table:table-cell office:value-type="float" office:value="30.0261721699">
                <text:p>30.0261721699</text:p>
              </table:table-cell>
              <table:table-cell office:value-type="float" office:value="62.2343047458">
                <text:p>62.2343047458</text:p>
              </table:table-cell>
              <table:table-cell office:value-type="float" office:value="101.865805283">
                <text:p>101.86580528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92.2256859644">
                <text:p>92.2256859644</text:p>
              </table:table-cell>
              <table:table-cell office:value-type="float" office:value="31.1325560012">
                <text:p>31.1325560012</text:p>
              </table:table-cell>
              <table:table-cell office:value-type="float" office:value="61.0931299632">
                <text:p>61.0931299632</text:p>
              </table:table-cell>
              <table:table-cell office:value-type="float" office:value="104.365769647">
                <text:p>104.36576964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92.1995980377">
                <text:p>92.1995980377</text:p>
              </table:table-cell>
              <table:table-cell office:value-type="float" office:value="31.8385014282">
                <text:p>31.8385014282</text:p>
              </table:table-cell>
              <table:table-cell office:value-type="float" office:value="60.3610966095">
                <text:p>60.3610966095</text:p>
              </table:table-cell>
              <table:table-cell office:value-type="float" office:value="106.927087493">
                <text:p>106.927087493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92.1835191855">
                <text:p>92.1835191855</text:p>
              </table:table-cell>
              <table:table-cell office:value-type="float" office:value="32.5390750126">
                <text:p>32.5390750126</text:p>
              </table:table-cell>
              <table:table-cell office:value-type="float" office:value="59.6444441729">
                <text:p>59.6444441729</text:p>
              </table:table-cell>
              <table:table-cell office:value-type="float" office:value="109.551264542">
                <text:p>109.55126454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92.1344469299">
                <text:p>92.1344469299</text:p>
              </table:table-cell>
              <table:table-cell office:value-type="float" office:value="31.8576101374">
                <text:p>31.8576101374</text:p>
              </table:table-cell>
              <table:table-cell office:value-type="float" office:value="60.2768367925">
                <text:p>60.2768367925</text:p>
              </table:table-cell>
              <table:table-cell office:value-type="float" office:value="112.239843468">
                <text:p>112.23984346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92.1042838065">
                <text:p>92.1042838065</text:p>
              </table:table-cell>
              <table:table-cell office:value-type="float" office:value="31.5427740242">
                <text:p>31.5427740242</text:p>
              </table:table-cell>
              <table:table-cell office:value-type="float" office:value="60.5615097824">
                <text:p>60.5615097824</text:p>
              </table:table-cell>
              <table:table-cell office:value-type="float" office:value="114.994404806">
                <text:p>114.99440480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1.9364656201">
                <text:p>91.9364656201</text:p>
              </table:table-cell>
              <table:table-cell office:value-type="float" office:value="31.4928408977">
                <text:p>31.4928408977</text:p>
              </table:table-cell>
              <table:table-cell office:value-type="float" office:value="60.4436247224">
                <text:p>60.4436247224</text:p>
              </table:table-cell>
              <table:table-cell office:value-type="float" office:value="117.816567879">
                <text:p>117.81656787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91.8575313927">
                <text:p>91.8575313927</text:p>
              </table:table-cell>
              <table:table-cell office:value-type="float" office:value="32.1047707224">
                <text:p>32.1047707224</text:p>
              </table:table-cell>
              <table:table-cell office:value-type="float" office:value="59.7527606703">
                <text:p>59.7527606703</text:p>
              </table:table-cell>
              <table:table-cell office:value-type="float" office:value="120.707991751">
                <text:p>120.70799175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91.7844314799">
                <text:p>91.7844314799</text:p>
              </table:table-cell>
              <table:table-cell office:value-type="float" office:value="32.6173479173">
                <text:p>32.6173479173</text:p>
              </table:table-cell>
              <table:table-cell office:value-type="float" office:value="59.1670835627">
                <text:p>59.1670835627</text:p>
              </table:table-cell>
              <table:table-cell office:value-type="float" office:value="123.670376204">
                <text:p>123.67037620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91.753962359">
                <text:p>91.753962359</text:p>
              </table:table-cell>
              <table:table-cell office:value-type="float" office:value="33.1504328762">
                <text:p>33.1504328762</text:p>
              </table:table-cell>
              <table:table-cell office:value-type="float" office:value="58.6035294828">
                <text:p>58.6035294828</text:p>
              </table:table-cell>
              <table:table-cell office:value-type="float" office:value="126.705462733">
                <text:p>126.70546273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91.7778364801">
                <text:p>91.7778364801</text:p>
              </table:table-cell>
              <table:table-cell office:value-type="float" office:value="34.3539160735">
                <text:p>34.3539160735</text:p>
              </table:table-cell>
              <table:table-cell office:value-type="float" office:value="57.4239204066">
                <text:p>57.4239204066</text:p>
              </table:table-cell>
              <table:table-cell office:value-type="float" office:value="129.815035574">
                <text:p>129.81503557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91.6201500739">
                <text:p>91.6201500739</text:p>
              </table:table-cell>
              <table:table-cell office:value-type="float" office:value="34.9827906921">
                <text:p>34.9827906921</text:p>
              </table:table-cell>
              <table:table-cell office:value-type="float" office:value="56.6373593818">
                <text:p>56.6373593818</text:p>
              </table:table-cell>
              <table:table-cell office:value-type="float" office:value="133.000922751">
                <text:p>133.00092275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91.569383079">
                <text:p>91.569383079</text:p>
              </table:table-cell>
              <table:table-cell office:value-type="float" office:value="35.6307097985">
                <text:p>35.6307097985</text:p>
              </table:table-cell>
              <table:table-cell office:value-type="float" office:value="55.9386732805">
                <text:p>55.9386732805</text:p>
              </table:table-cell>
              <table:table-cell office:value-type="float" office:value="136.264997151">
                <text:p>136.26499715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91.5044370456">
                <text:p>91.5044370456</text:p>
              </table:table-cell>
              <table:table-cell office:value-type="float" office:value="36.0546914286">
                <text:p>36.0546914286</text:p>
              </table:table-cell>
              <table:table-cell office:value-type="float" office:value="55.4497456171">
                <text:p>55.4497456171</text:p>
              </table:table-cell>
              <table:table-cell office:value-type="float" office:value="139.609177624">
                <text:p>139.60917762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91.4623853328">
                <text:p>91.4623853328</text:p>
              </table:table-cell>
              <table:table-cell office:value-type="float" office:value="36.0282808513">
                <text:p>36.0282808513</text:p>
              </table:table-cell>
              <table:table-cell office:value-type="float" office:value="55.4341044815">
                <text:p>55.4341044815</text:p>
              </table:table-cell>
              <table:table-cell office:value-type="float" office:value="143.035430113">
                <text:p>143.035430113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91.4181604147">
                <text:p>91.4181604147</text:p>
              </table:table-cell>
              <table:table-cell office:value-type="float" office:value="35.99610402">
                <text:p>35.99610402</text:p>
              </table:table-cell>
              <table:table-cell office:value-type="float" office:value="55.4220563947">
                <text:p>55.4220563947</text:p>
              </table:table-cell>
              <table:table-cell office:value-type="float" office:value="146.545768809">
                <text:p>146.54576880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91.3782930734">
                <text:p>91.3782930734</text:p>
              </table:table-cell>
              <table:table-cell office:value-type="float" office:value="35.8709123523">
                <text:p>35.8709123523</text:p>
              </table:table-cell>
              <table:table-cell office:value-type="float" office:value="55.5073807212">
                <text:p>55.5073807212</text:p>
              </table:table-cell>
              <table:table-cell office:value-type="float" office:value="150.142257333">
                <text:p>150.142257333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91.3412339521">
                <text:p>91.3412339521</text:p>
              </table:table-cell>
              <table:table-cell office:value-type="float" office:value="35.7893121555">
                <text:p>35.7893121555</text:p>
              </table:table-cell>
              <table:table-cell office:value-type="float" office:value="55.5519217966">
                <text:p>55.5519217966</text:p>
              </table:table-cell>
              <table:table-cell office:value-type="float" office:value="153.827009953">
                <text:p>153.82700995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91.3042436995">
                <text:p>91.3042436995</text:p>
              </table:table-cell>
              <table:table-cell office:value-type="float" office:value="35.742205354">
                <text:p>35.742205354</text:p>
              </table:table-cell>
              <table:table-cell office:value-type="float" office:value="55.5620383454">
                <text:p>55.5620383454</text:p>
              </table:table-cell>
              <table:table-cell office:value-type="float" office:value="157.602192822">
                <text:p>157.602192822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91.2684027776">
                <text:p>91.2684027776</text:p>
              </table:table-cell>
              <table:table-cell office:value-type="float" office:value="35.6774331444">
                <text:p>35.6774331444</text:p>
              </table:table-cell>
              <table:table-cell office:value-type="float" office:value="55.5909696332">
                <text:p>55.5909696332</text:p>
              </table:table-cell>
              <table:table-cell office:value-type="float" office:value="161.470025257">
                <text:p>161.470025257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91.2382080331">
                <text:p>91.2382080331</text:p>
              </table:table-cell>
              <table:table-cell office:value-type="float" office:value="35.621706798">
                <text:p>35.621706798</text:p>
              </table:table-cell>
              <table:table-cell office:value-type="float" office:value="55.6165012352">
                <text:p>55.6165012352</text:p>
              </table:table-cell>
              <table:table-cell office:value-type="float" office:value="165.43278104">
                <text:p>165.43278104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91.2066333924">
                <text:p>91.2066333924</text:p>
              </table:table-cell>
              <table:table-cell office:value-type="float" office:value="35.573368971">
                <text:p>35.573368971</text:p>
              </table:table-cell>
              <table:table-cell office:value-type="float" office:value="55.6332644214">
                <text:p>55.6332644214</text:p>
              </table:table-cell>
              <table:table-cell office:value-type="float" office:value="169.492789756">
                <text:p>169.49278975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75.283947409">
                <text:p>175.283947409</text:p>
              </table:table-cell>
              <table:table-cell office:value-type="float" office:value="68.8408852196">
                <text:p>68.8408852196</text:p>
              </table:table-cell>
              <table:table-cell office:value-type="float" office:value="106.44306219">
                <text:p>106.44306219</text:p>
              </table:table-cell>
              <table:table-cell office:value-type="float" office:value="173.652438159">
                <text:p>173.652438159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175.255717101">
                <text:p>175.255717101</text:p>
              </table:table-cell>
              <table:table-cell office:value-type="float" office:value="68.8273146415">
                <text:p>68.8273146415</text:p>
              </table:table-cell>
              <table:table-cell office:value-type="float" office:value="106.428402459">
                <text:p>106.428402459</text:p>
              </table:table-cell>
              <table:table-cell office:value-type="float" office:value="177.914171583">
                <text:p>177.914171583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75.231442044">
                <text:p>175.231442044</text:p>
              </table:table-cell>
              <table:table-cell office:value-type="float" office:value="68.8381210868">
                <text:p>68.8381210868</text:p>
              </table:table-cell>
              <table:table-cell office:value-type="float" office:value="106.393320957">
                <text:p>106.393320957</text:p>
              </table:table-cell>
              <table:table-cell office:value-type="float" office:value="182.280495371">
                <text:p>182.28049537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75.206843872">
                <text:p>175.206843872</text:p>
              </table:table-cell>
              <table:table-cell office:value-type="float" office:value="68.8287815201">
                <text:p>68.8287815201</text:p>
              </table:table-cell>
              <table:table-cell office:value-type="float" office:value="106.378062352">
                <text:p>106.378062352</text:p>
              </table:table-cell>
              <table:table-cell office:value-type="float" office:value="186.753976353">
                <text:p>186.75397635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75.183078008">
                <text:p>175.183078008</text:p>
              </table:table-cell>
              <table:table-cell office:value-type="float" office:value="68.8148193983">
                <text:p>68.8148193983</text:p>
              </table:table-cell>
              <table:table-cell office:value-type="float" office:value="106.36825861">
                <text:p>106.36825861</text:p>
              </table:table-cell>
              <table:table-cell office:value-type="float" office:value="191.337244354">
                <text:p>191.33724435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75.159233967">
                <text:p>175.159233967</text:p>
              </table:table-cell>
              <table:table-cell office:value-type="float" office:value="68.7731454528">
                <text:p>68.7731454528</text:p>
              </table:table-cell>
              <table:table-cell office:value-type="float" office:value="106.386088515">
                <text:p>106.386088515</text:p>
              </table:table-cell>
              <table:table-cell office:value-type="float" office:value="196.032993737">
                <text:p>196.03299373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75.136076556">
                <text:p>175.136076556</text:p>
              </table:table-cell>
              <table:table-cell office:value-type="float" office:value="68.7323157061">
                <text:p>68.7323157061</text:p>
              </table:table-cell>
              <table:table-cell office:value-type="float" office:value="106.40376085">
                <text:p>106.40376085</text:p>
              </table:table-cell>
              <table:table-cell office:value-type="float" office:value="200.843984993">
                <text:p>200.84398499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75.11213373">
                <text:p>175.11213373</text:p>
              </table:table-cell>
              <table:table-cell office:value-type="float" office:value="68.7416722469">
                <text:p>68.7416722469</text:p>
              </table:table-cell>
              <table:table-cell office:value-type="float" office:value="106.370461483">
                <text:p>106.370461483</text:p>
              </table:table-cell>
              <table:table-cell office:value-type="float" office:value="205.773046358">
                <text:p>205.773046358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75.088793779">
                <text:p>175.088793779</text:p>
              </table:table-cell>
              <table:table-cell office:value-type="float" office:value="68.7485171461">
                <text:p>68.7485171461</text:p>
              </table:table-cell>
              <table:table-cell office:value-type="float" office:value="106.340276633">
                <text:p>106.340276633</text:p>
              </table:table-cell>
              <table:table-cell office:value-type="float" office:value="210.823075477">
                <text:p>210.823075477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75.057697343">
                <text:p>175.057697343</text:p>
              </table:table-cell>
              <table:table-cell office:value-type="float" office:value="68.7475193382">
                <text:p>68.7475193382</text:p>
              </table:table-cell>
              <table:table-cell office:value-type="float" office:value="106.310178004">
                <text:p>106.310178004</text:p>
              </table:table-cell>
              <table:table-cell office:value-type="float" office:value="215.997041111">
                <text:p>215.997041111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75.028471627">
                <text:p>175.028471627</text:p>
              </table:table-cell>
              <table:table-cell office:value-type="float" office:value="68.7275995941">
                <text:p>68.7275995941</text:p>
              </table:table-cell>
              <table:table-cell office:value-type="float" office:value="106.300872033">
                <text:p>106.300872033</text:p>
              </table:table-cell>
              <table:table-cell office:value-type="float" office:value="221.297984877">
                <text:p>221.297984877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74.998835012">
                <text:p>174.998835012</text:p>
              </table:table-cell>
              <table:table-cell office:value-type="float" office:value="68.710623289">
                <text:p>68.710623289</text:p>
              </table:table-cell>
              <table:table-cell office:value-type="float" office:value="106.288211723">
                <text:p>106.288211723</text:p>
              </table:table-cell>
              <table:table-cell office:value-type="float" office:value="226.72902304">
                <text:p>226.72902304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74.973047447">
                <text:p>174.973047447</text:p>
              </table:table-cell>
              <table:table-cell office:value-type="float" office:value="68.6972276295">
                <text:p>68.6972276295</text:p>
              </table:table-cell>
              <table:table-cell office:value-type="float" office:value="106.275819818">
                <text:p>106.275819818</text:p>
              </table:table-cell>
              <table:table-cell office:value-type="float" office:value="232.293348343">
                <text:p>232.29334834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74.945000823">
                <text:p>174.945000823</text:p>
              </table:table-cell>
              <table:table-cell office:value-type="float" office:value="68.6897200658">
                <text:p>68.6897200658</text:p>
              </table:table-cell>
              <table:table-cell office:value-type="float" office:value="106.255280757">
                <text:p>106.255280757</text:p>
              </table:table-cell>
              <table:table-cell office:value-type="float" office:value="237.994231885">
                <text:p>237.99423188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74.918301865">
                <text:p>174.918301865</text:p>
              </table:table-cell>
              <table:table-cell office:value-type="float" office:value="68.6772840564">
                <text:p>68.6772840564</text:p>
              </table:table-cell>
              <table:table-cell office:value-type="float" office:value="106.241017808">
                <text:p>106.241017808</text:p>
              </table:table-cell>
              <table:table-cell office:value-type="float" office:value="243.835025043">
                <text:p>243.835025043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74.892912425">
                <text:p>174.892912425</text:p>
              </table:table-cell>
              <table:table-cell office:value-type="float" office:value="68.6632501182">
                <text:p>68.6632501182</text:p>
              </table:table-cell>
              <table:table-cell office:value-type="float" office:value="106.229662307">
                <text:p>106.229662307</text:p>
              </table:table-cell>
              <table:table-cell office:value-type="float" office:value="249.819161443">
                <text:p>249.819161443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74.869005191">
                <text:p>174.869005191</text:p>
              </table:table-cell>
              <table:table-cell office:value-type="float" office:value="68.6533279774">
                <text:p>68.6533279774</text:p>
              </table:table-cell>
              <table:table-cell office:value-type="float" office:value="106.215677214">
                <text:p>106.215677214</text:p>
              </table:table-cell>
              <table:table-cell office:value-type="float" office:value="255.950158977">
                <text:p>255.95015897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74.84454735">
                <text:p>174.84454735</text:p>
              </table:table-cell>
              <table:table-cell office:value-type="float" office:value="68.642232132">
                <text:p>68.642232132</text:p>
              </table:table-cell>
              <table:table-cell office:value-type="float" office:value="106.202315218">
                <text:p>106.202315218</text:p>
              </table:table-cell>
              <table:table-cell office:value-type="float" office:value="262.231621874">
                <text:p>262.231621874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74.820203346">
                <text:p>174.820203346</text:p>
              </table:table-cell>
              <table:table-cell office:value-type="float" office:value="68.6273160907">
                <text:p>68.6273160907</text:p>
              </table:table-cell>
              <table:table-cell office:value-type="float" office:value="106.192887255">
                <text:p>106.192887255</text:p>
              </table:table-cell>
              <table:table-cell office:value-type="float" office:value="268.667242816">
                <text:p>268.66724281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74.798254538">
                <text:p>174.798254538</text:p>
              </table:table-cell>
              <table:table-cell office:value-type="float" office:value="68.5927683476">
                <text:p>68.5927683476</text:p>
              </table:table-cell>
              <table:table-cell office:value-type="float" office:value="106.205486191">
                <text:p>106.205486191</text:p>
              </table:table-cell>
              <table:table-cell office:value-type="float" office:value="275.260805111">
                <text:p>275.26080511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74.77533247">
                <text:p>174.77533247</text:p>
              </table:table-cell>
              <table:table-cell office:value-type="float" office:value="68.5533733334">
                <text:p>68.5533733334</text:p>
              </table:table-cell>
              <table:table-cell office:value-type="float" office:value="106.221959137">
                <text:p>106.221959137</text:p>
              </table:table-cell>
              <table:table-cell office:value-type="float" office:value="282.016184913">
                <text:p>282.01618491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74.753720785">
                <text:p>174.753720785</text:p>
              </table:table-cell>
              <table:table-cell office:value-type="float" office:value="68.5941796544">
                <text:p>68.5941796544</text:p>
              </table:table-cell>
              <table:table-cell office:value-type="float" office:value="106.159541131">
                <text:p>106.159541131</text:p>
              </table:table-cell>
              <table:table-cell office:value-type="float" office:value="288.937353507">
                <text:p>288.937353507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74.708383919">
                <text:p>174.708383919</text:p>
              </table:table-cell>
              <table:table-cell office:value-type="float" office:value="68.5429334311">
                <text:p>68.5429334311</text:p>
              </table:table-cell>
              <table:table-cell office:value-type="float" office:value="106.165450488">
                <text:p>106.165450488</text:p>
              </table:table-cell>
              <table:table-cell office:value-type="float" office:value="296.028379639">
                <text:p>296.028379639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74.629525276">
                <text:p>174.629525276</text:p>
              </table:table-cell>
              <table:table-cell office:value-type="float" office:value="68.3412807134">
                <text:p>68.3412807134</text:p>
              </table:table-cell>
              <table:table-cell office:value-type="float" office:value="106.288244562">
                <text:p>106.288244562</text:p>
              </table:table-cell>
              <table:table-cell office:value-type="float" office:value="303.293431908">
                <text:p>303.2934319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2.304670957">
                <text:p>122.304670957</text:p>
              </table:table-cell>
              <table:table-cell office:value-type="float" office:value="56.1299931791">
                <text:p>56.1299931791</text:p>
              </table:table-cell>
              <table:table-cell office:value-type="float" office:value="66.1746777776">
                <text:p>66.1746777776</text:p>
              </table:table-cell>
              <table:table-cell office:value-type="float" office:value="310.736781219">
                <text:p>310.736781219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22.18357206">
                <text:p>122.18357206</text:p>
              </table:table-cell>
              <table:table-cell office:value-type="float" office:value="55.9672525231">
                <text:p>55.9672525231</text:p>
              </table:table-cell>
              <table:table-cell office:value-type="float" office:value="66.2163195367">
                <text:p>66.2163195367</text:p>
              </table:table-cell>
              <table:table-cell office:value-type="float" office:value="318.362803292">
                <text:p>318.362803292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22.074202499">
                <text:p>122.074202499</text:p>
              </table:table-cell>
              <table:table-cell office:value-type="float" office:value="55.8654372622">
                <text:p>55.8654372622</text:p>
              </table:table-cell>
              <table:table-cell office:value-type="float" office:value="66.2087652371">
                <text:p>66.2087652371</text:p>
              </table:table-cell>
              <table:table-cell office:value-type="float" office:value="326.175981235">
                <text:p>326.175981235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21.976993034">
                <text:p>121.976993034</text:p>
              </table:table-cell>
              <table:table-cell office:value-type="float" office:value="55.9493737547">
                <text:p>55.9493737547</text:p>
              </table:table-cell>
              <table:table-cell office:value-type="float" office:value="66.0276192789">
                <text:p>66.0276192789</text:p>
              </table:table-cell>
              <table:table-cell office:value-type="float" office:value="334.18090818">
                <text:p>334.1809081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21.930531671">
                <text:p>121.930531671</text:p>
              </table:table-cell>
              <table:table-cell office:value-type="float" office:value="55.7872506645">
                <text:p>55.7872506645</text:p>
              </table:table-cell>
              <table:table-cell office:value-type="float" office:value="66.143281007">
                <text:p>66.143281007</text:p>
              </table:table-cell>
              <table:table-cell office:value-type="float" office:value="342.382289981">
                <text:p>342.38228998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21.796003108">
                <text:p>121.796003108</text:p>
              </table:table-cell>
              <table:table-cell office:value-type="float" office:value="55.2263882943">
                <text:p>55.2263882943</text:p>
              </table:table-cell>
              <table:table-cell office:value-type="float" office:value="66.5696148137">
                <text:p>66.5696148137</text:p>
              </table:table-cell>
              <table:table-cell office:value-type="float" office:value="350.784947982">
                <text:p>350.784947982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21.713512235">
                <text:p>121.713512235</text:p>
              </table:table-cell>
              <table:table-cell office:value-type="float" office:value="55.84821869">
                <text:p>55.84821869</text:p>
              </table:table-cell>
              <table:table-cell office:value-type="float" office:value="65.8652935455">
                <text:p>65.8652935455</text:p>
              </table:table-cell>
              <table:table-cell office:value-type="float" office:value="359.393821852">
                <text:p>359.393821852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21.650211454">
                <text:p>121.650211454</text:p>
              </table:table-cell>
              <table:table-cell office:value-type="float" office:value="56.304367781">
                <text:p>56.304367781</text:p>
              </table:table-cell>
              <table:table-cell office:value-type="float" office:value="65.3458436734">
                <text:p>65.3458436734</text:p>
              </table:table-cell>
              <table:table-cell office:value-type="float" office:value="368.213972487">
                <text:p>368.21397248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21.465075225">
                <text:p>121.465075225</text:p>
              </table:table-cell>
              <table:table-cell office:value-type="float" office:value="55.2967620806">
                <text:p>55.2967620806</text:p>
              </table:table-cell>
              <table:table-cell office:value-type="float" office:value="66.168313144">
                <text:p>66.168313144</text:p>
              </table:table-cell>
              <table:table-cell office:value-type="float" office:value="377.250584989">
                <text:p>377.250584989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20.758054311">
                <text:p>120.758054311</text:p>
              </table:table-cell>
              <table:table-cell office:value-type="float" office:value="55.1782851611">
                <text:p>55.1782851611</text:p>
              </table:table-cell>
              <table:table-cell office:value-type="float" office:value="65.5797691503">
                <text:p>65.5797691503</text:p>
              </table:table-cell>
              <table:table-cell office:value-type="float" office:value="386.508971708">
                <text:p>386.50897170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20.268000932">
                <text:p>120.268000932</text:p>
              </table:table-cell>
              <table:table-cell office:value-type="float" office:value="56.6297840377">
                <text:p>56.6297840377</text:p>
              </table:table-cell>
              <table:table-cell office:value-type="float" office:value="63.6382168942">
                <text:p>63.6382168942</text:p>
              </table:table-cell>
              <table:table-cell office:value-type="float" office:value="395.99457537">
                <text:p>395.99457537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19.894390013">
                <text:p>119.894390013</text:p>
              </table:table-cell>
              <table:table-cell office:value-type="float" office:value="57.2681344317">
                <text:p>57.2681344317</text:p>
              </table:table-cell>
              <table:table-cell office:value-type="float" office:value="62.6262555817">
                <text:p>62.6262555817</text:p>
              </table:table-cell>
              <table:table-cell office:value-type="float" office:value="405.712972274">
                <text:p>405.71297227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19.601792369">
                <text:p>119.601792369</text:p>
              </table:table-cell>
              <table:table-cell office:value-type="float" office:value="57.9280238518">
                <text:p>57.9280238518</text:p>
              </table:table-cell>
              <table:table-cell office:value-type="float" office:value="61.6737685172">
                <text:p>61.6737685172</text:p>
              </table:table-cell>
              <table:table-cell office:value-type="float" office:value="415.669875573">
                <text:p>415.669875573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19.34485488">
                <text:p>119.34485488</text:p>
              </table:table-cell>
              <table:table-cell office:value-type="float" office:value="57.130516835">
                <text:p>57.130516835</text:p>
              </table:table-cell>
              <table:table-cell office:value-type="float" office:value="62.2143380446">
                <text:p>62.2143380446</text:p>
              </table:table-cell>
              <table:table-cell office:value-type="float" office:value="425.871138629">
                <text:p>425.871138629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19.174180079">
                <text:p>119.174180079</text:p>
              </table:table-cell>
              <table:table-cell office:value-type="float" office:value="56.2934650053">
                <text:p>56.2934650053</text:p>
              </table:table-cell>
              <table:table-cell office:value-type="float" office:value="62.8807150736">
                <text:p>62.8807150736</text:p>
              </table:table-cell>
              <table:table-cell office:value-type="float" office:value="436.322758456">
                <text:p>436.32275845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18.913276066">
                <text:p>118.913276066</text:p>
              </table:table-cell>
              <table:table-cell office:value-type="float" office:value="56.4127030693">
                <text:p>56.4127030693</text:p>
              </table:table-cell>
              <table:table-cell office:value-type="float" office:value="62.5005729963">
                <text:p>62.5005729963</text:p>
              </table:table-cell>
              <table:table-cell office:value-type="float" office:value="447.030879245">
                <text:p>447.03087924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18.74132128">
                <text:p>118.74132128</text:p>
              </table:table-cell>
              <table:table-cell office:value-type="float" office:value="57.1056193942">
                <text:p>57.1056193942</text:p>
              </table:table-cell>
              <table:table-cell office:value-type="float" office:value="61.6357018861">
                <text:p>61.6357018861</text:p>
              </table:table-cell>
              <table:table-cell office:value-type="float" office:value="458.001795978">
                <text:p>458.001795978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18.568200677">
                <text:p>118.568200677</text:p>
              </table:table-cell>
              <table:table-cell office:value-type="float" office:value="57.8617559598">
                <text:p>57.8617559598</text:p>
              </table:table-cell>
              <table:table-cell office:value-type="float" office:value="60.7064447167">
                <text:p>60.7064447167</text:p>
              </table:table-cell>
              <table:table-cell office:value-type="float" office:value="469.241958125">
                <text:p>469.241958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18.412302502">
                <text:p>118.412302502</text:p>
              </table:table-cell>
              <table:table-cell office:value-type="float" office:value="58.7089115859">
                <text:p>58.7089115859</text:p>
              </table:table-cell>
              <table:table-cell office:value-type="float" office:value="59.7033909162">
                <text:p>59.7033909162</text:p>
              </table:table-cell>
              <table:table-cell office:value-type="float" office:value="480.757973436">
                <text:p>480.75797343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18.252892123">
                <text:p>118.252892123</text:p>
              </table:table-cell>
              <table:table-cell office:value-type="float" office:value="60.4331412583">
                <text:p>60.4331412583</text:p>
              </table:table-cell>
              <table:table-cell office:value-type="float" office:value="57.8197508649">
                <text:p>57.8197508649</text:p>
              </table:table-cell>
              <table:table-cell office:value-type="float" office:value="492.55661183">
                <text:p>492.5566118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18.105328115">
                <text:p>118.105328115</text:p>
              </table:table-cell>
              <table:table-cell office:value-type="float" office:value="61.0537257363">
                <text:p>61.0537257363</text:p>
              </table:table-cell>
              <table:table-cell office:value-type="float" office:value="57.0516023782">
                <text:p>57.0516023782</text:p>
              </table:table-cell>
              <table:table-cell office:value-type="float" office:value="504.64480937">
                <text:p>504.6448093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17.983162597">
                <text:p>117.983162597</text:p>
              </table:table-cell>
              <table:table-cell office:value-type="float" office:value="61.7189559644">
                <text:p>61.7189559644</text:p>
              </table:table-cell>
              <table:table-cell office:value-type="float" office:value="56.2642066327">
                <text:p>56.2642066327</text:p>
              </table:table-cell>
              <table:table-cell office:value-type="float" office:value="517.029672341">
                <text:p>517.02967234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17.839013018">
                <text:p>117.839013018</text:p>
              </table:table-cell>
              <table:table-cell office:value-type="float" office:value="61.9429318241">
                <text:p>61.9429318241</text:p>
              </table:table-cell>
              <table:table-cell office:value-type="float" office:value="55.8960811944">
                <text:p>55.8960811944</text:p>
              </table:table-cell>
              <table:table-cell office:value-type="float" office:value="529.71848143">
                <text:p>529.7184814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17.728140186">
                <text:p>117.728140186</text:p>
              </table:table-cell>
              <table:table-cell office:value-type="float" office:value="61.9471806439">
                <text:p>61.9471806439</text:p>
              </table:table-cell>
              <table:table-cell office:value-type="float" office:value="55.7809595424">
                <text:p>55.7809595424</text:p>
              </table:table-cell>
              <table:table-cell office:value-type="float" office:value="542.718696004">
                <text:p>542.71869600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17.613983848">
                <text:p>117.613983848</text:p>
              </table:table-cell>
              <table:table-cell office:value-type="float" office:value="61.9045102193">
                <text:p>61.9045102193</text:p>
              </table:table-cell>
              <table:table-cell office:value-type="float" office:value="55.709473629">
                <text:p>55.709473629</text:p>
              </table:table-cell>
              <table:table-cell office:value-type="float" office:value="556.037958497">
                <text:p>556.03795849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17.510997034">
                <text:p>117.510997034</text:p>
              </table:table-cell>
              <table:table-cell office:value-type="float" office:value="61.8153861494">
                <text:p>61.8153861494</text:p>
              </table:table-cell>
              <table:table-cell office:value-type="float" office:value="55.6956108847">
                <text:p>55.6956108847</text:p>
              </table:table-cell>
              <table:table-cell office:value-type="float" office:value="569.684098901">
                <text:p>569.68409890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0.364610903">
                <text:p>210.364610903</text:p>
              </table:table-cell>
              <table:table-cell office:value-type="float" office:value="103.193815609">
                <text:p>103.193815609</text:p>
              </table:table-cell>
              <table:table-cell office:value-type="float" office:value="107.170795295">
                <text:p>107.170795295</text:p>
              </table:table-cell>
              <table:table-cell office:value-type="float" office:value="583.665139369">
                <text:p>583.665139369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0.315764303">
                <text:p>210.315764303</text:p>
              </table:table-cell>
              <table:table-cell office:value-type="float" office:value="103.161654078">
                <text:p>103.161654078</text:p>
              </table:table-cell>
              <table:table-cell office:value-type="float" office:value="107.154110225">
                <text:p>107.154110225</text:p>
              </table:table-cell>
              <table:table-cell office:value-type="float" office:value="597.989298931">
                <text:p>597.98929893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10.268210554">
                <text:p>210.268210554</text:p>
              </table:table-cell>
              <table:table-cell office:value-type="float" office:value="103.135556126">
                <text:p>103.135556126</text:p>
              </table:table-cell>
              <table:table-cell office:value-type="float" office:value="107.132654427">
                <text:p>107.132654427</text:p>
              </table:table-cell>
              <table:table-cell office:value-type="float" office:value="612.66499833">
                <text:p>612.6649983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10.217799548">
                <text:p>210.217799548</text:p>
              </table:table-cell>
              <table:table-cell office:value-type="float" office:value="103.108088525">
                <text:p>103.108088525</text:p>
              </table:table-cell>
              <table:table-cell office:value-type="float" office:value="107.109711023">
                <text:p>107.109711023</text:p>
              </table:table-cell>
              <table:table-cell office:value-type="float" office:value="627.700864964">
                <text:p>627.70086496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10.167433433">
                <text:p>210.167433433</text:p>
              </table:table-cell>
              <table:table-cell office:value-type="float" office:value="103.086719243">
                <text:p>103.086719243</text:p>
              </table:table-cell>
              <table:table-cell office:value-type="float" office:value="107.08071419">
                <text:p>107.08071419</text:p>
              </table:table-cell>
              <table:table-cell office:value-type="float" office:value="643.105737966">
                <text:p>643.105737966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10.109296278">
                <text:p>210.109296278</text:p>
              </table:table-cell>
              <table:table-cell office:value-type="float" office:value="102.965313129">
                <text:p>102.965313129</text:p>
              </table:table-cell>
              <table:table-cell office:value-type="float" office:value="107.143983149">
                <text:p>107.143983149</text:p>
              </table:table-cell>
              <table:table-cell office:value-type="float" office:value="658.888673395">
                <text:p>658.88867339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10.046813467">
                <text:p>210.046813467</text:p>
              </table:table-cell>
              <table:table-cell office:value-type="float" office:value="102.881689165">
                <text:p>102.881689165</text:p>
              </table:table-cell>
              <table:table-cell office:value-type="float" office:value="107.165124301">
                <text:p>107.165124301</text:p>
              </table:table-cell>
              <table:table-cell office:value-type="float" office:value="675.05894956">
                <text:p>675.05894956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09.980237141">
                <text:p>209.980237141</text:p>
              </table:table-cell>
              <table:table-cell office:value-type="float" office:value="102.919248046">
                <text:p>102.919248046</text:p>
              </table:table-cell>
              <table:table-cell office:value-type="float" office:value="107.060989095">
                <text:p>107.060989095</text:p>
              </table:table-cell>
              <table:table-cell office:value-type="float" office:value="691.62607248">
                <text:p>691.6260724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09.914829406">
                <text:p>209.914829406</text:p>
              </table:table-cell>
              <table:table-cell office:value-type="float" office:value="102.953753619">
                <text:p>102.953753619</text:p>
              </table:table-cell>
              <table:table-cell office:value-type="float" office:value="106.961075787">
                <text:p>106.961075787</text:p>
              </table:table-cell>
              <table:table-cell office:value-type="float" office:value="708.599781465">
                <text:p>708.59978146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09.824807767">
                <text:p>209.824807767</text:p>
              </table:table-cell>
              <table:table-cell office:value-type="float" office:value="102.924205055">
                <text:p>102.924205055</text:p>
              </table:table-cell>
              <table:table-cell office:value-type="float" office:value="106.900602712">
                <text:p>106.900602712</text:p>
              </table:table-cell>
              <table:table-cell office:value-type="float" office:value="725.990054844">
                <text:p>725.99005484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09.737875845">
                <text:p>209.737875845</text:p>
              </table:table-cell>
              <table:table-cell office:value-type="float" office:value="102.854584164">
                <text:p>102.854584164</text:p>
              </table:table-cell>
              <table:table-cell office:value-type="float" office:value="106.883291681">
                <text:p>106.883291681</text:p>
              </table:table-cell>
              <table:table-cell office:value-type="float" office:value="743.807115836">
                <text:p>743.80711583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09.656078533">
                <text:p>209.656078533</text:p>
              </table:table-cell>
              <table:table-cell office:value-type="float" office:value="102.8049535">
                <text:p>102.8049535</text:p>
              </table:table-cell>
              <table:table-cell office:value-type="float" office:value="106.851125032">
                <text:p>106.851125032</text:p>
              </table:table-cell>
              <table:table-cell office:value-type="float" office:value="762.06143855">
                <text:p>762.0614385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09.575243719">
                <text:p>209.575243719</text:p>
              </table:table-cell>
              <table:table-cell office:value-type="float" office:value="102.77954828">
                <text:p>102.77954828</text:p>
              </table:table-cell>
              <table:table-cell office:value-type="float" office:value="106.795695439">
                <text:p>106.795695439</text:p>
              </table:table-cell>
              <table:table-cell office:value-type="float" office:value="780.763754153">
                <text:p>780.763754153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09.493895948">
                <text:p>209.493895948</text:p>
              </table:table-cell>
              <table:table-cell office:value-type="float" office:value="102.742890881">
                <text:p>102.742890881</text:p>
              </table:table-cell>
              <table:table-cell office:value-type="float" office:value="106.751005067">
                <text:p>106.751005067</text:p>
              </table:table-cell>
              <table:table-cell office:value-type="float" office:value="799.925057169">
                <text:p>799.92505716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09.415295471">
                <text:p>209.415295471</text:p>
              </table:table-cell>
              <table:table-cell office:value-type="float" office:value="102.6861974">
                <text:p>102.6861974</text:p>
              </table:table-cell>
              <table:table-cell office:value-type="float" office:value="106.729098071">
                <text:p>106.729098071</text:p>
              </table:table-cell>
              <table:table-cell office:value-type="float" office:value="819.55661195">
                <text:p>819.55661195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09.337160347">
                <text:p>209.337160347</text:p>
              </table:table-cell>
              <table:table-cell office:value-type="float" office:value="102.617269107">
                <text:p>102.617269107</text:p>
              </table:table-cell>
              <table:table-cell office:value-type="float" office:value="106.71989124">
                <text:p>106.71989124</text:p>
              </table:table-cell>
              <table:table-cell office:value-type="float" office:value="839.669959293">
                <text:p>839.669959293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09.262478728">
                <text:p>209.262478728</text:p>
              </table:table-cell>
              <table:table-cell office:value-type="float" office:value="102.588021864">
                <text:p>102.588021864</text:p>
              </table:table-cell>
              <table:table-cell office:value-type="float" office:value="106.674456863">
                <text:p>106.674456863</text:p>
              </table:table-cell>
              <table:table-cell office:value-type="float" office:value="860.276923228">
                <text:p>860.27692322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09.188385991">
                <text:p>209.188385991</text:p>
              </table:table-cell>
              <table:table-cell office:value-type="float" office:value="102.523060099">
                <text:p>102.523060099</text:p>
              </table:table-cell>
              <table:table-cell office:value-type="float" office:value="106.665325893">
                <text:p>106.665325893</text:p>
              </table:table-cell>
              <table:table-cell office:value-type="float" office:value="881.389617966">
                <text:p>881.38961796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09.116414339">
                <text:p>209.116414339</text:p>
              </table:table-cell>
              <table:table-cell office:value-type="float" office:value="102.472033899">
                <text:p>102.472033899</text:p>
              </table:table-cell>
              <table:table-cell office:value-type="float" office:value="106.64438044">
                <text:p>106.64438044</text:p>
              </table:table-cell>
              <table:table-cell office:value-type="float" office:value="903.020455022">
                <text:p>903.02045502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09.050602005">
                <text:p>209.050602005</text:p>
              </table:table-cell>
              <table:table-cell office:value-type="float" office:value="102.444016153">
                <text:p>102.444016153</text:p>
              </table:table-cell>
              <table:table-cell office:value-type="float" office:value="106.606585851">
                <text:p>106.606585851</text:p>
              </table:table-cell>
              <table:table-cell office:value-type="float" office:value="925.182150511">
                <text:p>925.182150511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08.970687475">
                <text:p>208.970687475</text:p>
              </table:table-cell>
              <table:table-cell office:value-type="float" office:value="102.232000177">
                <text:p>102.232000177</text:p>
              </table:table-cell>
              <table:table-cell office:value-type="float" office:value="106.738687298">
                <text:p>106.738687298</text:p>
              </table:table-cell>
              <table:table-cell office:value-type="float" office:value="947.887732624">
                <text:p>947.88773262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08.89625048">
                <text:p>208.89625048</text:p>
              </table:table-cell>
              <table:table-cell office:value-type="float" office:value="102.294304047">
                <text:p>102.294304047</text:p>
              </table:table-cell>
              <table:table-cell office:value-type="float" office:value="106.601946433">
                <text:p>106.601946433</text:p>
              </table:table-cell>
              <table:table-cell office:value-type="float" office:value="971.150549288">
                <text:p>971.15054928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08.892084599">
                <text:p>208.892084599</text:p>
              </table:table-cell>
              <table:table-cell office:value-type="float" office:value="102.399223603">
                <text:p>102.399223603</text:p>
              </table:table-cell>
              <table:table-cell office:value-type="float" office:value="106.492860997">
                <text:p>106.492860997</text:p>
              </table:table-cell>
              <table:table-cell office:value-type="float" office:value="994.984276008">
                <text:p>994.984276008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08.64018159">
                <text:p>208.64018159</text:p>
              </table:table-cell>
              <table:table-cell office:value-type="float" office:value="102.426756429">
                <text:p>102.426756429</text:p>
              </table:table-cell>
              <table:table-cell office:value-type="float" office:value="106.213425161">
                <text:p>106.213425161</text:p>
              </table:table-cell>
              <table:table-cell office:value-type="float" office:value="1019.40292391">
                <text:p>1019.4029239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1.514214276">
                <text:p>141.514214276</text:p>
              </table:table-cell>
              <table:table-cell office:value-type="float" office:value="69.0463550246">
                <text:p>69.0463550246</text:p>
              </table:table-cell>
              <table:table-cell office:value-type="float" office:value="72.4678592513">
                <text:p>72.4678592513</text:p>
              </table:table-cell>
              <table:table-cell office:value-type="float" office:value="1044.42084798">
                <text:p>1044.42084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